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19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 Fallback" style:font-name-complex="FreeSans"/>
    </style:style>
  </office:automatic-styles>
  <office:body>
    <office:spreadsheet>
      <table:content-validations>
        <table:content-validation table:name="val1" table:condition="of:cell-content-is-in-list(&quot;8&#9;physical qunatity&quot;;&quot;9&#9;Temporal&quot;;&quot;10&#9;Monetry&quot;;&quot;11&#9;Rate&quot;;&quot;12&#9;Change&quot;;&quot;13   Other&quot;)" table:allow-empty-cell="true" table:display-list="unsorted" table:base-cell-address="Dimensions.F18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freebase_id</text:p>
          </table:table-cell>
          <table:table-cell office:value-type="string">
            <text:p>Dimension</text:p>
          </table:table-cell>
          <table:table-cell office:value-type="string">
            <text:p>Measurement_unit</text:p>
          </table:table-cell>
          <table:table-cell office:value-type="string">
            <text:p>Wikipedia id</text:p>
          </table:table-cell>
          <table:table-cell office:value-type="string">
            <text:p>Wikipedia title</text:p>
          </table:table-cell>
          <table:table-cell office:value-type="string">
            <text:p>key</text:p>
          </table:table-cell>
          <table:table-cell office:value-type="string">
            <text:p>Data Type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British Virgin Islands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table:number-columns-repeated="2"/>
          <table:table-cell office:value-type="string">
            <text:p>british_virgin_islands_dollar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asang</text:p>
          </table:table-cell>
          <table:table-cell office:value-type="string">
            <text:p>04gpv2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199580">
            <text:p>1199580</text:p>
          </table:table-cell>
          <table:table-cell office:value-type="string">
            <text:p>Parasang</text:p>
          </table:table-cell>
          <table:table-cell office:value-type="string">
            <text:p>parasang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lar mass</text:p>
          </table:table-cell>
          <table:table-cell office:value-type="string">
            <text:p>0179r5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172987">
            <text:p>172987</text:p>
          </table:table-cell>
          <table:table-cell office:value-type="string">
            <text:p>Solar_mass</text:p>
          </table:table-cell>
          <table:table-cell office:value-type="string">
            <text:p>solar_mass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peed of light</text:p>
          </table:table-cell>
          <table:table-cell office:value-type="string">
            <text:p>073n8</text:p>
          </table:table-cell>
          <table:table-cell/>
          <table:table-cell office:value-type="string">
            <text:p>speed_unit</text:p>
          </table:table-cell>
          <table:table-cell office:value-type="float" office:value="28736">
            <text:p>28736</text:p>
          </table:table-cell>
          <table:table-cell office:value-type="string">
            <text:p>Speed_of_light</text:p>
          </table:table-cell>
          <table:table-cell office:value-type="string">
            <text:p>speed_of_light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hm meter</text:p>
          </table:table-cell>
          <table:table-cell office:value-type="string">
            <text:p>075rt4_</text:p>
          </table:table-cell>
          <table:table-cell office:value-type="string">
            <text:p>0gp1z</text:p>
          </table:table-cell>
          <table:table-cell office:value-type="string">
            <text:p>unit_of_resistivity</text:p>
          </table:table-cell>
          <table:table-cell table:number-columns-repeated="2"/>
          <table:table-cell office:value-type="string">
            <text:p>ohm_meter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ile</text:p>
          </table:table-cell>
          <table:table-cell office:value-type="string">
            <text:p>04vb3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9159">
            <text:p>19159</text:p>
          </table:table-cell>
          <table:table-cell office:value-type="string">
            <text:p>Mile</text:p>
          </table:table-cell>
          <table:table-cell office:value-type="string">
            <text:p>mil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Yard</text:p>
          </table:table-cell>
          <table:table-cell office:value-type="string">
            <text:p>087tz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34242">
            <text:p>34242</text:p>
          </table:table-cell>
          <table:table-cell office:value-type="string">
            <text:p>Yard</text:p>
          </table:table-cell>
          <table:table-cell office:value-type="string">
            <text:p>yard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oule per mole</text:p>
          </table:table-cell>
          <table:table-cell office:value-type="string">
            <text:p>0jdpc</text:p>
          </table:table-cell>
          <table:table-cell office:value-type="string">
            <text:p>02sj58p</text:p>
          </table:table-cell>
          <table:table-cell office:value-type="string">
            <text:p>molar_energy_unit</text:p>
          </table:table-cell>
          <table:table-cell office:value-type="float" office:value="71468">
            <text:p>71468</text:p>
          </table:table-cell>
          <table:table-cell office:value-type="string">
            <text:p>Joule_per_mole</text:p>
          </table:table-cell>
          <table:table-cell office:value-type="string">
            <text:p>joule_per_mol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quare kilometer</text:p>
          </table:table-cell>
          <table:table-cell office:value-type="string">
            <text:p>0jljd</text:p>
          </table:table-cell>
          <table:table-cell office:value-type="string">
            <text:p>0n0j</text:p>
          </table:table-cell>
          <table:table-cell office:value-type="string">
            <text:p>area_unit</text:p>
          </table:table-cell>
          <table:table-cell office:value-type="float" office:value="72760">
            <text:p>72760</text:p>
          </table:table-cell>
          <table:table-cell office:value-type="string">
            <text:p>Square_kilometre</text:p>
          </table:table-cell>
          <table:table-cell office:value-type="string">
            <text:p>square_kilometer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chanical horsepower</text:p>
          </table:table-cell>
          <table:table-cell office:value-type="string">
            <text:p>02kdlhb</text:p>
          </table:table-cell>
          <table:table-cell office:value-type="string">
            <text:p>061ln</text:p>
          </table:table-cell>
          <table:table-cell office:value-type="string">
            <text:p>power_unit</text:p>
          </table:table-cell>
          <table:table-cell table:number-columns-repeated="2"/>
          <table:table-cell office:value-type="string">
            <text:p>mechanical_horsepower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roy ounce</text:p>
          </table:table-cell>
          <table:table-cell office:value-type="string">
            <text:p>02xk087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table:number-columns-repeated="2"/>
          <table:table-cell office:value-type="string">
            <text:p>troy_ounce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ubic metre per mole</text:p>
          </table:table-cell>
          <table:table-cell office:value-type="string">
            <text:p>02t6rcf</text:p>
          </table:table-cell>
          <table:table-cell office:value-type="string">
            <text:p>0jbyy</text:p>
          </table:table-cell>
          <table:table-cell office:value-type="string">
            <text:p>molar_volume_unit</text:p>
          </table:table-cell>
          <table:table-cell table:number-columns-repeated="2"/>
          <table:table-cell office:value-type="string">
            <text:p>cubic_metre_per_mole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ahar</text:p>
          </table:table-cell>
          <table:table-cell office:value-type="string">
            <text:p>027tq8y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9019747">
            <text:p>9019747</text:p>
          </table:table-cell>
          <table:table-cell office:value-type="string">
            <text:p>Bahar_$0028unit$0029</text:p>
          </table:table-cell>
          <table:table-cell office:value-type="string">
            <text:p>bahar_measure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mpere per square metre</text:p>
          </table:table-cell>
          <table:table-cell office:value-type="string">
            <text:p>02sj400</text:p>
          </table:table-cell>
          <table:table-cell office:value-type="string">
            <text:p>0dpk8b</text:p>
          </table:table-cell>
          <table:table-cell office:value-type="string">
            <text:p>current_density_unit</text:p>
          </table:table-cell>
          <table:table-cell table:number-columns-repeated="2"/>
          <table:table-cell office:value-type="string">
            <text:p>ampere_per_square_metre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eber</text:p>
          </table:table-cell>
          <table:table-cell office:value-type="string">
            <text:p>0354xw</text:p>
          </table:table-cell>
          <table:table-cell office:value-type="string">
            <text:p>0hg89</text:p>
          </table:table-cell>
          <table:table-cell office:value-type="string">
            <text:p>magnetic_flux_unit</text:p>
          </table:table-cell>
          <table:table-cell office:value-type="float" office:value="714710">
            <text:p>714710</text:p>
          </table:table-cell>
          <table:table-cell office:value-type="string">
            <text:p>Weber_$0028unit$0029</text:p>
          </table:table-cell>
          <table:table-cell office:value-type="string">
            <text:p>weber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igit</text:p>
          </table:table-cell>
          <table:table-cell office:value-type="string">
            <text:p>05b1qt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555658">
            <text:p>1555658</text:p>
          </table:table-cell>
          <table:table-cell office:value-type="string">
            <text:p>Digit_$0028unit$0029</text:p>
          </table:table-cell>
          <table:table-cell office:value-type="string">
            <text:p>digit_measur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egalithic yard</text:p>
          </table:table-cell>
          <table:table-cell office:value-type="string">
            <text:p>03502y</text:p>
          </table:table-cell>
          <table:table-cell/>
          <table:table-cell office:value-type="string">
            <text:p>distance_unit</text:p>
          </table:table-cell>
          <table:table-cell table:number-columns-repeated="2"/>
          <table:table-cell office:value-type="string">
            <text:p>megalithic_yard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int (US)</text:p>
          </table:table-cell>
          <table:table-cell office:value-type="string">
            <text:p>01gj4c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office:value-type="float" office:value="222881">
            <text:p>222881</text:p>
          </table:table-cell>
          <table:table-cell office:value-type="string">
            <text:p>Pint</text:p>
          </table:table-cell>
          <table:table-cell office:value-type="string">
            <text:p>pint_us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exasecond</text:p>
          </table:table-cell>
          <table:table-cell office:value-type="string">
            <text:p>05v2ddt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exasecond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Kilogram oil equivalent</text:p>
          </table:table-cell>
          <table:table-cell office:value-type="string">
            <text:p>0cz9j60</text:p>
          </table:table-cell>
          <table:table-cell office:value-type="string">
            <text:p>02mm_</text:p>
          </table:table-cell>
          <table:table-cell office:value-type="string">
            <text:p>energy_unit</text:p>
          </table:table-cell>
          <table:table-cell office:value-type="float" office:value="28632577">
            <text:p>28632577</text:p>
          </table:table-cell>
          <table:table-cell table:number-columns-repeated="2" office:value-type="string">
            <text:p>Kilogram_oil_equivalent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Weekly</text:p>
          </table:table-cell>
          <table:table-cell office:value-type="string">
            <text:p>02k9zmh</text:p>
          </table:table-cell>
          <table:table-cell office:value-type="string">
            <text:p>02x93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weekly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aud</text:p>
          </table:table-cell>
          <table:table-cell office:value-type="string">
            <text:p>0b49y</text:p>
          </table:table-cell>
          <table:table-cell office:value-type="string">
            <text:p>07kdv6</text:p>
          </table:table-cell>
          <table:table-cell office:value-type="string">
            <text:p>unit_of_symbol_rate</text:p>
          </table:table-cell>
          <table:table-cell office:value-type="float" office:value="40688">
            <text:p>40688</text:p>
          </table:table-cell>
          <table:table-cell office:value-type="string">
            <text:p>Baud</text:p>
          </table:table-cell>
          <table:table-cell office:value-type="string">
            <text:p>baud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od</text:p>
          </table:table-cell>
          <table:table-cell office:value-type="string">
            <text:p>02mr9z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536505">
            <text:p>536505</text:p>
          </table:table-cell>
          <table:table-cell office:value-type="string">
            <text:p>Rod_$0028unit$0029</text:p>
          </table:table-cell>
          <table:table-cell office:value-type="string">
            <text:p>rod_measure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autical mile</text:p>
          </table:table-cell>
          <table:table-cell office:value-type="string">
            <text:p>05bl8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21289">
            <text:p>21289</text:p>
          </table:table-cell>
          <table:table-cell office:value-type="string">
            <text:p>Nautical_mile</text:p>
          </table:table-cell>
          <table:table-cell office:value-type="string">
            <text:p>nautical_mile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ewton metre</text:p>
          </table:table-cell>
          <table:table-cell office:value-type="string">
            <text:p>01flbh</text:p>
          </table:table-cell>
          <table:table-cell office:value-type="string">
            <text:p>07h3n</text:p>
          </table:table-cell>
          <table:table-cell office:value-type="string">
            <text:p>force_moment_unit</text:p>
          </table:table-cell>
          <table:table-cell office:value-type="float" office:value="215754">
            <text:p>215754</text:p>
          </table:table-cell>
          <table:table-cell office:value-type="string">
            <text:p>Newton_metre</text:p>
          </table:table-cell>
          <table:table-cell office:value-type="string">
            <text:p>newton_metre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egabit</text:p>
          </table:table-cell>
          <table:table-cell office:value-type="float" office:value="21189">
            <text:p>21189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376259">
            <text:p>376259</text:p>
          </table:table-cell>
          <table:table-cell office:value-type="string">
            <text:p>Megabit</text:p>
          </table:table-cell>
          <table:table-cell office:value-type="string">
            <text:p>megabit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hort quarter</text:p>
          </table:table-cell>
          <table:table-cell office:value-type="string">
            <text:p>02xkjqs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table:number-columns-repeated="2"/>
          <table:table-cell office:value-type="string">
            <text:p>short_quarter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Gray per second</text:p>
          </table:table-cell>
          <table:table-cell office:value-type="string">
            <text:p>02sj5d4</text:p>
          </table:table-cell>
          <table:table-cell office:value-type="string">
            <text:p>02sj5df</text:p>
          </table:table-cell>
          <table:table-cell office:value-type="string">
            <text:p>absorbed_dose_rate_unit</text:p>
          </table:table-cell>
          <table:table-cell table:number-columns-repeated="2"/>
          <table:table-cell office:value-type="string">
            <text:p>gray_per_second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Kiloton of TNT</text:p>
          </table:table-cell>
          <table:table-cell office:value-type="string">
            <text:p>05cdmtz</text:p>
          </table:table-cell>
          <table:table-cell office:value-type="string">
            <text:p>02mm_</text:p>
          </table:table-cell>
          <table:table-cell office:value-type="string">
            <text:p>energy_unit</text:p>
          </table:table-cell>
          <table:table-cell table:number-columns-repeated="2"/>
          <table:table-cell office:value-type="string">
            <text:p>kiloton_of_tnt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ablespoon</text:p>
          </table:table-cell>
          <table:table-cell office:value-type="string">
            <text:p>07n1g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office:value-type="float" office:value="31084">
            <text:p>31084</text:p>
          </table:table-cell>
          <table:table-cell office:value-type="string">
            <text:p>Tablespoon</text:p>
          </table:table-cell>
          <table:table-cell office:value-type="string">
            <text:p>tablespoon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able length</text:p>
          </table:table-cell>
          <table:table-cell office:value-type="string">
            <text:p>018cl3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78711">
            <text:p>178711</text:p>
          </table:table-cell>
          <table:table-cell office:value-type="string">
            <text:p>Cable_length</text:p>
          </table:table-cell>
          <table:table-cell office:value-type="string">
            <text:p>cable_length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Light hour</text:p>
          </table:table-cell>
          <table:table-cell office:value-type="string">
            <text:p>035w7q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table:number-columns-repeated="2"/>
          <table:table-cell office:value-type="string">
            <text:p>light_hour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up (Imperial)</text:p>
          </table:table-cell>
          <table:table-cell office:value-type="string">
            <text:p>05v66jz</text:p>
          </table:table-cell>
          <table:table-cell/>
          <table:table-cell office:value-type="string">
            <text:p>volume_unit</text:p>
          </table:table-cell>
          <table:table-cell table:number-columns-repeated="2"/>
          <table:table-cell office:value-type="string">
            <text:p>cup_imperial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stronomical unit</text:p>
          </table:table-cell>
          <table:table-cell office:value-type="string">
            <text:p>0n0_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210">
            <text:p>1210</text:p>
          </table:table-cell>
          <table:table-cell office:value-type="string">
            <text:p>Astronomical_unit</text:p>
          </table:table-cell>
          <table:table-cell office:value-type="string">
            <text:p>astronomical_unit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Degree Rankine</text:p>
          </table:table-cell>
          <table:table-cell office:value-type="string">
            <text:p>06j0f</text:p>
          </table:table-cell>
          <table:table-cell office:value-type="string">
            <text:p>07gr_</text:p>
          </table:table-cell>
          <table:table-cell office:value-type="string">
            <text:p>temperature_unit</text:p>
          </table:table-cell>
          <table:table-cell office:value-type="float" office:value="26132">
            <text:p>26132</text:p>
          </table:table-cell>
          <table:table-cell office:value-type="string">
            <text:p>Rankine_scale</text:p>
          </table:table-cell>
          <table:table-cell office:value-type="string">
            <text:p>rankine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Kilohertz</text:p>
          </table:table-cell>
          <table:table-cell office:value-type="string">
            <text:p>04j3wb3</text:p>
          </table:table-cell>
          <table:table-cell office:value-type="string">
            <text:p>02x93</text:p>
          </table:table-cell>
          <table:table-cell office:value-type="string">
            <text:p>unit_of_frequency</text:p>
          </table:table-cell>
          <table:table-cell table:number-columns-repeated="2"/>
          <table:table-cell office:value-type="string">
            <text:p>kilohertz_measure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Tonne of oil equivalent</text:p>
          </table:table-cell>
          <table:table-cell office:value-type="string">
            <text:p>03r93c</text:p>
          </table:table-cell>
          <table:table-cell office:value-type="string">
            <text:p>02mm_</text:p>
          </table:table-cell>
          <table:table-cell office:value-type="string">
            <text:p>energy_unit</text:p>
          </table:table-cell>
          <table:table-cell office:value-type="float" office:value="933398">
            <text:p>933398</text:p>
          </table:table-cell>
          <table:table-cell office:value-type="string">
            <text:p>Tonne_of_oil_equivalent</text:p>
          </table:table-cell>
          <table:table-cell office:value-type="string">
            <text:p>ton_of_oil_equivalent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Earth radius</text:p>
          </table:table-cell>
          <table:table-cell office:value-type="string">
            <text:p>012q8k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46689">
            <text:p>146689</text:p>
          </table:table-cell>
          <table:table-cell office:value-type="string">
            <text:p>Earth_radius</text:p>
          </table:table-cell>
          <table:table-cell office:value-type="string">
            <text:p>earth_radius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Link</text:p>
          </table:table-cell>
          <table:table-cell office:value-type="string">
            <text:p>05gwxt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615880">
            <text:p>1615880</text:p>
          </table:table-cell>
          <table:table-cell office:value-type="string">
            <text:p>Link_$0028unit$0029</text:p>
          </table:table-cell>
          <table:table-cell office:value-type="string">
            <text:p>link_measure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Grams per joule</text:p>
          </table:table-cell>
          <table:table-cell office:value-type="string">
            <text:p>08l4709</text:p>
          </table:table-cell>
          <table:table-cell office:value-type="string">
            <text:p>041c50</text:p>
          </table:table-cell>
          <table:table-cell office:value-type="string">
            <text:p>unit_of_brake_specific_fuel_consumption</text:p>
          </table:table-cell>
          <table:table-cell table:number-columns-repeated="2"/>
          <table:table-cell office:value-type="string">
            <text:p>grams_per_joule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egasecond</text:p>
          </table:table-cell>
          <table:table-cell office:value-type="string">
            <text:p>05v2df5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megasecond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emiannually</text:p>
          </table:table-cell>
          <table:table-cell office:value-type="string">
            <text:p>02nbmxj</text:p>
          </table:table-cell>
          <table:table-cell office:value-type="string">
            <text:p>02x93</text:p>
          </table:table-cell>
          <table:table-cell office:value-type="string">
            <text:p>unit_of_frequency</text:p>
          </table:table-cell>
          <table:table-cell table:number-columns-repeated="2"/>
          <table:table-cell office:value-type="string">
            <text:p>semiannually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tmosphere</text:p>
          </table:table-cell>
          <table:table-cell office:value-type="string">
            <text:p>02sbhv</text:p>
          </table:table-cell>
          <table:table-cell office:value-type="string">
            <text:p>05wnx</text:p>
          </table:table-cell>
          <table:table-cell office:value-type="string">
            <text:p>pressure_unit</text:p>
          </table:table-cell>
          <table:table-cell office:value-type="float" office:value="582780">
            <text:p>582780</text:p>
          </table:table-cell>
          <table:table-cell office:value-type="string">
            <text:p>Atmosphere_$0028unit$0029</text:p>
          </table:table-cell>
          <table:table-cell office:value-type="string">
            <text:p>atmosphere_measure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erabyte</text:p>
          </table:table-cell>
          <table:table-cell office:value-type="string">
            <text:p>07jy7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30657">
            <text:p>30657</text:p>
          </table:table-cell>
          <table:table-cell office:value-type="string">
            <text:p>Terabyte</text:p>
          </table:table-cell>
          <table:table-cell office:value-type="string">
            <text:p>terabyte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etabyte</text:p>
          </table:table-cell>
          <table:table-cell office:value-type="string">
            <text:p>05_19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23980">
            <text:p>23980</text:p>
          </table:table-cell>
          <table:table-cell office:value-type="string">
            <text:p>Petabyte</text:p>
          </table:table-cell>
          <table:table-cell office:value-type="string">
            <text:p>petabyte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Nibble</text:p>
          </table:table-cell>
          <table:table-cell office:value-type="string">
            <text:p>0wfgr82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table:number-columns-repeated="2"/>
          <table:table-cell office:value-type="string">
            <text:p>Nibble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icrometer</text:p>
          </table:table-cell>
          <table:table-cell office:value-type="string">
            <text:p>055v9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20627">
            <text:p>20627</text:p>
          </table:table-cell>
          <table:table-cell office:value-type="string">
            <text:p>Micrometre</text:p>
          </table:table-cell>
          <table:table-cell office:value-type="string">
            <text:p>micrometer_measure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Quintennial</text:p>
          </table:table-cell>
          <table:table-cell office:value-type="string">
            <text:p>07hw7v1</text:p>
          </table:table-cell>
          <table:table-cell/>
          <table:table-cell office:value-type="string">
            <text:p>unit_of_frequency</text:p>
          </table:table-cell>
          <table:table-cell table:number-columns-repeated="2"/>
          <table:table-cell office:value-type="string">
            <text:p>quintennial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Kilowatt-hour</text:p>
          </table:table-cell>
          <table:table-cell office:value-type="string">
            <text:p>03j_tsk</text:p>
          </table:table-cell>
          <table:table-cell office:value-type="string">
            <text:p>02mm_</text:p>
          </table:table-cell>
          <table:table-cell office:value-type="string">
            <text:p>energy_unit</text:p>
          </table:table-cell>
          <table:table-cell table:number-columns-repeated="2"/>
          <table:table-cell office:value-type="string">
            <text:p>kilowatt_hour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Gill</text:p>
          </table:table-cell>
          <table:table-cell office:value-type="string">
            <text:p>090ly2</text:p>
          </table:table-cell>
          <table:table-cell/>
          <table:table-cell office:value-type="string">
            <text:p>volume_unit</text:p>
          </table:table-cell>
          <table:table-cell office:value-type="float" office:value="3240285">
            <text:p>3240285</text:p>
          </table:table-cell>
          <table:table-cell office:value-type="string">
            <text:p>Gill_$0028unit$0029</text:p>
          </table:table-cell>
          <table:table-cell office:value-type="string">
            <text:p>gill_measure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Long ton</text:p>
          </table:table-cell>
          <table:table-cell office:value-type="string">
            <text:p>01_p2s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363218">
            <text:p>363218</text:p>
          </table:table-cell>
          <table:table-cell office:value-type="string">
            <text:p>Long_ton</text:p>
          </table:table-cell>
          <table:table-cell office:value-type="string">
            <text:p>long_ton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illigram</text:p>
          </table:table-cell>
          <table:table-cell office:value-type="string">
            <text:p>01x32f_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table:number-columns-repeated="2"/>
          <table:table-cell office:value-type="string">
            <text:p>milligram_measure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Pint (Imperial)</text:p>
          </table:table-cell>
          <table:table-cell office:value-type="string">
            <text:p>01x337p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table:number-columns-repeated="2"/>
          <table:table-cell office:value-type="string">
            <text:p>pint_imperial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Cubic kilometer</text:p>
          </table:table-cell>
          <table:table-cell office:value-type="string">
            <text:p>02xj5ng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table:number-columns-repeated="2"/>
          <table:table-cell office:value-type="string">
            <text:p>cubic_kilometer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Newton</text:p>
          </table:table-cell>
          <table:table-cell office:value-type="string">
            <text:p>0jkgw</text:p>
          </table:table-cell>
          <table:table-cell office:value-type="string">
            <text:p>02yc2</text:p>
          </table:table-cell>
          <table:table-cell office:value-type="string">
            <text:p>unit_of_force</text:p>
          </table:table-cell>
          <table:table-cell office:value-type="float" office:value="72540">
            <text:p>72540</text:p>
          </table:table-cell>
          <table:table-cell office:value-type="string">
            <text:p>Newton_$0028unit$0029</text:p>
          </table:table-cell>
          <table:table-cell office:value-type="string">
            <text:p>newton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Old dunam</text:p>
          </table:table-cell>
          <table:table-cell office:value-type="string">
            <text:p>0fpdnq_</text:p>
          </table:table-cell>
          <table:table-cell/>
          <table:table-cell office:value-type="string">
            <text:p>area_unit</text:p>
          </table:table-cell>
          <table:table-cell table:number-columns-repeated="2"/>
          <table:table-cell office:value-type="string">
            <text:p>old_dunam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Decibars</text:p>
          </table:table-cell>
          <table:table-cell office:value-type="string">
            <text:p>07gn1q</text:p>
          </table:table-cell>
          <table:table-cell office:value-type="string">
            <text:p>05wnx</text:p>
          </table:table-cell>
          <table:table-cell office:value-type="string">
            <text:p>pressure_unit</text:p>
          </table:table-cell>
          <table:table-cell table:number-columns-repeated="2"/>
          <table:table-cell office:value-type="string">
            <text:p>decibars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illennium</text:p>
          </table:table-cell>
          <table:table-cell office:value-type="string">
            <text:p>01d0mv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office:value-type="float" office:value="204504">
            <text:p>204504</text:p>
          </table:table-cell>
          <table:table-cell office:value-type="string">
            <text:p>Millennium</text:p>
          </table:table-cell>
          <table:table-cell office:value-type="string">
            <text:p>millennium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Inch of mercury</text:p>
          </table:table-cell>
          <table:table-cell office:value-type="string">
            <text:p>073jh4</text:p>
          </table:table-cell>
          <table:table-cell office:value-type="string">
            <text:p>05wnx</text:p>
          </table:table-cell>
          <table:table-cell office:value-type="string">
            <text:p>pressure_unit</text:p>
          </table:table-cell>
          <table:table-cell office:value-type="float" office:value="2319766">
            <text:p>2319766</text:p>
          </table:table-cell>
          <table:table-cell office:value-type="string">
            <text:p>Inch_of_mercury</text:p>
          </table:table-cell>
          <table:table-cell office:value-type="string">
            <text:p>inch_of_mercury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Li</text:p>
          </table:table-cell>
          <table:table-cell office:value-type="string">
            <text:p>055vq1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495421">
            <text:p>1495421</text:p>
          </table:table-cell>
          <table:table-cell office:value-type="string">
            <text:p>Li_$0028unit$0029</text:p>
          </table:table-cell>
          <table:table-cell office:value-type="string">
            <text:p>li_measure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Becquerel</text:p>
          </table:table-cell>
          <table:table-cell office:value-type="string">
            <text:p>014fcr</text:p>
          </table:table-cell>
          <table:table-cell office:value-type="string">
            <text:p>01c2_0</text:p>
          </table:table-cell>
          <table:table-cell office:value-type="string">
            <text:p>radioactivity_unit</text:p>
          </table:table-cell>
          <table:table-cell office:value-type="float" office:value="155835">
            <text:p>155835</text:p>
          </table:table-cell>
          <table:table-cell office:value-type="string">
            <text:p>Becquerel</text:p>
          </table:table-cell>
          <table:table-cell office:value-type="string">
            <text:p>becquerel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haku</text:p>
          </table:table-cell>
          <table:table-cell office:value-type="string">
            <text:p>027fvf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429167">
            <text:p>429167</text:p>
          </table:table-cell>
          <table:table-cell office:value-type="string">
            <text:p>Shaku_$0028unit$0029</text:p>
          </table:table-cell>
          <table:table-cell office:value-type="string">
            <text:p>shaku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Solar luminosity</text:p>
          </table:table-cell>
          <table:table-cell office:value-type="string">
            <text:p>01dyjx</text:p>
          </table:table-cell>
          <table:table-cell office:value-type="string">
            <text:p>061ln</text:p>
          </table:table-cell>
          <table:table-cell office:value-type="string">
            <text:p>power_unit</text:p>
          </table:table-cell>
          <table:table-cell office:value-type="float" office:value="210900">
            <text:p>210900</text:p>
          </table:table-cell>
          <table:table-cell office:value-type="string">
            <text:p>Solar_luminosity</text:p>
          </table:table-cell>
          <table:table-cell office:value-type="string">
            <text:p>solar_luminosity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Watt</text:p>
          </table:table-cell>
          <table:table-cell office:value-type="string">
            <text:p>09hl5</text:p>
          </table:table-cell>
          <table:table-cell office:value-type="string">
            <text:p>061ln</text:p>
          </table:table-cell>
          <table:table-cell office:value-type="string">
            <text:p>power_unit</text:p>
          </table:table-cell>
          <table:table-cell office:value-type="float" office:value="21347693">
            <text:p>21347693</text:p>
          </table:table-cell>
          <table:table-cell office:value-type="string">
            <text:p>Watt</text:p>
          </table:table-cell>
          <table:table-cell office:value-type="string">
            <text:p>watt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egapascal</text:p>
          </table:table-cell>
          <table:table-cell office:value-type="string">
            <text:p>03jdsnw</text:p>
          </table:table-cell>
          <table:table-cell office:value-type="string">
            <text:p>05wnx</text:p>
          </table:table-cell>
          <table:table-cell office:value-type="string">
            <text:p>pressure_unit</text:p>
          </table:table-cell>
          <table:table-cell table:number-columns-repeated="2"/>
          <table:table-cell office:value-type="string">
            <text:p>megapascal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Newton per metre</text:p>
          </table:table-cell>
          <table:table-cell office:value-type="string">
            <text:p>02sj4sk</text:p>
          </table:table-cell>
          <table:table-cell office:value-type="string">
            <text:p>0swz_</text:p>
          </table:table-cell>
          <table:table-cell office:value-type="string">
            <text:p>surface_tension_unit</text:p>
          </table:table-cell>
          <table:table-cell table:number-columns-repeated="2"/>
          <table:table-cell office:value-type="string">
            <text:p>newton_per_metre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illiwatt</text:p>
          </table:table-cell>
          <table:table-cell office:value-type="string">
            <text:p>02kdm16</text:p>
          </table:table-cell>
          <table:table-cell office:value-type="string">
            <text:p>061ln</text:p>
          </table:table-cell>
          <table:table-cell office:value-type="string">
            <text:p>power_unit</text:p>
          </table:table-cell>
          <table:table-cell table:number-columns-repeated="2"/>
          <table:table-cell office:value-type="string">
            <text:p>milliwatt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up (US)</text:p>
          </table:table-cell>
          <table:table-cell office:value-type="string">
            <text:p>05v66m2</text:p>
          </table:table-cell>
          <table:table-cell/>
          <table:table-cell office:value-type="string">
            <text:p>volume_unit</text:p>
          </table:table-cell>
          <table:table-cell table:number-columns-repeated="2"/>
          <table:table-cell office:value-type="string">
            <text:p>cup_us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ubic metre per second</text:p>
          </table:table-cell>
          <table:table-cell office:value-type="string">
            <text:p>0gbw2l</text:p>
          </table:table-cell>
          <table:table-cell office:value-type="string">
            <text:p>0261x_</text:p>
          </table:table-cell>
          <table:table-cell office:value-type="string">
            <text:p>unit_of_volumetric_flow_rate</text:p>
          </table:table-cell>
          <table:table-cell office:value-type="float" office:value="6567126">
            <text:p>6567126</text:p>
          </table:table-cell>
          <table:table-cell office:value-type="string">
            <text:p>Cubic_metre_per_second</text:p>
          </table:table-cell>
          <table:table-cell office:value-type="string">
            <text:p>cubic_metres_per_second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yottasecond</text:p>
          </table:table-cell>
          <table:table-cell office:value-type="string">
            <text:p>05v2ddm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yottasecond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Cubic mile</text:p>
          </table:table-cell>
          <table:table-cell office:value-type="string">
            <text:p>09_86v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office:value-type="float" office:value="3773864">
            <text:p>3773864</text:p>
          </table:table-cell>
          <table:table-cell office:value-type="string">
            <text:p>Cubic_mile</text:p>
          </table:table-cell>
          <table:table-cell office:value-type="string">
            <text:p>cubic_mile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Electron rest mass</text:p>
          </table:table-cell>
          <table:table-cell office:value-type="string">
            <text:p>02xk7qw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table:number-columns-repeated="2"/>
          <table:table-cell office:value-type="string">
            <text:p>electron_rest_mass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haftment</text:p>
          </table:table-cell>
          <table:table-cell office:value-type="string">
            <text:p>05b1wb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555718">
            <text:p>1555718</text:p>
          </table:table-cell>
          <table:table-cell office:value-type="string">
            <text:p>Shaftment</text:p>
          </table:table-cell>
          <table:table-cell office:value-type="string">
            <text:p>shaftment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Teaspoon</text:p>
          </table:table-cell>
          <table:table-cell office:value-type="string">
            <text:p>07n10</text:p>
          </table:table-cell>
          <table:table-cell/>
          <table:table-cell office:value-type="string">
            <text:p>volume_unit</text:p>
          </table:table-cell>
          <table:table-cell office:value-type="float" office:value="31083">
            <text:p>31083</text:p>
          </table:table-cell>
          <table:table-cell office:value-type="string">
            <text:p>Teaspoon</text:p>
          </table:table-cell>
          <table:table-cell office:value-type="string">
            <text:p>teaspoon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Toise</text:p>
          </table:table-cell>
          <table:table-cell office:value-type="string">
            <text:p>09gq6k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3497015">
            <text:p>3497015</text:p>
          </table:table-cell>
          <table:table-cell office:value-type="string">
            <text:p>Toise</text:p>
          </table:table-cell>
          <table:table-cell office:value-type="string">
            <text:p>toise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Cham am</text:p>
          </table:table-cell>
          <table:table-cell office:value-type="string">
            <text:p>025xq4s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7266512">
            <text:p>7266512</text:p>
          </table:table-cell>
          <table:table-cell office:value-type="string">
            <text:p>Cham_am</text:p>
          </table:table-cell>
          <table:table-cell office:value-type="string">
            <text:p>cham_am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ubic metre per kilogram</text:p>
          </table:table-cell>
          <table:table-cell office:value-type="string">
            <text:p>02sj3zx</text:p>
          </table:table-cell>
          <table:table-cell office:value-type="string">
            <text:p>06l2bj</text:p>
          </table:table-cell>
          <table:table-cell office:value-type="string">
            <text:p>specific_volume_unit</text:p>
          </table:table-cell>
          <table:table-cell table:number-columns-repeated="2"/>
          <table:table-cell office:value-type="string">
            <text:p>cubic_metre_per_kilogram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Day</text:p>
          </table:table-cell>
          <table:table-cell office:value-type="string">
            <text:p>02bbq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office:value-type="float" office:value="8376">
            <text:p>8376</text:p>
          </table:table-cell>
          <table:table-cell office:value-type="string">
            <text:p>Day</text:p>
          </table:table-cell>
          <table:table-cell office:value-type="string">
            <text:p>day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Gigabyte per second</text:p>
          </table:table-cell>
          <table:table-cell office:value-type="string">
            <text:p>0cvb0rc</text:p>
          </table:table-cell>
          <table:table-cell office:value-type="string">
            <text:p>01nz4c</text:p>
          </table:table-cell>
          <table:table-cell office:value-type="string">
            <text:p>unit_of_data_transmission_rate</text:p>
          </table:table-cell>
          <table:table-cell table:number-columns-repeated="2"/>
          <table:table-cell office:value-type="string">
            <text:p>gigabyte_per_second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Light minute</text:p>
          </table:table-cell>
          <table:table-cell office:value-type="string">
            <text:p>049ynd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table:number-columns-repeated="2"/>
          <table:table-cell office:value-type="string">
            <text:p>light_minute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gigasecond</text:p>
          </table:table-cell>
          <table:table-cell office:value-type="string">
            <text:p>05v2df2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gigasecond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Kilometres per hour</text:p>
          </table:table-cell>
          <table:table-cell office:value-type="string">
            <text:p>030skj</text:p>
          </table:table-cell>
          <table:table-cell office:value-type="string">
            <text:p>073s_</text:p>
          </table:table-cell>
          <table:table-cell office:value-type="string">
            <text:p>speed_unit</text:p>
          </table:table-cell>
          <table:table-cell office:value-type="float" office:value="23921051">
            <text:p>23921051</text:p>
          </table:table-cell>
          <table:table-cell office:value-type="string">
            <text:p>Kilometres_per_hour</text:p>
          </table:table-cell>
          <table:table-cell office:value-type="string">
            <text:p>kilometres_per_hour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Million years</text:p>
          </table:table-cell>
          <table:table-cell office:value-type="string">
            <text:p>0b720dc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million_years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Joule per kilogram per kelvin</text:p>
          </table:table-cell>
          <table:table-cell office:value-type="string">
            <text:p>02sj4z0</text:p>
          </table:table-cell>
          <table:table-cell office:value-type="float" office:value="7155">
            <text:p>7155</text:p>
          </table:table-cell>
          <table:table-cell office:value-type="string">
            <text:p>specific_heat_capacity_unit</text:p>
          </table:table-cell>
          <table:table-cell table:number-columns-repeated="2"/>
          <table:table-cell office:value-type="string">
            <text:p>joule_per_kilogram_per_kelvin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Byte</text:p>
          </table:table-cell>
          <table:table-cell office:value-type="string">
            <text:p>015b9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3365">
            <text:p>3365</text:p>
          </table:table-cell>
          <table:table-cell office:value-type="string">
            <text:p>Byte</text:p>
          </table:table-cell>
          <table:table-cell office:value-type="string">
            <text:p>byte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wenty-foot equivalent unit</text:p>
          </table:table-cell>
          <table:table-cell office:value-type="string">
            <text:p>03x_ct_</text:p>
          </table:table-cell>
          <table:table-cell office:value-type="string">
            <text:p>0ccz5xf</text:p>
          </table:table-cell>
          <table:table-cell office:value-type="string">
            <text:p>unit_of_cargo_capacity</text:p>
          </table:table-cell>
          <table:table-cell office:value-type="float" office:value="373474">
            <text:p>373474</text:p>
          </table:table-cell>
          <table:table-cell office:value-type="string">
            <text:p>Twenty-foot_equivalent_unit</text:p>
          </table:table-cell>
          <table:table-cell office:value-type="string">
            <text:p>twenty_foot_equivalent_unit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Henry per metre</text:p>
          </table:table-cell>
          <table:table-cell office:value-type="string">
            <text:p>02sj57c</text:p>
          </table:table-cell>
          <table:table-cell office:value-type="string">
            <text:p>038jzf</text:p>
          </table:table-cell>
          <table:table-cell office:value-type="string">
            <text:p>permeability_unit</text:p>
          </table:table-cell>
          <table:table-cell table:number-columns-repeated="2"/>
          <table:table-cell office:value-type="string">
            <text:p>henry_per_metre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ound</text:p>
          </table:table-cell>
          <table:table-cell office:value-type="string">
            <text:p>05t56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23316">
            <text:p>23316</text:p>
          </table:table-cell>
          <table:table-cell office:value-type="string">
            <text:p>Pound_$0028mass$0029</text:p>
          </table:table-cell>
          <table:table-cell office:value-type="string">
            <text:p>pound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Ampere-hour</text:p>
          </table:table-cell>
          <table:table-cell office:value-type="string">
            <text:p>0bshjk</text:p>
          </table:table-cell>
          <table:table-cell office:value-type="string">
            <text:p>02nxz</text:p>
          </table:table-cell>
          <table:table-cell office:value-type="string">
            <text:p>charge_unit</text:p>
          </table:table-cell>
          <table:table-cell office:value-type="float" office:value="4253054">
            <text:p>4253054</text:p>
          </table:table-cell>
          <table:table-cell office:value-type="string">
            <text:p>Ampere-hour</text:p>
          </table:table-cell>
          <table:table-cell office:value-type="string">
            <text:p>ampere-hour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KiloNewton per metre squared</text:p>
          </table:table-cell>
          <table:table-cell office:value-type="string">
            <text:p>047l7k0</text:p>
          </table:table-cell>
          <table:table-cell office:value-type="string">
            <text:p>05wnx</text:p>
          </table:table-cell>
          <table:table-cell office:value-type="string">
            <text:p>pressure_unit</text:p>
          </table:table-cell>
          <table:table-cell table:number-columns-repeated="2"/>
          <table:table-cell office:value-type="string">
            <text:p>kilonewton_per_metre_squared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Erg</text:p>
          </table:table-cell>
          <table:table-cell office:value-type="string">
            <text:p>02phk</text:p>
          </table:table-cell>
          <table:table-cell office:value-type="string">
            <text:p>02mm_</text:p>
          </table:table-cell>
          <table:table-cell office:value-type="string">
            <text:p>energy_unit</text:p>
          </table:table-cell>
          <table:table-cell office:value-type="float" office:value="9877">
            <text:p>9877</text:p>
          </table:table-cell>
          <table:table-cell office:value-type="string">
            <text:p>Erg</text:p>
          </table:table-cell>
          <table:table-cell office:value-type="string">
            <text:p>erg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Knot</text:p>
          </table:table-cell>
          <table:table-cell office:value-type="string">
            <text:p>0201lh</text:p>
          </table:table-cell>
          <table:table-cell office:value-type="string">
            <text:p>073s_</text:p>
          </table:table-cell>
          <table:table-cell office:value-type="string">
            <text:p>distance_unit</text:p>
          </table:table-cell>
          <table:table-cell office:value-type="float" office:value="366810">
            <text:p>366810</text:p>
          </table:table-cell>
          <table:table-cell office:value-type="string">
            <text:p>Knot_$0028unit$0029</text:p>
          </table:table-cell>
          <table:table-cell office:value-type="string">
            <text:p>knot_measure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erasecond</text:p>
          </table:table-cell>
          <table:table-cell office:value-type="string">
            <text:p>05v2dd_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terasecond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Katal</text:p>
          </table:table-cell>
          <table:table-cell office:value-type="string">
            <text:p>04cph</text:p>
          </table:table-cell>
          <table:table-cell office:value-type="string">
            <text:p>01s9x</text:p>
          </table:table-cell>
          <table:table-cell office:value-type="string">
            <text:p>catalytic_activity_unit</text:p>
          </table:table-cell>
          <table:table-cell office:value-type="float" office:value="17140">
            <text:p>17140</text:p>
          </table:table-cell>
          <table:table-cell office:value-type="string">
            <text:p>Katal</text:p>
          </table:table-cell>
          <table:table-cell office:value-type="string">
            <text:p>katal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Body mass index</text:p>
          </table:table-cell>
          <table:table-cell office:value-type="string">
            <text:p>01j5v</text:p>
          </table:table-cell>
          <table:table-cell table:number-columns-repeated="2"/>
          <table:table-cell office:value-type="float" office:value="4788">
            <text:p>4788</text:p>
          </table:table-cell>
          <table:table-cell office:value-type="string">
            <text:p>Body_mass_index</text:p>
          </table:table-cell>
          <table:table-cell office:value-type="string">
            <text:p>body_mass_index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Kilogram-force per square centimetre</text:p>
          </table:table-cell>
          <table:table-cell office:value-type="string">
            <text:p>07hq9y</text:p>
          </table:table-cell>
          <table:table-cell office:value-type="string">
            <text:p>05wnx</text:p>
          </table:table-cell>
          <table:table-cell office:value-type="string">
            <text:p>pressure_unit</text:p>
          </table:table-cell>
          <table:table-cell office:value-type="float" office:value="2493007">
            <text:p>2493007</text:p>
          </table:table-cell>
          <table:table-cell office:value-type="string">
            <text:p>Kilogram-force_per_square_centimetre</text:p>
          </table:table-cell>
          <table:table-cell office:value-type="string">
            <text:p>kilogram-force_per_square_centimetre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Reciprocal metre</text:p>
          </table:table-cell>
          <table:table-cell office:value-type="string">
            <text:p>02sj3xb</text:p>
          </table:table-cell>
          <table:table-cell office:value-type="string">
            <text:p>015xlf</text:p>
          </table:table-cell>
          <table:table-cell office:value-type="string">
            <text:p>wavenumber_unit</text:p>
          </table:table-cell>
          <table:table-cell table:number-columns-repeated="2"/>
          <table:table-cell office:value-type="string">
            <text:p>reciprocal_metre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Watt per steradian</text:p>
          </table:table-cell>
          <table:table-cell office:value-type="string">
            <text:p>02sj5fc</text:p>
          </table:table-cell>
          <table:table-cell office:value-type="string">
            <text:p>04j10d</text:p>
          </table:table-cell>
          <table:table-cell office:value-type="string">
            <text:p>radiant_intensity_unit</text:p>
          </table:table-cell>
          <table:table-cell table:number-columns-repeated="2"/>
          <table:table-cell office:value-type="string">
            <text:p>watt_per_steradian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Kilocalorie</text:p>
          </table:table-cell>
          <table:table-cell office:value-type="string">
            <text:p>04g9275</text:p>
          </table:table-cell>
          <table:table-cell office:value-type="string">
            <text:p>02mm_</text:p>
          </table:table-cell>
          <table:table-cell office:value-type="string">
            <text:p>energy_unit</text:p>
          </table:table-cell>
          <table:table-cell table:number-columns-repeated="2"/>
          <table:table-cell office:value-type="string">
            <text:p>kilocalorie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Terabit per second</text:p>
          </table:table-cell>
          <table:table-cell office:value-type="string">
            <text:p>0975by</text:p>
          </table:table-cell>
          <table:table-cell office:value-type="string">
            <text:p>01nz4c</text:p>
          </table:table-cell>
          <table:table-cell office:value-type="string">
            <text:p>unit_of_data_transmission_rate</text:p>
          </table:table-cell>
          <table:table-cell table:number-columns-repeated="2"/>
          <table:table-cell office:value-type="string">
            <text:p>terabit_per_second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Mole</text:p>
          </table:table-cell>
          <table:table-cell office:value-type="string">
            <text:p>09b4v</text:p>
          </table:table-cell>
          <table:table-cell office:value-type="string">
            <text:p>038zyj</text:p>
          </table:table-cell>
          <table:table-cell office:value-type="string">
            <text:p>substance_unit</text:p>
          </table:table-cell>
          <table:table-cell office:value-type="float" office:value="37400">
            <text:p>37400</text:p>
          </table:table-cell>
          <table:table-cell office:value-type="string">
            <text:p>Mole_$0028unit$0029</text:p>
          </table:table-cell>
          <table:table-cell office:value-type="string">
            <text:p>mole_measure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Kibibit per second</text:p>
          </table:table-cell>
          <table:table-cell office:value-type="string">
            <text:p>05vp56</text:p>
          </table:table-cell>
          <table:table-cell office:value-type="string">
            <text:p>01nz4c</text:p>
          </table:table-cell>
          <table:table-cell office:value-type="string">
            <text:p>unit_of_data_transmission_rate</text:p>
          </table:table-cell>
          <table:table-cell table:number-columns-repeated="2"/>
          <table:table-cell office:value-type="string">
            <text:p>kibibit_per_second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Pint (US dry)</text:p>
          </table:table-cell>
          <table:table-cell office:value-type="string">
            <text:p>05v677w</text:p>
          </table:table-cell>
          <table:table-cell/>
          <table:table-cell office:value-type="string">
            <text:p>volume_unit</text:p>
          </table:table-cell>
          <table:table-cell table:number-columns-repeated="2"/>
          <table:table-cell office:value-type="string">
            <text:p>pint_us_dry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Beer barrel (US)</text:p>
          </table:table-cell>
          <table:table-cell office:value-type="string">
            <text:p>0bj4qy4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table:number-columns-repeated="2"/>
          <table:table-cell office:value-type="string">
            <text:p>beer_barrel_us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Abcoulomb</text:p>
          </table:table-cell>
          <table:table-cell office:value-type="string">
            <text:p>04rvmz</text:p>
          </table:table-cell>
          <table:table-cell office:value-type="string">
            <text:p>02nxz</text:p>
          </table:table-cell>
          <table:table-cell office:value-type="string">
            <text:p>charge_unit</text:p>
          </table:table-cell>
          <table:table-cell office:value-type="float" office:value="1310518">
            <text:p>1310518</text:p>
          </table:table-cell>
          <table:table-cell office:value-type="string">
            <text:p>Abcoulomb</text:p>
          </table:table-cell>
          <table:table-cell office:value-type="string">
            <text:p>abcoulomb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Lambert</text:p>
          </table:table-cell>
          <table:table-cell office:value-type="string">
            <text:p>0fyx0s</text:p>
          </table:table-cell>
          <table:table-cell office:value-type="string">
            <text:p>04nfq</text:p>
          </table:table-cell>
          <table:table-cell office:value-type="string">
            <text:p>luminance_unit</text:p>
          </table:table-cell>
          <table:table-cell office:value-type="float" office:value="6249929">
            <text:p>6249929</text:p>
          </table:table-cell>
          <table:table-cell office:value-type="string">
            <text:p>Lambert_$0028unit$0029</text:p>
          </table:table-cell>
          <table:table-cell office:value-type="string">
            <text:p>lambert_measure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Gallon (Imperial)</text:p>
          </table:table-cell>
          <table:table-cell office:value-type="string">
            <text:p>01x3357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table:number-columns-repeated="2"/>
          <table:table-cell office:value-type="string">
            <text:p>gallon_imperial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Gigabyte</text:p>
          </table:table-cell>
          <table:table-cell office:value-type="string">
            <text:p>039f0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12570">
            <text:p>12570</text:p>
          </table:table-cell>
          <table:table-cell office:value-type="string">
            <text:p>Gigabyte</text:p>
          </table:table-cell>
          <table:table-cell office:value-type="string">
            <text:p>gigabyte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Kilobytes per second</text:p>
          </table:table-cell>
          <table:table-cell office:value-type="string">
            <text:p>02wv8g3</text:p>
          </table:table-cell>
          <table:table-cell office:value-type="string">
            <text:p>01nz4c</text:p>
          </table:table-cell>
          <table:table-cell office:value-type="string">
            <text:p>unit_of_data_transmission_rate</text:p>
          </table:table-cell>
          <table:table-cell table:number-columns-repeated="2"/>
          <table:table-cell office:value-type="string">
            <text:p>kilobytes_per_second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Bohr radius</text:p>
          </table:table-cell>
          <table:table-cell office:value-type="string">
            <text:p>017k78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74396">
            <text:p>174396</text:p>
          </table:table-cell>
          <table:table-cell office:value-type="string">
            <text:p>Bohr_radius</text:p>
          </table:table-cell>
          <table:table-cell office:value-type="string">
            <text:p>bohr_radius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Ampere</text:p>
          </table:table-cell>
          <table:table-cell office:value-type="string">
            <text:p>0jn_</text:p>
          </table:table-cell>
          <table:table-cell office:value-type="string">
            <text:p>01vfy</text:p>
          </table:table-cell>
          <table:table-cell office:value-type="string">
            <text:p>current_unit</text:p>
          </table:table-cell>
          <table:table-cell office:value-type="float" office:value="772">
            <text:p>772</text:p>
          </table:table-cell>
          <table:table-cell office:value-type="string">
            <text:p>Ampere</text:p>
          </table:table-cell>
          <table:table-cell office:value-type="string">
            <text:p>ampere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Planck time</text:p>
          </table:table-cell>
          <table:table-cell office:value-type="string">
            <text:p>017k5b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office:value-type="float" office:value="174386">
            <text:p>174386</text:p>
          </table:table-cell>
          <table:table-cell office:value-type="string">
            <text:p>Planck_time</text:p>
          </table:table-cell>
          <table:table-cell office:value-type="string">
            <text:p>planck_time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Quart (US dry)</text:p>
          </table:table-cell>
          <table:table-cell office:value-type="string">
            <text:p>05v67d7</text:p>
          </table:table-cell>
          <table:table-cell/>
          <table:table-cell office:value-type="string">
            <text:p>volume_unit</text:p>
          </table:table-cell>
          <table:table-cell table:number-columns-repeated="2"/>
          <table:table-cell office:value-type="string">
            <text:p>quart_us_dry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Ton of TNT</text:p>
          </table:table-cell>
          <table:table-cell office:value-type="string">
            <text:p>05cdmtb</text:p>
          </table:table-cell>
          <table:table-cell office:value-type="string">
            <text:p>02mm_</text:p>
          </table:table-cell>
          <table:table-cell office:value-type="string">
            <text:p>energy_unit</text:p>
          </table:table-cell>
          <table:table-cell table:number-columns-repeated="2"/>
          <table:table-cell office:value-type="string">
            <text:p>ton_of_tnt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Horsepower</text:p>
          </table:table-cell>
          <table:table-cell office:value-type="string">
            <text:p>03n12</text:p>
          </table:table-cell>
          <table:table-cell office:value-type="string">
            <text:p>061ln</text:p>
          </table:table-cell>
          <table:table-cell office:value-type="string">
            <text:p>power_unit</text:p>
          </table:table-cell>
          <table:table-cell office:value-type="float" office:value="14019">
            <text:p>14019</text:p>
          </table:table-cell>
          <table:table-cell office:value-type="string">
            <text:p>Horsepower</text:p>
          </table:table-cell>
          <table:table-cell office:value-type="string">
            <text:p>horsepower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Joule per cubic metre per kelvin</text:p>
          </table:table-cell>
          <table:table-cell office:value-type="string">
            <text:p>02t6r4z</text:p>
          </table:table-cell>
          <table:table-cell office:value-type="string">
            <text:p>0dwhl</text:p>
          </table:table-cell>
          <table:table-cell office:value-type="string">
            <text:p>volumetric_heat_capacity_unit</text:p>
          </table:table-cell>
          <table:table-cell table:number-columns-repeated="2"/>
          <table:table-cell office:value-type="string">
            <text:p>joule_per_cubic_metre_per_kelvin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Gallon</text:p>
          </table:table-cell>
          <table:table-cell office:value-type="string">
            <text:p>05v67f5</text:p>
          </table:table-cell>
          <table:table-cell/>
          <table:table-cell office:value-type="string">
            <text:p>volume_unit</text:p>
          </table:table-cell>
          <table:table-cell table:number-columns-repeated="2"/>
          <table:table-cell office:value-type="string">
            <text:p>gallon_us_dry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ubit</text:p>
          </table:table-cell>
          <table:table-cell office:value-type="string">
            <text:p>018xnw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82358">
            <text:p>182358</text:p>
          </table:table-cell>
          <table:table-cell office:value-type="string">
            <text:p>Cubit</text:p>
          </table:table-cell>
          <table:table-cell office:value-type="string">
            <text:p>cubit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Lux</text:p>
          </table:table-cell>
          <table:table-cell office:value-type="string">
            <text:p>014fpz</text:p>
          </table:table-cell>
          <table:table-cell office:value-type="string">
            <text:p>03bbc3</text:p>
          </table:table-cell>
          <table:table-cell office:value-type="string">
            <text:p>illuminance_unit</text:p>
          </table:table-cell>
          <table:table-cell office:value-type="float" office:value="155869">
            <text:p>155869</text:p>
          </table:table-cell>
          <table:table-cell office:value-type="string">
            <text:p>Lux</text:p>
          </table:table-cell>
          <table:table-cell office:value-type="string">
            <text:p>lux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Carat</text:p>
          </table:table-cell>
          <table:table-cell office:value-type="string">
            <text:p>0213d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7158">
            <text:p>7158</text:p>
          </table:table-cell>
          <table:table-cell office:value-type="string">
            <text:p>Carat_$0028mass$0029</text:p>
          </table:table-cell>
          <table:table-cell office:value-type="string">
            <text:p>carat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Jupiter mass</text:p>
          </table:table-cell>
          <table:table-cell office:value-type="string">
            <text:p>02wvjjb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10686210">
            <text:p>10686210</text:p>
          </table:table-cell>
          <table:table-cell office:value-type="string">
            <text:p>Jupiter_mass</text:p>
          </table:table-cell>
          <table:table-cell office:value-type="string">
            <text:p>jupiter_mass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Iraqi dunam</text:p>
          </table:table-cell>
          <table:table-cell office:value-type="string">
            <text:p>0fpdnqp</text:p>
          </table:table-cell>
          <table:table-cell/>
          <table:table-cell office:value-type="string">
            <text:p>area_unit</text:p>
          </table:table-cell>
          <table:table-cell table:number-columns-repeated="2"/>
          <table:table-cell office:value-type="string">
            <text:p>iraqi_dunam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femtosecond</text:p>
          </table:table-cell>
          <table:table-cell office:value-type="string">
            <text:p>05v2dfr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femtosecond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Light-second</text:p>
          </table:table-cell>
          <table:table-cell office:value-type="string">
            <text:p>018cll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78713">
            <text:p>178713</text:p>
          </table:table-cell>
          <table:table-cell office:value-type="string">
            <text:p>Light-second</text:p>
          </table:table-cell>
          <table:table-cell office:value-type="string">
            <text:p>light_second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Mole per cubic metre</text:p>
          </table:table-cell>
          <table:table-cell office:value-type="string">
            <text:p>02sj42c</text:p>
          </table:table-cell>
          <table:table-cell office:value-type="string">
            <text:p>01pby_</text:p>
          </table:table-cell>
          <table:table-cell office:value-type="string">
            <text:p>amount_concentration_unit</text:p>
          </table:table-cell>
          <table:table-cell table:number-columns-repeated="2"/>
          <table:table-cell office:value-type="string">
            <text:p>mole_per_cubic_metre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Fathom</text:p>
          </table:table-cell>
          <table:table-cell office:value-type="string">
            <text:p>01464h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54456">
            <text:p>154456</text:p>
          </table:table-cell>
          <table:table-cell office:value-type="string">
            <text:p>Fathom</text:p>
          </table:table-cell>
          <table:table-cell office:value-type="string">
            <text:p>fathom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Radian</text:p>
          </table:table-cell>
          <table:table-cell office:value-type="string">
            <text:p>06h39</text:p>
          </table:table-cell>
          <table:table-cell office:value-type="string">
            <text:p>0mwc</text:p>
          </table:table-cell>
          <table:table-cell office:value-type="string">
            <text:p>angle_unit</text:p>
          </table:table-cell>
          <table:table-cell office:value-type="float" office:value="26003">
            <text:p>26003</text:p>
          </table:table-cell>
          <table:table-cell office:value-type="string">
            <text:p>Radian</text:p>
          </table:table-cell>
          <table:table-cell office:value-type="string">
            <text:p>radian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Volt per metre</text:p>
          </table:table-cell>
          <table:table-cell office:value-type="string">
            <text:p>02sj52k</text:p>
          </table:table-cell>
          <table:table-cell office:value-type="string">
            <text:p>02sj52v</text:p>
          </table:table-cell>
          <table:table-cell office:value-type="string">
            <text:p>electric_field_strength_unit</text:p>
          </table:table-cell>
          <table:table-cell table:number-columns-repeated="2"/>
          <table:table-cell office:value-type="string">
            <text:p>volt_per_metre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Radian per second</text:p>
          </table:table-cell>
          <table:table-cell office:value-type="string">
            <text:p>0c90_b</text:p>
          </table:table-cell>
          <table:table-cell office:value-type="string">
            <text:p>01ccq1</text:p>
          </table:table-cell>
          <table:table-cell office:value-type="string">
            <text:p>angular_velocity_unit</text:p>
          </table:table-cell>
          <table:table-cell office:value-type="float" office:value="4562902">
            <text:p>4562902</text:p>
          </table:table-cell>
          <table:table-cell office:value-type="string">
            <text:p>Radian_per_second</text:p>
          </table:table-cell>
          <table:table-cell office:value-type="string">
            <text:p>radian_per_second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Troy pound</text:p>
          </table:table-cell>
          <table:table-cell office:value-type="string">
            <text:p>02xk14f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table:number-columns-repeated="2"/>
          <table:table-cell office:value-type="string">
            <text:p>troy_pound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Cup (Metric)</text:p>
          </table:table-cell>
          <table:table-cell office:value-type="string">
            <text:p>05v66kc</text:p>
          </table:table-cell>
          <table:table-cell/>
          <table:table-cell office:value-type="string">
            <text:p>volume_unit</text:p>
          </table:table-cell>
          <table:table-cell table:number-columns-repeated="2"/>
          <table:table-cell office:value-type="string">
            <text:p>cup_metric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Cubic centimetre</text:p>
          </table:table-cell>
          <table:table-cell office:value-type="string">
            <text:p>025yhnx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office:value-type="float" office:value="72967">
            <text:p>72967</text:p>
          </table:table-cell>
          <table:table-cell office:value-type="string">
            <text:p>Cubic_centimetre</text:p>
          </table:table-cell>
          <table:table-cell office:value-type="string">
            <text:p>cubic_centimetre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Nanosecond</text:p>
          </table:table-cell>
          <table:table-cell office:value-type="string">
            <text:p>08_86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office:value-type="float" office:value="36104">
            <text:p>36104</text:p>
          </table:table-cell>
          <table:table-cell office:value-type="string">
            <text:p>Nanosecond</text:p>
          </table:table-cell>
          <table:table-cell office:value-type="string">
            <text:p>1_e-9_s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Mace</text:p>
          </table:table-cell>
          <table:table-cell office:value-type="string">
            <text:p>0gcsjp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6587584">
            <text:p>6587584</text:p>
          </table:table-cell>
          <table:table-cell office:value-type="string">
            <text:p>Mace_$0028unit$0029</text:p>
          </table:table-cell>
          <table:table-cell office:value-type="string">
            <text:p>mace_measure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Quart (US)</text:p>
          </table:table-cell>
          <table:table-cell office:value-type="string">
            <text:p>01lctl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office:value-type="float" office:value="251882">
            <text:p>251882</text:p>
          </table:table-cell>
          <table:table-cell office:value-type="string">
            <text:p>Quart</text:p>
          </table:table-cell>
          <table:table-cell office:value-type="string">
            <text:p>quart_us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Bit</text:p>
          </table:table-cell>
          <table:table-cell/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3364">
            <text:p>3364</text:p>
          </table:table-cell>
          <table:table-cell office:value-type="string">
            <text:p>Bit</text:p>
          </table:table-cell>
          <table:table-cell office:value-type="string">
            <text:p>bit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Kilobit</text:p>
          </table:table-cell>
          <table:table-cell office:value-type="string">
            <text:p>04cry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17152">
            <text:p>17152</text:p>
          </table:table-cell>
          <table:table-cell office:value-type="string">
            <text:p>Kilobit</text:p>
          </table:table-cell>
          <table:table-cell office:value-type="string">
            <text:p>kilobit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Coulomb</text:p>
          </table:table-cell>
          <table:table-cell office:value-type="string">
            <text:p>0ctyj</text:p>
          </table:table-cell>
          <table:table-cell office:value-type="string">
            <text:p>02nxz</text:p>
          </table:table-cell>
          <table:table-cell office:value-type="string">
            <text:p>charge_unit</text:p>
          </table:table-cell>
          <table:table-cell office:value-type="float" office:value="47719">
            <text:p>47719</text:p>
          </table:table-cell>
          <table:table-cell office:value-type="string">
            <text:p>Coulomb</text:p>
          </table:table-cell>
          <table:table-cell office:value-type="string">
            <text:p>coulomb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Calorie</text:p>
          </table:table-cell>
          <table:table-cell office:value-type="string">
            <text:p>01wv2</text:p>
          </table:table-cell>
          <table:table-cell office:value-type="string">
            <text:p>02mm_</text:p>
          </table:table-cell>
          <table:table-cell office:value-type="string">
            <text:p>energy_unit</text:p>
          </table:table-cell>
          <table:table-cell office:value-type="float" office:value="6423">
            <text:p>6423</text:p>
          </table:table-cell>
          <table:table-cell office:value-type="string">
            <text:p>Calorie</text:p>
          </table:table-cell>
          <table:table-cell office:value-type="string">
            <text:p>calorie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Millisecond</text:p>
          </table:table-cell>
          <table:table-cell office:value-type="string">
            <text:p>05v2cvz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millisecond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Miles per hour</text:p>
          </table:table-cell>
          <table:table-cell office:value-type="string">
            <text:p>018x8t</text:p>
          </table:table-cell>
          <table:table-cell office:value-type="string">
            <text:p>073s_</text:p>
          </table:table-cell>
          <table:table-cell office:value-type="string">
            <text:p>speed_unit</text:p>
          </table:table-cell>
          <table:table-cell office:value-type="float" office:value="182283">
            <text:p>182283</text:p>
          </table:table-cell>
          <table:table-cell office:value-type="string">
            <text:p>Miles_per_hour</text:p>
          </table:table-cell>
          <table:table-cell office:value-type="string">
            <text:p>miles_per_hour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Watt per square metre</text:p>
          </table:table-cell>
          <table:table-cell office:value-type="string">
            <text:p>02sj4ws</text:p>
          </table:table-cell>
          <table:table-cell office:value-type="string">
            <text:p>02ps39</text:p>
          </table:table-cell>
          <table:table-cell office:value-type="string">
            <text:p>irradiance_unit</text:p>
          </table:table-cell>
          <table:table-cell table:number-columns-repeated="2"/>
          <table:table-cell office:value-type="string">
            <text:p>watt_per_square_metre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Gill (Imperial)</text:p>
          </table:table-cell>
          <table:table-cell office:value-type="string">
            <text:p>05v67h6</text:p>
          </table:table-cell>
          <table:table-cell/>
          <table:table-cell office:value-type="string">
            <text:p>volume_unit</text:p>
          </table:table-cell>
          <table:table-cell table:number-columns-repeated="2"/>
          <table:table-cell office:value-type="string">
            <text:p>gill_imperial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Oil barrel</text:p>
          </table:table-cell>
          <table:table-cell office:value-type="string">
            <text:p>0d0y2x1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table:number-columns-repeated="2"/>
          <table:table-cell office:value-type="string">
            <text:p>oil_barrel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Curie</text:p>
          </table:table-cell>
          <table:table-cell office:value-type="string">
            <text:p>014fbb</text:p>
          </table:table-cell>
          <table:table-cell office:value-type="string">
            <text:p>01c2_0</text:p>
          </table:table-cell>
          <table:table-cell office:value-type="string">
            <text:p>radioactivity_unit</text:p>
          </table:table-cell>
          <table:table-cell office:value-type="float" office:value="155829">
            <text:p>155829</text:p>
          </table:table-cell>
          <table:table-cell office:value-type="string">
            <text:p>Curie</text:p>
          </table:table-cell>
          <table:table-cell office:value-type="string">
            <text:p>curie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Cubic metre</text:p>
          </table:table-cell>
          <table:table-cell office:value-type="string">
            <text:p>0g593rd</text:p>
          </table:table-cell>
          <table:table-cell/>
          <table:table-cell office:value-type="string">
            <text:p>volume_unit</text:p>
          </table:table-cell>
          <table:table-cell office:value-type="float" office:value="30125638">
            <text:p>30125638</text:p>
          </table:table-cell>
          <table:table-cell table:number-columns-repeated="2" office:value-type="string">
            <text:p>Cubic_metre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Julian year</text:p>
          </table:table-cell>
          <table:table-cell office:value-type="string">
            <text:p>036gsq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office:value-type="float" office:value="730958">
            <text:p>730958</text:p>
          </table:table-cell>
          <table:table-cell office:value-type="string">
            <text:p>Julian_year_$0028astronomy$0029</text:p>
          </table:table-cell>
          <table:table-cell office:value-type="string">
            <text:p>julian_year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zettasecond</text:p>
          </table:table-cell>
          <table:table-cell office:value-type="string">
            <text:p>05v2ddq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zettasecond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Megabyte per second</text:p>
          </table:table-cell>
          <table:table-cell office:value-type="string">
            <text:p>05vnzt</text:p>
          </table:table-cell>
          <table:table-cell office:value-type="string">
            <text:p>01nz4c</text:p>
          </table:table-cell>
          <table:table-cell office:value-type="string">
            <text:p>unit_of_data_transmission_rate</text:p>
          </table:table-cell>
          <table:table-cell table:number-columns-repeated="2"/>
          <table:table-cell office:value-type="string">
            <text:p>megabyte_per_second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Julian Century</text:p>
          </table:table-cell>
          <table:table-cell office:value-type="string">
            <text:p>0dm1_c8</text:p>
          </table:table-cell>
          <table:table-cell/>
          <table:table-cell office:value-type="string">
            <text:p>time_unit</text:p>
          </table:table-cell>
          <table:table-cell table:number-columns-repeated="2"/>
          <table:table-cell office:value-type="string">
            <text:p>julian_century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Gigabit per second</text:p>
          </table:table-cell>
          <table:table-cell office:value-type="string">
            <text:p>05tk42</text:p>
          </table:table-cell>
          <table:table-cell office:value-type="string">
            <text:p>01nz4c</text:p>
          </table:table-cell>
          <table:table-cell office:value-type="string">
            <text:p>unit_of_data_transmission_rate</text:p>
          </table:table-cell>
          <table:table-cell table:number-columns-repeated="2"/>
          <table:table-cell office:value-type="string">
            <text:p>gigabit_per_second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Myriad</text:p>
          </table:table-cell>
          <table:table-cell office:value-type="string">
            <text:p>0dm1_dv</text:p>
          </table:table-cell>
          <table:table-cell/>
          <table:table-cell office:value-type="string">
            <text:p>time_unit</text:p>
          </table:table-cell>
          <table:table-cell table:number-columns-repeated="2"/>
          <table:table-cell office:value-type="string">
            <text:p>myriad_measure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Centimetre per second</text:p>
          </table:table-cell>
          <table:table-cell office:value-type="string">
            <text:p>0y484fc</text:p>
          </table:table-cell>
          <table:table-cell office:value-type="string">
            <text:p>073s_</text:p>
          </table:table-cell>
          <table:table-cell office:value-type="string">
            <text:p>speed_unit</text:p>
          </table:table-cell>
          <table:table-cell table:number-columns-repeated="2"/>
          <table:table-cell office:value-type="string">
            <text:p>Centimetre per second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Gray</text:p>
          </table:table-cell>
          <table:table-cell office:value-type="string">
            <text:p>01q5dt</text:p>
          </table:table-cell>
          <table:table-cell office:value-type="string">
            <text:p>02r7dt</text:p>
          </table:table-cell>
          <table:table-cell office:value-type="string">
            <text:p>absorbed_dose_unit</text:p>
          </table:table-cell>
          <table:table-cell office:value-type="float" office:value="287152">
            <text:p>287152</text:p>
          </table:table-cell>
          <table:table-cell office:value-type="string">
            <text:p>Gray_$0028unit$0029</text:p>
          </table:table-cell>
          <table:table-cell office:value-type="string">
            <text:p>gray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Millibar</text:p>
          </table:table-cell>
          <table:table-cell office:value-type="string">
            <text:p>03jz6t3</text:p>
          </table:table-cell>
          <table:table-cell office:value-type="string">
            <text:p>05wnx</text:p>
          </table:table-cell>
          <table:table-cell office:value-type="string">
            <text:p>pressure_unit</text:p>
          </table:table-cell>
          <table:table-cell table:number-columns-repeated="2"/>
          <table:table-cell office:value-type="string">
            <text:p>millibar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Bushel (Imperial)</text:p>
          </table:table-cell>
          <table:table-cell office:value-type="string">
            <text:p>05v689d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table:number-columns-repeated="2"/>
          <table:table-cell office:value-type="string">
            <text:p>bushel_imperial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Grave</text:p>
          </table:table-cell>
          <table:table-cell office:value-type="string">
            <text:p>0gs0zq</text:p>
          </table:table-cell>
          <table:table-cell/>
          <table:table-cell office:value-type="string">
            <text:p>mass_unit</text:p>
          </table:table-cell>
          <table:table-cell office:value-type="float" office:value="6840750">
            <text:p>6840750</text:p>
          </table:table-cell>
          <table:table-cell office:value-type="string">
            <text:p>Grave_$0028unit$0029</text:p>
          </table:table-cell>
          <table:table-cell office:value-type="string">
            <text:p>grave_measure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Palm</text:p>
          </table:table-cell>
          <table:table-cell office:value-type="string">
            <text:p>05b1tz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555695">
            <text:p>1555695</text:p>
          </table:table-cell>
          <table:table-cell office:value-type="string">
            <text:p>Palm_$0028unit$0029</text:p>
          </table:table-cell>
          <table:table-cell office:value-type="string">
            <text:p>palm_measure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Mebibit</text:p>
          </table:table-cell>
          <table:table-cell office:value-type="string">
            <text:p>038qdm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756616">
            <text:p>756616</text:p>
          </table:table-cell>
          <table:table-cell office:value-type="string">
            <text:p>Mebibit</text:p>
          </table:table-cell>
          <table:table-cell office:value-type="string">
            <text:p>mebibit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Metre per second</text:p>
          </table:table-cell>
          <table:table-cell office:value-type="string">
            <text:p>0hpsm</text:p>
          </table:table-cell>
          <table:table-cell office:value-type="string">
            <text:p>073s_</text:p>
          </table:table-cell>
          <table:table-cell office:value-type="string">
            <text:p>speed_unit</text:p>
          </table:table-cell>
          <table:table-cell office:value-type="float" office:value="67231">
            <text:p>67231</text:p>
          </table:table-cell>
          <table:table-cell office:value-type="string">
            <text:p>Metre_per_second</text:p>
          </table:table-cell>
          <table:table-cell office:value-type="string">
            <text:p>metre_per_second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Dyne</text:p>
          </table:table-cell>
          <table:table-cell office:value-type="string">
            <text:p>02c_m</text:p>
          </table:table-cell>
          <table:table-cell office:value-type="string">
            <text:p>02yc2</text:p>
          </table:table-cell>
          <table:table-cell office:value-type="string">
            <text:p>unit_of_force</text:p>
          </table:table-cell>
          <table:table-cell office:value-type="float" office:value="8578">
            <text:p>8578</text:p>
          </table:table-cell>
          <table:table-cell office:value-type="string">
            <text:p>Dyne</text:p>
          </table:table-cell>
          <table:table-cell office:value-type="string">
            <text:p>dyne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Bar</text:p>
          </table:table-cell>
          <table:table-cell office:value-type="string">
            <text:p>01_m3f</text:p>
          </table:table-cell>
          <table:table-cell office:value-type="string">
            <text:p>05wnx</text:p>
          </table:table-cell>
          <table:table-cell office:value-type="string">
            <text:p>pressure_unit</text:p>
          </table:table-cell>
          <table:table-cell office:value-type="float" office:value="362631">
            <text:p>362631</text:p>
          </table:table-cell>
          <table:table-cell office:value-type="string">
            <text:p>Bar_$0028unit$0029</text:p>
          </table:table-cell>
          <table:table-cell office:value-type="string">
            <text:p>bar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Torr</text:p>
          </table:table-cell>
          <table:table-cell office:value-type="string">
            <text:p>07gwd</text:p>
          </table:table-cell>
          <table:table-cell office:value-type="string">
            <text:p>05wnx</text:p>
          </table:table-cell>
          <table:table-cell office:value-type="string">
            <text:p>pressure_unit</text:p>
          </table:table-cell>
          <table:table-cell office:value-type="float" office:value="30366">
            <text:p>30366</text:p>
          </table:table-cell>
          <table:table-cell office:value-type="string">
            <text:p>Torr</text:p>
          </table:table-cell>
          <table:table-cell office:value-type="string">
            <text:p>torr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Coulomb per kilogram</text:p>
          </table:table-cell>
          <table:table-cell office:value-type="string">
            <text:p>02sj5bw</text:p>
          </table:table-cell>
          <table:table-cell office:value-type="string">
            <text:p>02sj5c4</text:p>
          </table:table-cell>
          <table:table-cell office:value-type="string">
            <text:p>exposure_unit</text:p>
          </table:table-cell>
          <table:table-cell table:number-columns-repeated="2"/>
          <table:table-cell office:value-type="string">
            <text:p>coulomb_per_kilogram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Cun</text:p>
          </table:table-cell>
          <table:table-cell office:value-type="string">
            <text:p>025sl9b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3090255">
            <text:p>3090255</text:p>
          </table:table-cell>
          <table:table-cell office:value-type="string">
            <text:p>Cun_$0028unit$0029</text:p>
          </table:table-cell>
          <table:table-cell office:value-type="string">
            <text:p>cun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Coulomb per square metre</text:p>
          </table:table-cell>
          <table:table-cell office:value-type="string">
            <text:p>02sj550</text:p>
          </table:table-cell>
          <table:table-cell office:value-type="string">
            <text:p>02sj559</text:p>
          </table:table-cell>
          <table:table-cell office:value-type="string">
            <text:p>electric_flux_density_unit</text:p>
          </table:table-cell>
          <table:table-cell table:number-columns-repeated="2"/>
          <table:table-cell office:value-type="string">
            <text:p>coulomb_per_square_metre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Bit</text:p>
          </table:table-cell>
          <table:table-cell/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3364">
            <text:p>3364</text:p>
          </table:table-cell>
          <table:table-cell office:value-type="string">
            <text:p>Bit</text:p>
          </table:table-cell>
          <table:table-cell office:value-type="string">
            <text:p>bit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Decibel</text:p>
          </table:table-cell>
          <table:table-cell office:value-type="string">
            <text:p>02bn8</text:p>
          </table:table-cell>
          <table:table-cell office:value-type="string">
            <text:p>069x5z</text:p>
          </table:table-cell>
          <table:table-cell/>
          <table:table-cell office:value-type="float" office:value="8410">
            <text:p>8410</text:p>
          </table:table-cell>
          <table:table-cell office:value-type="string">
            <text:p>Decibel</text:p>
          </table:table-cell>
          <table:table-cell office:value-type="string">
            <text:p>decibel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Ampere per metre</text:p>
          </table:table-cell>
          <table:table-cell office:value-type="string">
            <text:p>02sj414</text:p>
          </table:table-cell>
          <table:table-cell office:value-type="string">
            <text:p>02sj41f</text:p>
          </table:table-cell>
          <table:table-cell office:value-type="string">
            <text:p>magnetic_field_strength_unit</text:p>
          </table:table-cell>
          <table:table-cell table:number-columns-repeated="2"/>
          <table:table-cell office:value-type="string">
            <text:p>ampere_per_metre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picosecond</text:p>
          </table:table-cell>
          <table:table-cell office:value-type="string">
            <text:p>05v2dfn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picosecond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ibibit per second</text:p>
          </table:table-cell>
          <table:table-cell office:value-type="string">
            <text:p>06kgjt</text:p>
          </table:table-cell>
          <table:table-cell office:value-type="string">
            <text:p>01nz4c</text:p>
          </table:table-cell>
          <table:table-cell office:value-type="string">
            <text:p>unit_of_data_transmission_rate</text:p>
          </table:table-cell>
          <table:table-cell table:number-columns-repeated="2"/>
          <table:table-cell office:value-type="string">
            <text:p>gibibit_per_second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Ell</text:p>
          </table:table-cell>
          <table:table-cell office:value-type="string">
            <text:p>05b1y1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555740">
            <text:p>1555740</text:p>
          </table:table-cell>
          <table:table-cell office:value-type="string">
            <text:p>Ell</text:p>
          </table:table-cell>
          <table:table-cell office:value-type="string">
            <text:p>ell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Watt per meter per kelvin</text:p>
          </table:table-cell>
          <table:table-cell office:value-type="string">
            <text:p>02sj509</text:p>
          </table:table-cell>
          <table:table-cell office:value-type="string">
            <text:p>0g5z4</text:p>
          </table:table-cell>
          <table:table-cell office:value-type="string">
            <text:p>thermal_conductivity_unit</text:p>
          </table:table-cell>
          <table:table-cell table:number-columns-repeated="2"/>
          <table:table-cell office:value-type="string">
            <text:p>watt_per_metre_per_kelvin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Short ton</text:p>
          </table:table-cell>
          <table:table-cell office:value-type="string">
            <text:p>02md_f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533150">
            <text:p>533150</text:p>
          </table:table-cell>
          <table:table-cell office:value-type="string">
            <text:p>Short_ton</text:p>
          </table:table-cell>
          <table:table-cell office:value-type="string">
            <text:p>short_ton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Liter</text:p>
          </table:table-cell>
          <table:table-cell office:value-type="string">
            <text:p>04lmb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office:value-type="float" office:value="18094">
            <text:p>18094</text:p>
          </table:table-cell>
          <table:table-cell office:value-type="string">
            <text:p>Litre</text:p>
          </table:table-cell>
          <table:table-cell office:value-type="string">
            <text:p>liter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Tebibit</text:p>
          </table:table-cell>
          <table:table-cell office:value-type="string">
            <text:p>038qh4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756630">
            <text:p>756630</text:p>
          </table:table-cell>
          <table:table-cell office:value-type="string">
            <text:p>Tebibit</text:p>
          </table:table-cell>
          <table:table-cell office:value-type="string">
            <text:p>tebibit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Barrel of oil equivalent</text:p>
          </table:table-cell>
          <table:table-cell office:value-type="string">
            <text:p>02qdq0</text:p>
          </table:table-cell>
          <table:table-cell office:value-type="string">
            <text:p>02mm_</text:p>
          </table:table-cell>
          <table:table-cell office:value-type="string">
            <text:p>energy_unit</text:p>
          </table:table-cell>
          <table:table-cell office:value-type="float" office:value="563532">
            <text:p>563532</text:p>
          </table:table-cell>
          <table:table-cell office:value-type="string">
            <text:p>Barrel_of_oil_equivalent</text:p>
          </table:table-cell>
          <table:table-cell office:value-type="string">
            <text:p>barrel_of_oil_equivalent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Dram</text:p>
          </table:table-cell>
          <table:table-cell office:value-type="string">
            <text:p>033xqn</text:p>
          </table:table-cell>
          <table:table-cell office:value-type="string">
            <text:p>04t9l</text:p>
          </table:table-cell>
          <table:table-cell office:value-type="string">
            <text:p>volume_unit</text:p>
          </table:table-cell>
          <table:table-cell office:value-type="float" office:value="700633">
            <text:p>700633</text:p>
          </table:table-cell>
          <table:table-cell office:value-type="string">
            <text:p>Dram_$0028unit$0029</text:p>
          </table:table-cell>
          <table:table-cell office:value-type="string">
            <text:p>dram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Week</text:p>
          </table:table-cell>
          <table:table-cell office:value-type="string">
            <text:p>083sl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office:value-type="float" office:value="33538">
            <text:p>33538</text:p>
          </table:table-cell>
          <table:table-cell office:value-type="string">
            <text:p>Week</text:p>
          </table:table-cell>
          <table:table-cell office:value-type="string">
            <text:p>week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Hertz</text:p>
          </table:table-cell>
          <table:table-cell office:value-type="string">
            <text:p>03nsh</text:p>
          </table:table-cell>
          <table:table-cell office:value-type="string">
            <text:p>02x93</text:p>
          </table:table-cell>
          <table:table-cell office:value-type="string">
            <text:p>unit_of_frequency</text:p>
          </table:table-cell>
          <table:table-cell office:value-type="float" office:value="14121">
            <text:p>14121</text:p>
          </table:table-cell>
          <table:table-cell office:value-type="string">
            <text:p>Hertz</text:p>
          </table:table-cell>
          <table:table-cell office:value-type="string">
            <text:p>hertz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Mebibit per second</text:p>
          </table:table-cell>
          <table:table-cell office:value-type="string">
            <text:p>06d8bg</text:p>
          </table:table-cell>
          <table:table-cell office:value-type="string">
            <text:p>01nz4c</text:p>
          </table:table-cell>
          <table:table-cell office:value-type="string">
            <text:p>unit_of_data_transmission_rate</text:p>
          </table:table-cell>
          <table:table-cell table:number-columns-repeated="2"/>
          <table:table-cell office:value-type="string">
            <text:p>mebibit_per_second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Every 28 years</text:p>
          </table:table-cell>
          <table:table-cell office:value-type="string">
            <text:p>05pvy78</text:p>
          </table:table-cell>
          <table:table-cell/>
          <table:table-cell office:value-type="string">
            <text:p>unit_of_frequency</text:p>
          </table:table-cell>
          <table:table-cell table:number-columns-repeated="2"/>
          <table:table-cell office:value-type="string">
            <text:p>every_28_years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Gigabit</text:p>
          </table:table-cell>
          <table:table-cell office:value-type="string">
            <text:p>0291hb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442674">
            <text:p>442674</text:p>
          </table:table-cell>
          <table:table-cell office:value-type="string">
            <text:p>Gigabit</text:p>
          </table:table-cell>
          <table:table-cell office:value-type="string">
            <text:p>gigabit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Hundredweight</text:p>
          </table:table-cell>
          <table:table-cell office:value-type="string">
            <text:p>02cylp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466716">
            <text:p>466716</text:p>
          </table:table-cell>
          <table:table-cell office:value-type="string">
            <text:p>Hundredweight</text:p>
          </table:table-cell>
          <table:table-cell office:value-type="string">
            <text:p>hundredweight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Square foot</text:p>
          </table:table-cell>
          <table:table-cell office:value-type="string">
            <text:p>033sw1</text:p>
          </table:table-cell>
          <table:table-cell office:value-type="string">
            <text:p>0n0j</text:p>
          </table:table-cell>
          <table:table-cell office:value-type="string">
            <text:p>area_unit</text:p>
          </table:table-cell>
          <table:table-cell office:value-type="float" office:value="699235">
            <text:p>699235</text:p>
          </table:table-cell>
          <table:table-cell office:value-type="string">
            <text:p>Square_foot</text:p>
          </table:table-cell>
          <table:table-cell office:value-type="string">
            <text:p>square_foot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MeV/c²</text:p>
          </table:table-cell>
          <table:table-cell office:value-type="float" office:value="913468">
            <text:p>913468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table:number-columns-repeated="2"/>
          <table:table-cell office:value-type="string">
            <text:p>mev_c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Joule per kelvin</text:p>
          </table:table-cell>
          <table:table-cell office:value-type="string">
            <text:p>02sj4xx</text:p>
          </table:table-cell>
          <table:table-cell office:value-type="string">
            <text:p>01bl4n</text:p>
          </table:table-cell>
          <table:table-cell office:value-type="string">
            <text:p>heat_capacity_unit</text:p>
          </table:table-cell>
          <table:table-cell table:number-columns-repeated="2"/>
          <table:table-cell office:value-type="string">
            <text:p>joule_per_kelvin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Monthly</text:p>
          </table:table-cell>
          <table:table-cell office:value-type="string">
            <text:p>02hfk6k</text:p>
          </table:table-cell>
          <table:table-cell office:value-type="string">
            <text:p>02x93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monthly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Milliliter</text:p>
          </table:table-cell>
          <table:table-cell office:value-type="string">
            <text:p>01x333y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table:number-columns-repeated="2"/>
          <table:table-cell office:value-type="string">
            <text:p>milliliter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Sievert</text:p>
          </table:table-cell>
          <table:table-cell office:value-type="string">
            <text:p>014f9f</text:p>
          </table:table-cell>
          <table:table-cell office:value-type="string">
            <text:p>02jk_d</text:p>
          </table:table-cell>
          <table:table-cell office:value-type="string">
            <text:p>dose_equivalence_unit</text:p>
          </table:table-cell>
          <table:table-cell office:value-type="float" office:value="155823">
            <text:p>155823</text:p>
          </table:table-cell>
          <table:table-cell office:value-type="string">
            <text:p>Sievert</text:p>
          </table:table-cell>
          <table:table-cell office:value-type="string">
            <text:p>sievert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Gal</text:p>
          </table:table-cell>
          <table:table-cell office:value-type="string">
            <text:p>030zvd</text:p>
          </table:table-cell>
          <table:table-cell office:value-type="string">
            <text:p>0zl3</text:p>
          </table:table-cell>
          <table:table-cell office:value-type="string">
            <text:p>acceleration_unit</text:p>
          </table:table-cell>
          <table:table-cell office:value-type="float" office:value="664655">
            <text:p>664655</text:p>
          </table:table-cell>
          <table:table-cell office:value-type="string">
            <text:p>Gal_$0028unit$0029</text:p>
          </table:table-cell>
          <table:table-cell office:value-type="string">
            <text:p>gal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Pascal</text:p>
          </table:table-cell>
          <table:table-cell office:value-type="string">
            <text:p>0hh0v</text:p>
          </table:table-cell>
          <table:table-cell office:value-type="string">
            <text:p>05wnx</text:p>
          </table:table-cell>
          <table:table-cell office:value-type="string">
            <text:p>pressure_unit</text:p>
          </table:table-cell>
          <table:table-cell office:value-type="float" office:value="66014">
            <text:p>66014</text:p>
          </table:table-cell>
          <table:table-cell office:value-type="string">
            <text:p>Pascal_$0028unit$0029</text:p>
          </table:table-cell>
          <table:table-cell office:value-type="string">
            <text:p>pascal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Kilogram</text:p>
          </table:table-cell>
          <table:table-cell office:value-type="string">
            <text:p>047dr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16619">
            <text:p>16619</text:p>
          </table:table-cell>
          <table:table-cell office:value-type="string">
            <text:p>Kilogram</text:p>
          </table:table-cell>
          <table:table-cell office:value-type="string">
            <text:p>kilogram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Ohm</text:p>
          </table:table-cell>
          <table:table-cell office:value-type="string">
            <text:p>0c3sjp</text:p>
          </table:table-cell>
          <table:table-cell office:value-type="string">
            <text:p>0gp12</text:p>
          </table:table-cell>
          <table:table-cell office:value-type="string">
            <text:p>resistance_unit</text:p>
          </table:table-cell>
          <table:table-cell office:value-type="float" office:value="4462484">
            <text:p>4462484</text:p>
          </table:table-cell>
          <table:table-cell office:value-type="string">
            <text:p>Ohm</text:p>
          </table:table-cell>
          <table:table-cell office:value-type="string">
            <text:p>ohm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Exabyte</text:p>
          </table:table-cell>
          <table:table-cell office:value-type="string">
            <text:p>02njz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9756">
            <text:p>9756</text:p>
          </table:table-cell>
          <table:table-cell office:value-type="string">
            <text:p>Exabyte</text:p>
          </table:table-cell>
          <table:table-cell office:value-type="string">
            <text:p>exabyte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Semi-Monthly</text:p>
          </table:table-cell>
          <table:table-cell office:value-type="string">
            <text:p>02npmgq</text:p>
          </table:table-cell>
          <table:table-cell office:value-type="string">
            <text:p>02x93</text:p>
          </table:table-cell>
          <table:table-cell office:value-type="string">
            <text:p>unit_of_frequency</text:p>
          </table:table-cell>
          <table:table-cell table:number-columns-repeated="2"/>
          <table:table-cell office:value-type="string">
            <text:p>semi_monthly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moot</text:p>
          </table:table-cell>
          <table:table-cell office:value-type="string">
            <text:p>0cv2t5d</text:p>
          </table:table-cell>
          <table:table-cell/>
          <table:table-cell office:value-type="string">
            <text:p>distance_unit</text:p>
          </table:table-cell>
          <table:table-cell table:number-columns-repeated="2"/>
          <table:table-cell office:value-type="string">
            <text:p>moot_measure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Foot</text:p>
          </table:table-cell>
          <table:table-cell office:value-type="string">
            <text:p>01crvy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202482">
            <text:p>202482</text:p>
          </table:table-cell>
          <table:table-cell office:value-type="string">
            <text:p>Foot_$0028unit$0029</text:p>
          </table:table-cell>
          <table:table-cell office:value-type="string">
            <text:p>international_foot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Kilopascal</text:p>
          </table:table-cell>
          <table:table-cell office:value-type="string">
            <text:p>0h5qxr7</text:p>
          </table:table-cell>
          <table:table-cell office:value-type="string">
            <text:p>05wnx</text:p>
          </table:table-cell>
          <table:table-cell office:value-type="string">
            <text:p>pressure_unit</text:p>
          </table:table-cell>
          <table:table-cell table:number-columns-repeated="2"/>
          <table:table-cell office:value-type="string">
            <text:p>kilopascal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yoctosecond</text:p>
          </table:table-cell>
          <table:table-cell office:value-type="string">
            <text:p>05v2dg0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yoctosecond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Bushel (US)</text:p>
          </table:table-cell>
          <table:table-cell office:value-type="string">
            <text:p>05v686y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table:number-columns-repeated="2"/>
          <table:table-cell office:value-type="string">
            <text:p>bushel_us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Hand</text:p>
          </table:table-cell>
          <table:table-cell office:value-type="string">
            <text:p>01g8lv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221081">
            <text:p>221081</text:p>
          </table:table-cell>
          <table:table-cell office:value-type="string">
            <text:p>Hand_$0028unit$0029</text:p>
          </table:table-cell>
          <table:table-cell office:value-type="string">
            <text:p>hand_measure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Picul</text:p>
          </table:table-cell>
          <table:table-cell office:value-type="string">
            <text:p>025t9b5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4962816">
            <text:p>4962816</text:p>
          </table:table-cell>
          <table:table-cell office:value-type="string">
            <text:p>Picul</text:p>
          </table:table-cell>
          <table:table-cell office:value-type="string">
            <text:p>picul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Gigapascal</text:p>
          </table:table-cell>
          <table:table-cell office:value-type="string">
            <text:p>0455v08</text:p>
          </table:table-cell>
          <table:table-cell office:value-type="string">
            <text:p>05wnx</text:p>
          </table:table-cell>
          <table:table-cell office:value-type="string">
            <text:p>pressure_unit</text:p>
          </table:table-cell>
          <table:table-cell table:number-columns-repeated="2"/>
          <table:table-cell office:value-type="string">
            <text:p>gigapascal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US survey acre</text:p>
          </table:table-cell>
          <table:table-cell office:value-type="string">
            <text:p>02t6n_0</text:p>
          </table:table-cell>
          <table:table-cell office:value-type="string">
            <text:p>0n0j</text:p>
          </table:table-cell>
          <table:table-cell office:value-type="string">
            <text:p>area_unit</text:p>
          </table:table-cell>
          <table:table-cell table:number-columns-repeated="2"/>
          <table:table-cell office:value-type="string">
            <text:p>us_survey_acre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Terabyte per second</text:p>
          </table:table-cell>
          <table:table-cell office:value-type="string">
            <text:p>0cvb0rm</text:p>
          </table:table-cell>
          <table:table-cell office:value-type="string">
            <text:p>01nz4c</text:p>
          </table:table-cell>
          <table:table-cell office:value-type="string">
            <text:p>unit_of_data_transmission_rate</text:p>
          </table:table-cell>
          <table:table-cell table:number-columns-repeated="2"/>
          <table:table-cell office:value-type="string">
            <text:p>terabyte_per_second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Boiler horsepower</text:p>
          </table:table-cell>
          <table:table-cell office:value-type="string">
            <text:p>02kdlm7</text:p>
          </table:table-cell>
          <table:table-cell office:value-type="string">
            <text:p>061ln</text:p>
          </table:table-cell>
          <table:table-cell office:value-type="string">
            <text:p>power_unit</text:p>
          </table:table-cell>
          <table:table-cell table:number-columns-repeated="2"/>
          <table:table-cell office:value-type="string">
            <text:p>boiler_horsepower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luid ounce (imperial)</text:p>
          </table:table-cell>
          <table:table-cell office:value-type="string">
            <text:p>01x336r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table:number-columns-repeated="2"/>
          <table:table-cell office:value-type="string">
            <text:p>fluid_ounce_imperial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Finger</text:p>
          </table:table-cell>
          <table:table-cell office:value-type="string">
            <text:p>05b1sy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555681">
            <text:p>1555681</text:p>
          </table:table-cell>
          <table:table-cell office:value-type="string">
            <text:p>Finger_$0028unit$0029</text:p>
          </table:table-cell>
          <table:table-cell office:value-type="string">
            <text:p>finger_measure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Dessert spoon</text:p>
          </table:table-cell>
          <table:table-cell office:value-type="string">
            <text:p>04k0rf</text:p>
          </table:table-cell>
          <table:table-cell/>
          <table:table-cell office:value-type="string">
            <text:p>volume_unit</text:p>
          </table:table-cell>
          <table:table-cell office:value-type="float" office:value="1226047">
            <text:p>1226047</text:p>
          </table:table-cell>
          <table:table-cell office:value-type="string">
            <text:p>Dessert_spoon</text:p>
          </table:table-cell>
          <table:table-cell office:value-type="string">
            <text:p>dessert_spoon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Centimeter</text:p>
          </table:table-cell>
          <table:table-cell office:value-type="string">
            <text:p>024_6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7669">
            <text:p>7669</text:p>
          </table:table-cell>
          <table:table-cell office:value-type="string">
            <text:p>Centimetre</text:p>
          </table:table-cell>
          <table:table-cell office:value-type="string">
            <text:p>centimeter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Joule per cubic metre</text:p>
          </table:table-cell>
          <table:table-cell office:value-type="string">
            <text:p>02sj51f</text:p>
          </table:table-cell>
          <table:table-cell office:value-type="string">
            <text:p>05ggcb</text:p>
          </table:table-cell>
          <table:table-cell office:value-type="string">
            <text:p>energy_density_unit</text:p>
          </table:table-cell>
          <table:table-cell table:number-columns-repeated="2"/>
          <table:table-cell office:value-type="string">
            <text:p>joule_per_cubic_metre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Cup (Japan)</text:p>
          </table:table-cell>
          <table:table-cell office:value-type="string">
            <text:p>05v66rl</text:p>
          </table:table-cell>
          <table:table-cell/>
          <table:table-cell office:value-type="string">
            <text:p>volume_unit</text:p>
          </table:table-cell>
          <table:table-cell table:number-columns-repeated="2"/>
          <table:table-cell office:value-type="string">
            <text:p>cup_japan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Pennyweight</text:p>
          </table:table-cell>
          <table:table-cell office:value-type="string">
            <text:p>01nx1h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271396">
            <text:p>271396</text:p>
          </table:table-cell>
          <table:table-cell office:value-type="string">
            <text:p>Pennyweight</text:p>
          </table:table-cell>
          <table:table-cell office:value-type="string">
            <text:p>pennyweight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Biannual</text:p>
          </table:table-cell>
          <table:table-cell office:value-type="string">
            <text:p>0kfm_6x</text:p>
          </table:table-cell>
          <table:table-cell/>
          <table:table-cell office:value-type="string">
            <text:p>unit_of_frequency</text:p>
          </table:table-cell>
          <table:table-cell table:number-columns-repeated="2"/>
          <table:table-cell office:value-type="string">
            <text:p>Biannual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Solar radius</text:p>
          </table:table-cell>
          <table:table-cell office:value-type="string">
            <text:p>02lwfn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528155">
            <text:p>528155</text:p>
          </table:table-cell>
          <table:table-cell office:value-type="string">
            <text:p>Solar_radius</text:p>
          </table:table-cell>
          <table:table-cell office:value-type="string">
            <text:p>solar_radius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Kilometer</text:p>
          </table:table-cell>
          <table:table-cell office:value-type="string">
            <text:p>0db_d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50510">
            <text:p>50510</text:p>
          </table:table-cell>
          <table:table-cell office:value-type="string">
            <text:p>Kilometre</text:p>
          </table:table-cell>
          <table:table-cell office:value-type="string">
            <text:p>kilometer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Long quarter</text:p>
          </table:table-cell>
          <table:table-cell office:value-type="string">
            <text:p>02xh680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table:number-columns-repeated="2"/>
          <table:table-cell office:value-type="string">
            <text:p>long_quarter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Milliton of TNT</text:p>
          </table:table-cell>
          <table:table-cell office:value-type="string">
            <text:p>05cpvgm</text:p>
          </table:table-cell>
          <table:table-cell office:value-type="string">
            <text:p>02mm_</text:p>
          </table:table-cell>
          <table:table-cell office:value-type="string">
            <text:p>energy_unit</text:p>
          </table:table-cell>
          <table:table-cell table:number-columns-repeated="2"/>
          <table:table-cell office:value-type="string">
            <text:p>milliton_of_tnt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Petabit</text:p>
          </table:table-cell>
          <table:table-cell office:value-type="string">
            <text:p>038qbj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756595">
            <text:p>756595</text:p>
          </table:table-cell>
          <table:table-cell office:value-type="string">
            <text:p>Petabit</text:p>
          </table:table-cell>
          <table:table-cell office:value-type="string">
            <text:p>petabit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zeptosecond</text:p>
          </table:table-cell>
          <table:table-cell office:value-type="string">
            <text:p>05v2dfy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zeptosecond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Cash</text:p>
          </table:table-cell>
          <table:table-cell office:value-type="string">
            <text:p>027jql9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8786647">
            <text:p>8786647</text:p>
          </table:table-cell>
          <table:table-cell office:value-type="string">
            <text:p>Cash_$0028unit$0029</text:p>
          </table:table-cell>
          <table:table-cell office:value-type="string">
            <text:p>cash_measure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British thermal unit</text:p>
          </table:table-cell>
          <table:table-cell office:value-type="string">
            <text:p>01fr3</text:p>
          </table:table-cell>
          <table:table-cell office:value-type="string">
            <text:p>02mm_</text:p>
          </table:table-cell>
          <table:table-cell office:value-type="string">
            <text:p>energy_unit</text:p>
          </table:table-cell>
          <table:table-cell office:value-type="float" office:value="4495">
            <text:p>4495</text:p>
          </table:table-cell>
          <table:table-cell office:value-type="string">
            <text:p>British_thermal_unit</text:p>
          </table:table-cell>
          <table:table-cell office:value-type="string">
            <text:p>british_thermal_unit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Earth mass</text:p>
          </table:table-cell>
          <table:table-cell office:value-type="string">
            <text:p>02y_9nz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9951602">
            <text:p>9951602</text:p>
          </table:table-cell>
          <table:table-cell office:value-type="string">
            <text:p>Earth_mass</text:p>
          </table:table-cell>
          <table:table-cell office:value-type="string">
            <text:p>earth_mass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Gallon (Scots)</text:p>
          </table:table-cell>
          <table:table-cell office:value-type="string">
            <text:p>0262c7x</text:p>
          </table:table-cell>
          <table:table-cell/>
          <table:table-cell office:value-type="string">
            <text:p>volume_unit</text:p>
          </table:table-cell>
          <table:table-cell office:value-type="float" office:value="7457217">
            <text:p>7457217</text:p>
          </table:table-cell>
          <table:table-cell office:value-type="string">
            <text:p>Gallon_$0028Scots$0029</text:p>
          </table:table-cell>
          <table:table-cell office:value-type="string">
            <text:p>gallon_scots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decasecond</text:p>
          </table:table-cell>
          <table:table-cell office:value-type="string">
            <text:p>05v2dfg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decasecond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Radian per second squared</text:p>
          </table:table-cell>
          <table:table-cell office:value-type="string">
            <text:p>0c9135</text:p>
          </table:table-cell>
          <table:table-cell office:value-type="string">
            <text:p>0hgl0</text:p>
          </table:table-cell>
          <table:table-cell office:value-type="string">
            <text:p>angular_acceleration_unit</text:p>
          </table:table-cell>
          <table:table-cell table:number-columns-repeated="2"/>
          <table:table-cell office:value-type="string">
            <text:p>radian_per_second_squared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Tael</text:p>
          </table:table-cell>
          <table:table-cell office:value-type="string">
            <text:p>0hgm6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65937">
            <text:p>65937</text:p>
          </table:table-cell>
          <table:table-cell office:value-type="string">
            <text:p>Tael</text:p>
          </table:table-cell>
          <table:table-cell office:value-type="string">
            <text:p>tael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Pint (metric)</text:p>
          </table:table-cell>
          <table:table-cell office:value-type="string">
            <text:p>05v6789</text:p>
          </table:table-cell>
          <table:table-cell/>
          <table:table-cell office:value-type="string">
            <text:p>volume_unit</text:p>
          </table:table-cell>
          <table:table-cell table:number-columns-repeated="2"/>
          <table:table-cell office:value-type="string">
            <text:p>pint_metric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Planck length</text:p>
          </table:table-cell>
          <table:table-cell office:value-type="string">
            <text:p>0381xc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748908">
            <text:p>748908</text:p>
          </table:table-cell>
          <table:table-cell office:value-type="string">
            <text:p>Planck_length</text:p>
          </table:table-cell>
          <table:table-cell office:value-type="string">
            <text:p>planck_length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Candela</text:p>
          </table:table-cell>
          <table:table-cell office:value-type="string">
            <text:p>01n0v</text:p>
          </table:table-cell>
          <table:table-cell office:value-type="string">
            <text:p>01thsn</text:p>
          </table:table-cell>
          <table:table-cell office:value-type="string">
            <text:p>luminous_intensity_unit</text:p>
          </table:table-cell>
          <table:table-cell office:value-type="float" office:value="5385">
            <text:p>5385</text:p>
          </table:table-cell>
          <table:table-cell office:value-type="string">
            <text:p>Candela</text:p>
          </table:table-cell>
          <table:table-cell office:value-type="string">
            <text:p>candela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kilosecond</text:p>
          </table:table-cell>
          <table:table-cell office:value-type="string">
            <text:p>05v2df8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kilosecond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Coulomb per cubic metre</text:p>
          </table:table-cell>
          <table:table-cell office:value-type="string">
            <text:p>02sj53t</text:p>
          </table:table-cell>
          <table:table-cell office:value-type="string">
            <text:p>02sj542</text:p>
          </table:table-cell>
          <table:table-cell office:value-type="string">
            <text:p>electric_charge_density_unit</text:p>
          </table:table-cell>
          <table:table-cell table:number-columns-repeated="2"/>
          <table:table-cell office:value-type="string">
            <text:p>coulomb_per_cubic_metre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Microgram</text:p>
          </table:table-cell>
          <table:table-cell office:value-type="string">
            <text:p>01x32k5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table:number-columns-repeated="2"/>
          <table:table-cell office:value-type="string">
            <text:p>microgram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Centimetre of water</text:p>
          </table:table-cell>
          <table:table-cell office:value-type="string">
            <text:p>03cd9_</text:p>
          </table:table-cell>
          <table:table-cell office:value-type="string">
            <text:p>05wnx</text:p>
          </table:table-cell>
          <table:table-cell office:value-type="string">
            <text:p>pressure_unit</text:p>
          </table:table-cell>
          <table:table-cell office:value-type="float" office:value="790061">
            <text:p>790061</text:p>
          </table:table-cell>
          <table:table-cell office:value-type="string">
            <text:p>Centimetre_of_water</text:p>
          </table:table-cell>
          <table:table-cell office:value-type="string">
            <text:p>centimetre_of_water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Kilowatt hour</text:p>
          </table:table-cell>
          <table:table-cell office:value-type="string">
            <text:p>018lqb</text:p>
          </table:table-cell>
          <table:table-cell office:value-type="string">
            <text:p>02mm_</text:p>
          </table:table-cell>
          <table:table-cell office:value-type="string">
            <text:p>energy_unit</text:p>
          </table:table-cell>
          <table:table-cell office:value-type="float" office:value="180234">
            <text:p>180234</text:p>
          </table:table-cell>
          <table:table-cell office:value-type="string">
            <text:p>Kilowatt_hour</text:p>
          </table:table-cell>
          <table:table-cell office:value-type="string">
            <text:p>watt-hour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Tonne</text:p>
          </table:table-cell>
          <table:table-cell office:value-type="string">
            <text:p>07ny7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31185">
            <text:p>31185</text:p>
          </table:table-cell>
          <table:table-cell office:value-type="string">
            <text:p>Tonne</text:p>
          </table:table-cell>
          <table:table-cell office:value-type="string">
            <text:p>tonne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Square yard</text:p>
          </table:table-cell>
          <table:table-cell office:value-type="string">
            <text:p>05h4jd</text:p>
          </table:table-cell>
          <table:table-cell office:value-type="string">
            <text:p>0n0j</text:p>
          </table:table-cell>
          <table:table-cell office:value-type="string">
            <text:p>area_unit</text:p>
          </table:table-cell>
          <table:table-cell office:value-type="float" office:value="1618887">
            <text:p>1618887</text:p>
          </table:table-cell>
          <table:table-cell office:value-type="string">
            <text:p>Square_yard</text:p>
          </table:table-cell>
          <table:table-cell office:value-type="string">
            <text:p>square_yard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Megaelectronvolt</text:p>
          </table:table-cell>
          <table:table-cell office:value-type="string">
            <text:p>05pxqc7</text:p>
          </table:table-cell>
          <table:table-cell office:value-type="string">
            <text:p>02mm_</text:p>
          </table:table-cell>
          <table:table-cell office:value-type="string">
            <text:p>energy_unit</text:p>
          </table:table-cell>
          <table:table-cell table:number-columns-repeated="2"/>
          <table:table-cell office:value-type="string">
            <text:p>megaelectronvolt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Yearly</text:p>
          </table:table-cell>
          <table:table-cell office:value-type="string">
            <text:p>02n9t4t</text:p>
          </table:table-cell>
          <table:table-cell office:value-type="string">
            <text:p>02x93</text:p>
          </table:table-cell>
          <table:table-cell office:value-type="string">
            <text:p>unit_of_frequency</text:p>
          </table:table-cell>
          <table:table-cell table:number-columns-repeated="2"/>
          <table:table-cell office:value-type="string">
            <text:p>yearly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Metric dunam</text:p>
          </table:table-cell>
          <table:table-cell office:value-type="string">
            <text:p>0fpdnqv</text:p>
          </table:table-cell>
          <table:table-cell/>
          <table:table-cell office:value-type="string">
            <text:p>area_unit</text:p>
          </table:table-cell>
          <table:table-cell table:number-columns-repeated="2"/>
          <table:table-cell office:value-type="string">
            <text:p>metric_dunam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Gigahertz</text:p>
          </table:table-cell>
          <table:table-cell office:value-type="string">
            <text:p>02n9szq</text:p>
          </table:table-cell>
          <table:table-cell office:value-type="string">
            <text:p>02x93</text:p>
          </table:table-cell>
          <table:table-cell office:value-type="string">
            <text:p>unit_of_frequency</text:p>
          </table:table-cell>
          <table:table-cell table:number-columns-repeated="2"/>
          <table:table-cell office:value-type="string">
            <text:p>gigahertz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Leap year</text:p>
          </table:table-cell>
          <table:table-cell office:value-type="string">
            <text:p>04jx5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office:value-type="float" office:value="17895">
            <text:p>17895</text:p>
          </table:table-cell>
          <table:table-cell office:value-type="string">
            <text:p>Leap_year</text:p>
          </table:table-cell>
          <table:table-cell office:value-type="string">
            <text:p>leap_year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Nail</text:p>
          </table:table-cell>
          <table:table-cell office:value-type="string">
            <text:p>05b2wc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556266">
            <text:p>1556266</text:p>
          </table:table-cell>
          <table:table-cell office:value-type="string">
            <text:p>Nail_$0028unit$0029</text:p>
          </table:table-cell>
          <table:table-cell office:value-type="string">
            <text:p>nail_measure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Geographical mile</text:p>
          </table:table-cell>
          <table:table-cell office:value-type="string">
            <text:p>0392s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2534">
            <text:p>12534</text:p>
          </table:table-cell>
          <table:table-cell office:value-type="string">
            <text:p>Geographical_mile</text:p>
          </table:table-cell>
          <table:table-cell office:value-type="string">
            <text:p>geographical_mile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Gibibit</text:p>
          </table:table-cell>
          <table:table-cell office:value-type="string">
            <text:p>038qg1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756623">
            <text:p>756623</text:p>
          </table:table-cell>
          <table:table-cell office:value-type="string">
            <text:p>Gibibit</text:p>
          </table:table-cell>
          <table:table-cell office:value-type="string">
            <text:p>gibibit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Hartree</text:p>
          </table:table-cell>
          <table:table-cell office:value-type="string">
            <text:p>017mjn</text:p>
          </table:table-cell>
          <table:table-cell office:value-type="string">
            <text:p>02mm_</text:p>
          </table:table-cell>
          <table:table-cell office:value-type="string">
            <text:p>energy_unit</text:p>
          </table:table-cell>
          <table:table-cell office:value-type="float" office:value="174901">
            <text:p>174901</text:p>
          </table:table-cell>
          <table:table-cell office:value-type="string">
            <text:p>Hartree</text:p>
          </table:table-cell>
          <table:table-cell office:value-type="string">
            <text:p>hartree_energy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Statcoulomb</text:p>
          </table:table-cell>
          <table:table-cell office:value-type="string">
            <text:p>0f093</text:p>
          </table:table-cell>
          <table:table-cell office:value-type="string">
            <text:p>02nxz</text:p>
          </table:table-cell>
          <table:table-cell office:value-type="string">
            <text:p>charge_unit</text:p>
          </table:table-cell>
          <table:table-cell office:value-type="float" office:value="53460">
            <text:p>53460</text:p>
          </table:table-cell>
          <table:table-cell office:value-type="string">
            <text:p>Statcoulomb</text:p>
          </table:table-cell>
          <table:table-cell office:value-type="string">
            <text:p>statcoulomb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Beer barrel (UK)</text:p>
          </table:table-cell>
          <table:table-cell office:value-type="string">
            <text:p>0bj4qy_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table:number-columns-repeated="2"/>
          <table:table-cell office:value-type="string">
            <text:p>beer_barrel_uk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attosecond</text:p>
          </table:table-cell>
          <table:table-cell office:value-type="string">
            <text:p>05v2dfv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attosecond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Deciliter</text:p>
          </table:table-cell>
          <table:table-cell office:value-type="string">
            <text:p>05v67j_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table:number-columns-repeated="2"/>
          <table:table-cell office:value-type="string">
            <text:p>deciliter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Picometre</text:p>
          </table:table-cell>
          <table:table-cell office:value-type="string">
            <text:p>025sx5b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38964">
            <text:p>38964</text:p>
          </table:table-cell>
          <table:table-cell office:value-type="string">
            <text:p>Picometre</text:p>
          </table:table-cell>
          <table:table-cell office:value-type="string">
            <text:p>picometre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Centiliter</text:p>
          </table:table-cell>
          <table:table-cell office:value-type="string">
            <text:p>05v67jp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table:number-columns-repeated="2"/>
          <table:table-cell office:value-type="string">
            <text:p>centiliter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Arpent</text:p>
          </table:table-cell>
          <table:table-cell office:value-type="string">
            <text:p>06dnnd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2008209">
            <text:p>2008209</text:p>
          </table:table-cell>
          <table:table-cell office:value-type="string">
            <text:p>Arpent</text:p>
          </table:table-cell>
          <table:table-cell office:value-type="string">
            <text:p>arpent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Elementary charge</text:p>
          </table:table-cell>
          <table:table-cell office:value-type="string">
            <text:p>017msg</text:p>
          </table:table-cell>
          <table:table-cell office:value-type="string">
            <text:p>02nxz</text:p>
          </table:table-cell>
          <table:table-cell office:value-type="string">
            <text:p>charge_unit</text:p>
          </table:table-cell>
          <table:table-cell office:value-type="float" office:value="174945">
            <text:p>174945</text:p>
          </table:table-cell>
          <table:table-cell office:value-type="string">
            <text:p>Elementary_charge</text:p>
          </table:table-cell>
          <table:table-cell office:value-type="string">
            <text:p>elementary_charge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Megawatt</text:p>
          </table:table-cell>
          <table:table-cell office:value-type="string">
            <text:p>05cq6tg</text:p>
          </table:table-cell>
          <table:table-cell office:value-type="string">
            <text:p>061ln</text:p>
          </table:table-cell>
          <table:table-cell office:value-type="string">
            <text:p>power_unit</text:p>
          </table:table-cell>
          <table:table-cell table:number-columns-repeated="2"/>
          <table:table-cell office:value-type="string">
            <text:p>megawatt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Kelvin</text:p>
          </table:table-cell>
          <table:table-cell office:value-type="string">
            <text:p>047f7</text:p>
          </table:table-cell>
          <table:table-cell office:value-type="string">
            <text:p>07gr_</text:p>
          </table:table-cell>
          <table:table-cell office:value-type="string">
            <text:p>temperature_unit</text:p>
          </table:table-cell>
          <table:table-cell office:value-type="float" office:value="19593121">
            <text:p>19593121</text:p>
          </table:table-cell>
          <table:table-cell office:value-type="string">
            <text:p>Kelvin</text:p>
          </table:table-cell>
          <table:table-cell office:value-type="string">
            <text:p>kelvin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Barye</text:p>
          </table:table-cell>
          <table:table-cell office:value-type="string">
            <text:p>0468t2</text:p>
          </table:table-cell>
          <table:table-cell office:value-type="string">
            <text:p>05wnx</text:p>
          </table:table-cell>
          <table:table-cell office:value-type="string">
            <text:p>pressure_unit</text:p>
          </table:table-cell>
          <table:table-cell office:value-type="float" office:value="1103920">
            <text:p>1103920</text:p>
          </table:table-cell>
          <table:table-cell office:value-type="string">
            <text:p>Barye</text:p>
          </table:table-cell>
          <table:table-cell office:value-type="string">
            <text:p>barye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Volt</text:p>
          </table:table-cell>
          <table:table-cell office:value-type="string">
            <text:p>07_7_</text:p>
          </table:table-cell>
          <table:table-cell office:value-type="string">
            <text:p>067yp</text:p>
          </table:table-cell>
          <table:table-cell office:value-type="string">
            <text:p>potential_unit</text:p>
          </table:table-cell>
          <table:table-cell office:value-type="float" office:value="32567">
            <text:p>32567</text:p>
          </table:table-cell>
          <table:table-cell office:value-type="string">
            <text:p>Volt</text:p>
          </table:table-cell>
          <table:table-cell office:value-type="string">
            <text:p>volt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Once every two years</text:p>
          </table:table-cell>
          <table:table-cell office:value-type="string">
            <text:p>02nbmyr</text:p>
          </table:table-cell>
          <table:table-cell office:value-type="string">
            <text:p>02x93</text:p>
          </table:table-cell>
          <table:table-cell office:value-type="string">
            <text:p>unit_of_frequency</text:p>
          </table:table-cell>
          <table:table-cell table:number-columns-repeated="2"/>
          <table:table-cell office:value-type="string">
            <text:p>biennially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Joule</text:p>
          </table:table-cell>
          <table:table-cell office:value-type="float" office:value="4570">
            <text:p>4570</text:p>
          </table:table-cell>
          <table:table-cell office:value-type="string">
            <text:p>02mm_</text:p>
          </table:table-cell>
          <table:table-cell office:value-type="string">
            <text:p>energy_unit</text:p>
          </table:table-cell>
          <table:table-cell office:value-type="float" office:value="16327">
            <text:p>16327</text:p>
          </table:table-cell>
          <table:table-cell office:value-type="string">
            <text:p>Joule</text:p>
          </table:table-cell>
          <table:table-cell office:value-type="string">
            <text:p>joule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Fluid Dram US</text:p>
          </table:table-cell>
          <table:table-cell office:value-type="string">
            <text:p>04kf9h0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table:number-columns-repeated="2"/>
          <table:table-cell office:value-type="string">
            <text:p>fluid_dram_us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Henry</text:p>
          </table:table-cell>
          <table:table-cell office:value-type="string">
            <text:p>0l4kj</text:p>
          </table:table-cell>
          <table:table-cell office:value-type="string">
            <text:p>015_85</text:p>
          </table:table-cell>
          <table:table-cell office:value-type="string">
            <text:p>inductance_unit</text:p>
          </table:table-cell>
          <table:table-cell office:value-type="float" office:value="82354">
            <text:p>82354</text:p>
          </table:table-cell>
          <table:table-cell office:value-type="string">
            <text:p>Henry_$0028unit$0029</text:p>
          </table:table-cell>
          <table:table-cell office:value-type="string">
            <text:p>henry_measure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Megabyte</text:p>
          </table:table-cell>
          <table:table-cell office:value-type="string">
            <text:p>0501t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19918">
            <text:p>19918</text:p>
          </table:table-cell>
          <table:table-cell office:value-type="string">
            <text:p>Megabyte</text:p>
          </table:table-cell>
          <table:table-cell office:value-type="string">
            <text:p>megabyte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Chopin</text:p>
          </table:table-cell>
          <table:table-cell office:value-type="string">
            <text:p>0h0j3f</text:p>
          </table:table-cell>
          <table:table-cell/>
          <table:table-cell office:value-type="string">
            <text:p>volume_unit</text:p>
          </table:table-cell>
          <table:table-cell office:value-type="float" office:value="7017642">
            <text:p>7017642</text:p>
          </table:table-cell>
          <table:table-cell office:value-type="string">
            <text:p>Chopin_$0028unit$0029</text:p>
          </table:table-cell>
          <table:table-cell office:value-type="string">
            <text:p>chopin_measure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Grain</text:p>
          </table:table-cell>
          <table:table-cell office:value-type="string">
            <text:p>016sl1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169946">
            <text:p>169946</text:p>
          </table:table-cell>
          <table:table-cell office:value-type="string">
            <text:p>Grain_$0028unit$0029</text:p>
          </table:table-cell>
          <table:table-cell office:value-type="string">
            <text:p>grain_measure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Kilogram-force</text:p>
          </table:table-cell>
          <table:table-cell office:value-type="string">
            <text:p>026z5d</text:p>
          </table:table-cell>
          <table:table-cell office:value-type="string">
            <text:p>02yc2</text:p>
          </table:table-cell>
          <table:table-cell office:value-type="string">
            <text:p>unit_of_force</text:p>
          </table:table-cell>
          <table:table-cell office:value-type="float" office:value="425290">
            <text:p>425290</text:p>
          </table:table-cell>
          <table:table-cell office:value-type="string">
            <text:p>Kilogram-force</text:p>
          </table:table-cell>
          <table:table-cell office:value-type="string">
            <text:p>kilogram-force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Annual</text:p>
          </table:table-cell>
          <table:table-cell office:value-type="string">
            <text:p>0yqsr_1</text:p>
          </table:table-cell>
          <table:table-cell/>
          <table:table-cell office:value-type="string">
            <text:p>unit_of_frequency</text:p>
          </table:table-cell>
          <table:table-cell table:number-columns-repeated="2"/>
          <table:table-cell office:value-type="string">
            <text:p>Annual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Light-year</text:p>
          </table:table-cell>
          <table:table-cell office:value-type="string">
            <text:p>02wpm_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23473595">
            <text:p>23473595</text:p>
          </table:table-cell>
          <table:table-cell office:value-type="string">
            <text:p>Light-year</text:p>
          </table:table-cell>
          <table:table-cell office:value-type="string">
            <text:p>light-year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bi-monthly</text:p>
          </table:table-cell>
          <table:table-cell office:value-type="string">
            <text:p>064t199</text:p>
          </table:table-cell>
          <table:table-cell/>
          <table:table-cell office:value-type="string">
            <text:p>unit_of_frequency</text:p>
          </table:table-cell>
          <table:table-cell table:number-columns-repeated="2"/>
          <table:table-cell office:value-type="string">
            <text:p>bi_monthly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Minute</text:p>
          </table:table-cell>
          <table:table-cell office:value-type="string">
            <text:p>04x9_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office:value-type="float" office:value="19372">
            <text:p>19372</text:p>
          </table:table-cell>
          <table:table-cell office:value-type="string">
            <text:p>Minute</text:p>
          </table:table-cell>
          <table:table-cell office:value-type="string">
            <text:p>minute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Quadrennial</text:p>
          </table:table-cell>
          <table:table-cell office:value-type="string">
            <text:p>04q0_4f</text:p>
          </table:table-cell>
          <table:table-cell office:value-type="string">
            <text:p>07c_l</text:p>
          </table:table-cell>
          <table:table-cell office:value-type="string">
            <text:p>unit_of_frequency</text:p>
          </table:table-cell>
          <table:table-cell table:number-columns-repeated="2"/>
          <table:table-cell office:value-type="string">
            <text:p>quadrennial_measure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Megabit per second</text:p>
          </table:table-cell>
          <table:table-cell office:value-type="string">
            <text:p>05tk1z</text:p>
          </table:table-cell>
          <table:table-cell office:value-type="string">
            <text:p>01nz4c</text:p>
          </table:table-cell>
          <table:table-cell office:value-type="string">
            <text:p>unit_of_data_transmission_rate</text:p>
          </table:table-cell>
          <table:table-cell table:number-columns-repeated="2"/>
          <table:table-cell office:value-type="string">
            <text:p>megabit_per_second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Hectare</text:p>
          </table:table-cell>
          <table:table-cell office:value-type="string">
            <text:p>09ppg</text:p>
          </table:table-cell>
          <table:table-cell office:value-type="string">
            <text:p>0n0j</text:p>
          </table:table-cell>
          <table:table-cell office:value-type="string">
            <text:p>area_unit</text:p>
          </table:table-cell>
          <table:table-cell office:value-type="float" office:value="24919513">
            <text:p>24919513</text:p>
          </table:table-cell>
          <table:table-cell office:value-type="string">
            <text:p>Hectare</text:p>
          </table:table-cell>
          <table:table-cell office:value-type="string">
            <text:p>hectare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Point</text:p>
          </table:table-cell>
          <table:table-cell office:value-type="string">
            <text:p>03x8x8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991349">
            <text:p>991349</text:p>
          </table:table-cell>
          <table:table-cell office:value-type="string">
            <text:p>Point_$0028typography$0029</text:p>
          </table:table-cell>
          <table:table-cell office:value-type="string">
            <text:p>point_measure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Every 4 Years</text:p>
          </table:table-cell>
          <table:table-cell office:value-type="string">
            <text:p>02sjt6q</text:p>
          </table:table-cell>
          <table:table-cell/>
          <table:table-cell office:value-type="string">
            <text:p>unit_of_frequency</text:p>
          </table:table-cell>
          <table:table-cell table:number-columns-repeated="2"/>
          <table:table-cell office:value-type="string">
            <text:p>every_4_years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6 Months</text:p>
          </table:table-cell>
          <table:table-cell office:value-type="string">
            <text:p>0qs2h9m</text:p>
          </table:table-cell>
          <table:table-cell/>
          <table:table-cell office:value-type="string">
            <text:p>unit_of_frequency</text:p>
          </table:table-cell>
          <table:table-cell table:number-columns-repeated="2"/>
          <table:table-cell office:value-type="string">
            <text:p>6 Months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Technical atmosphere</text:p>
          </table:table-cell>
          <table:table-cell office:value-type="string">
            <text:p>04tyry</text:p>
          </table:table-cell>
          <table:table-cell office:value-type="string">
            <text:p>05wnx</text:p>
          </table:table-cell>
          <table:table-cell office:value-type="string">
            <text:p>pressure_unit</text:p>
          </table:table-cell>
          <table:table-cell office:value-type="float" office:value="1338931">
            <text:p>1338931</text:p>
          </table:table-cell>
          <table:table-cell office:value-type="string">
            <text:p>Technical_atmosphere</text:p>
          </table:table-cell>
          <table:table-cell office:value-type="string">
            <text:p>technical_atmosphere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Megaton of TNT</text:p>
          </table:table-cell>
          <table:table-cell office:value-type="string">
            <text:p>05cdmv8</text:p>
          </table:table-cell>
          <table:table-cell office:value-type="string">
            <text:p>02mm_</text:p>
          </table:table-cell>
          <table:table-cell office:value-type="string">
            <text:p>energy_unit</text:p>
          </table:table-cell>
          <table:table-cell table:number-columns-repeated="2"/>
          <table:table-cell office:value-type="string">
            <text:p>megaton_of_tnt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Microton of TNT</text:p>
          </table:table-cell>
          <table:table-cell office:value-type="string">
            <text:p>05cpvh4</text:p>
          </table:table-cell>
          <table:table-cell office:value-type="string">
            <text:p>02mm_</text:p>
          </table:table-cell>
          <table:table-cell office:value-type="string">
            <text:p>energy_unit</text:p>
          </table:table-cell>
          <table:table-cell table:number-columns-repeated="2"/>
          <table:table-cell office:value-type="string">
            <text:p>microton_of_tnt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Poundal</text:p>
          </table:table-cell>
          <table:table-cell office:value-type="string">
            <text:p>038n1p</text:p>
          </table:table-cell>
          <table:table-cell office:value-type="string">
            <text:p>02yc2</text:p>
          </table:table-cell>
          <table:table-cell office:value-type="string">
            <text:p>unit_of_force</text:p>
          </table:table-cell>
          <table:table-cell office:value-type="float" office:value="755615">
            <text:p>755615</text:p>
          </table:table-cell>
          <table:table-cell office:value-type="string">
            <text:p>Poundal</text:p>
          </table:table-cell>
          <table:table-cell office:value-type="string">
            <text:p>poundal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Every 5 years</text:p>
          </table:table-cell>
          <table:table-cell office:value-type="string">
            <text:p>07yrn30</text:p>
          </table:table-cell>
          <table:table-cell/>
          <table:table-cell office:value-type="string">
            <text:p>unit_of_frequency</text:p>
          </table:table-cell>
          <table:table-cell table:number-columns-repeated="2"/>
          <table:table-cell office:value-type="string">
            <text:p>every_5_years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Tablespoon (AU)</text:p>
          </table:table-cell>
          <table:table-cell office:value-type="string">
            <text:p>05v66b8</text:p>
          </table:table-cell>
          <table:table-cell/>
          <table:table-cell office:value-type="string">
            <text:p>volume_unit</text:p>
          </table:table-cell>
          <table:table-cell table:number-columns-repeated="2"/>
          <table:table-cell office:value-type="string">
            <text:p>tablespoon_au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Farad</text:p>
          </table:table-cell>
          <table:table-cell office:value-type="string">
            <text:p>0l4l0</text:p>
          </table:table-cell>
          <table:table-cell office:value-type="string">
            <text:p>011ks6</text:p>
          </table:table-cell>
          <table:table-cell office:value-type="string">
            <text:p>capacitance_unit</text:p>
          </table:table-cell>
          <table:table-cell office:value-type="float" office:value="82355">
            <text:p>82355</text:p>
          </table:table-cell>
          <table:table-cell office:value-type="string">
            <text:p>Farad</text:p>
          </table:table-cell>
          <table:table-cell office:value-type="string">
            <text:p>farad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decisecond</text:p>
          </table:table-cell>
          <table:table-cell office:value-type="string">
            <text:p>05v2dfk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decisecond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Jiffy</text:p>
          </table:table-cell>
          <table:table-cell office:value-type="string">
            <text:p>08rzl1</text:p>
          </table:table-cell>
          <table:table-cell/>
          <table:table-cell office:value-type="string">
            <text:p>time_unit</text:p>
          </table:table-cell>
          <table:table-cell office:value-type="float" office:value="30169125">
            <text:p>30169125</text:p>
          </table:table-cell>
          <table:table-cell office:value-type="string">
            <text:p>Jiffy_$0028time$0029</text:p>
          </table:table-cell>
          <table:table-cell office:value-type="string">
            <text:p>jiffy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Month</text:p>
          </table:table-cell>
          <table:table-cell office:value-type="string">
            <text:p>053jb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office:value-type="float" office:value="20354">
            <text:p>20354</text:p>
          </table:table-cell>
          <table:table-cell office:value-type="string">
            <text:p>Month</text:p>
          </table:table-cell>
          <table:table-cell office:value-type="string">
            <text:p>month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Siemens</text:p>
          </table:table-cell>
          <table:table-cell office:value-type="string">
            <text:p>01cn2d</text:p>
          </table:table-cell>
          <table:table-cell office:value-type="string">
            <text:p>0gj_9</text:p>
          </table:table-cell>
          <table:table-cell office:value-type="string">
            <text:p>conductance_unit</text:p>
          </table:table-cell>
          <table:table-cell office:value-type="float" office:value="31109470">
            <text:p>31109470</text:p>
          </table:table-cell>
          <table:table-cell office:value-type="string">
            <text:p>Siemens_$0028unit$0029</text:p>
          </table:table-cell>
          <table:table-cell office:value-type="string">
            <text:p>siemens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Planck mass</text:p>
          </table:table-cell>
          <table:table-cell office:value-type="string">
            <text:p>0170tx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171541">
            <text:p>171541</text:p>
          </table:table-cell>
          <table:table-cell office:value-type="string">
            <text:p>Planck_mass</text:p>
          </table:table-cell>
          <table:table-cell office:value-type="string">
            <text:p>planck_mass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Bohr magneton</text:p>
          </table:table-cell>
          <table:table-cell office:value-type="string">
            <text:p>017mv0</text:p>
          </table:table-cell>
          <table:table-cell office:value-type="string">
            <text:p>02n5bg</text:p>
          </table:table-cell>
          <table:table-cell/>
          <table:table-cell office:value-type="float" office:value="174955">
            <text:p>174955</text:p>
          </table:table-cell>
          <table:table-cell office:value-type="string">
            <text:p>Bohr_magneton</text:p>
          </table:table-cell>
          <table:table-cell office:value-type="string">
            <text:p>bohr_magneton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Kilobit per second</text:p>
          </table:table-cell>
          <table:table-cell office:value-type="string">
            <text:p>05tk15</text:p>
          </table:table-cell>
          <table:table-cell office:value-type="string">
            <text:p>01nz4c</text:p>
          </table:table-cell>
          <table:table-cell office:value-type="string">
            <text:p>unit_of_data_transmission_rate</text:p>
          </table:table-cell>
          <table:table-cell table:number-columns-repeated="2"/>
          <table:table-cell office:value-type="string">
            <text:p>kilobit_per_second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Biweekly</text:p>
          </table:table-cell>
          <table:table-cell office:value-type="string">
            <text:p>0ff5_v</text:p>
          </table:table-cell>
          <table:table-cell office:value-type="string">
            <text:p>02x93</text:p>
          </table:table-cell>
          <table:table-cell office:value-type="string">
            <text:p>unit_of_frequency</text:p>
          </table:table-cell>
          <table:table-cell office:value-type="float" office:value="5933152">
            <text:p>5933152</text:p>
          </table:table-cell>
          <table:table-cell office:value-type="string">
            <text:p>Biweekly</text:p>
          </table:table-cell>
          <table:table-cell office:value-type="string">
            <text:p>biweekly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Electronvolt</text:p>
          </table:table-cell>
          <table:table-cell office:value-type="string">
            <text:p>02m68</text:p>
          </table:table-cell>
          <table:table-cell office:value-type="string">
            <text:p>02mm_</text:p>
          </table:table-cell>
          <table:table-cell office:value-type="string">
            <text:p>energy_unit</text:p>
          </table:table-cell>
          <table:table-cell office:value-type="float" office:value="9598">
            <text:p>9598</text:p>
          </table:table-cell>
          <table:table-cell office:value-type="string">
            <text:p>Electronvolt</text:p>
          </table:table-cell>
          <table:table-cell office:value-type="string">
            <text:p>electronvolt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Second</text:p>
          </table:table-cell>
          <table:table-cell office:value-type="string">
            <text:p>06nxt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office:value-type="float" office:value="26873">
            <text:p>26873</text:p>
          </table:table-cell>
          <table:table-cell office:value-type="string">
            <text:p>Second</text:p>
          </table:table-cell>
          <table:table-cell office:value-type="string">
            <text:p>second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Hectoliter</text:p>
          </table:table-cell>
          <table:table-cell office:value-type="string">
            <text:p>0446ky1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table:number-columns-repeated="2"/>
          <table:table-cell office:value-type="string">
            <text:p>hectoliter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Candareen</text:p>
          </table:table-cell>
          <table:table-cell office:value-type="string">
            <text:p>0gcsf7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6587493">
            <text:p>6587493</text:p>
          </table:table-cell>
          <table:table-cell office:value-type="string">
            <text:p>Candareen</text:p>
          </table:table-cell>
          <table:table-cell office:value-type="string">
            <text:p>candareen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Decade</text:p>
          </table:table-cell>
          <table:table-cell office:value-type="string">
            <text:p>033g_h</text:p>
          </table:table-cell>
          <table:table-cell/>
          <table:table-cell office:value-type="string">
            <text:p>unit_of_frequency</text:p>
          </table:table-cell>
          <table:table-cell office:value-type="float" office:value="695530">
            <text:p>695530</text:p>
          </table:table-cell>
          <table:table-cell office:value-type="string">
            <text:p>Decade</text:p>
          </table:table-cell>
          <table:table-cell office:value-type="string">
            <text:p>decade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Scoville Unit</text:p>
          </table:table-cell>
          <table:table-cell office:value-type="string">
            <text:p>0btdn</text:p>
          </table:table-cell>
          <table:table-cell office:value-type="string">
            <text:p>0frqt4</text:p>
          </table:table-cell>
          <table:table-cell/>
          <table:table-cell office:value-type="float" office:value="43036">
            <text:p>43036</text:p>
          </table:table-cell>
          <table:table-cell office:value-type="string">
            <text:p>Scoville_scale</text:p>
          </table:table-cell>
          <table:table-cell office:value-type="string">
            <text:p>scoville_scale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Inch</text:p>
          </table:table-cell>
          <table:table-cell office:value-type="string">
            <text:p>03th6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4775">
            <text:p>14775</text:p>
          </table:table-cell>
          <table:table-cell office:value-type="string">
            <text:p>Inch</text:p>
          </table:table-cell>
          <table:table-cell office:value-type="string">
            <text:p>inch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Square meter</text:p>
          </table:table-cell>
          <table:table-cell office:value-type="string">
            <text:p>0bshsw</text:p>
          </table:table-cell>
          <table:table-cell office:value-type="string">
            <text:p>0n0j</text:p>
          </table:table-cell>
          <table:table-cell office:value-type="string">
            <text:p>area_unit</text:p>
          </table:table-cell>
          <table:table-cell office:value-type="float" office:value="74366">
            <text:p>74366</text:p>
          </table:table-cell>
          <table:table-cell office:value-type="string">
            <text:p>Square_metre</text:p>
          </table:table-cell>
          <table:table-cell office:value-type="string">
            <text:p>square_meter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Stone</text:p>
          </table:table-cell>
          <table:table-cell office:value-type="string">
            <text:p>032b8h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679929">
            <text:p>679929</text:p>
          </table:table-cell>
          <table:table-cell office:value-type="string">
            <text:p>Stone_$0028unit$0029</text:p>
          </table:table-cell>
          <table:table-cell office:value-type="string">
            <text:p>stone_measure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Kilometres per second</text:p>
          </table:table-cell>
          <table:table-cell office:value-type="string">
            <text:p>02_xg81</text:p>
          </table:table-cell>
          <table:table-cell office:value-type="string">
            <text:p>073s_</text:p>
          </table:table-cell>
          <table:table-cell office:value-type="string">
            <text:p>speed_unit</text:p>
          </table:table-cell>
          <table:table-cell table:number-columns-repeated="2"/>
          <table:table-cell office:value-type="string">
            <text:p>kilometres_per_second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Daily</text:p>
          </table:table-cell>
          <table:table-cell office:value-type="string">
            <text:p>037kwr</text:p>
          </table:table-cell>
          <table:table-cell office:value-type="string">
            <text:p>02x93</text:p>
          </table:table-cell>
          <table:table-cell office:value-type="string">
            <text:p>unit_of_frequency</text:p>
          </table:table-cell>
          <table:table-cell table:number-columns-repeated="2"/>
          <table:table-cell office:value-type="string">
            <text:p>daily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Decametre</text:p>
          </table:table-cell>
          <table:table-cell office:value-type="string">
            <text:p>01p6gt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274968">
            <text:p>274968</text:p>
          </table:table-cell>
          <table:table-cell office:value-type="string">
            <text:p>Decametre</text:p>
          </table:table-cell>
          <table:table-cell office:value-type="string">
            <text:p>decametre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Siriometer</text:p>
          </table:table-cell>
          <table:table-cell office:value-type="string">
            <text:p>086qlz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2849571">
            <text:p>2849571</text:p>
          </table:table-cell>
          <table:table-cell office:value-type="string">
            <text:p>Siriometer</text:p>
          </table:table-cell>
          <table:table-cell office:value-type="string">
            <text:p>siriometer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Kibibit</text:p>
          </table:table-cell>
          <table:table-cell office:value-type="string">
            <text:p>038qd7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756615">
            <text:p>756615</text:p>
          </table:table-cell>
          <table:table-cell office:value-type="string">
            <text:p>Kibibit</text:p>
          </table:table-cell>
          <table:table-cell office:value-type="string">
            <text:p>kibibit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Joule per kilogram</text:p>
          </table:table-cell>
          <table:table-cell office:value-type="string">
            <text:p>02sj4_5</text:p>
          </table:table-cell>
          <table:table-cell office:value-type="string">
            <text:p>025s3d7</text:p>
          </table:table-cell>
          <table:table-cell office:value-type="string">
            <text:p>specific_energy_unit</text:p>
          </table:table-cell>
          <table:table-cell table:number-columns-repeated="2"/>
          <table:table-cell office:value-type="string">
            <text:p>joule_per_kilogram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Smoot</text:p>
          </table:table-cell>
          <table:table-cell office:value-type="string">
            <text:p>012v0b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47294">
            <text:p>147294</text:p>
          </table:table-cell>
          <table:table-cell office:value-type="string">
            <text:p>Smoot</text:p>
          </table:table-cell>
          <table:table-cell office:value-type="string">
            <text:p>smoot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Degree Fahrenheit</text:p>
          </table:table-cell>
          <table:table-cell office:value-type="string">
            <text:p>031xl</text:p>
          </table:table-cell>
          <table:table-cell office:value-type="string">
            <text:p>07gr_</text:p>
          </table:table-cell>
          <table:table-cell office:value-type="string">
            <text:p>temperature_unit</text:p>
          </table:table-cell>
          <table:table-cell office:value-type="float" office:value="11524">
            <text:p>11524</text:p>
          </table:table-cell>
          <table:table-cell office:value-type="string">
            <text:p>Fahrenheit</text:p>
          </table:table-cell>
          <table:table-cell office:value-type="string">
            <text:p>fahrenheit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Joug</text:p>
          </table:table-cell>
          <table:table-cell office:value-type="string">
            <text:p>0261wyt</text:p>
          </table:table-cell>
          <table:table-cell/>
          <table:table-cell office:value-type="string">
            <text:p>volume_unit</text:p>
          </table:table-cell>
          <table:table-cell office:value-type="float" office:value="7443552">
            <text:p>7443552</text:p>
          </table:table-cell>
          <table:table-cell office:value-type="string">
            <text:p>Joug</text:p>
          </table:table-cell>
          <table:table-cell office:value-type="string">
            <text:p>joug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Metric horsepower</text:p>
          </table:table-cell>
          <table:table-cell office:value-type="string">
            <text:p>02kdll2</text:p>
          </table:table-cell>
          <table:table-cell office:value-type="string">
            <text:p>061ln</text:p>
          </table:table-cell>
          <table:table-cell office:value-type="string">
            <text:p>power_unit</text:p>
          </table:table-cell>
          <table:table-cell table:number-columns-repeated="2"/>
          <table:table-cell office:value-type="string">
            <text:p>metric_horsepower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Nibble</text:p>
          </table:table-cell>
          <table:table-cell office:value-type="string">
            <text:p>059k0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21150">
            <text:p>21150</text:p>
          </table:table-cell>
          <table:table-cell office:value-type="string">
            <text:p>Nibble</text:p>
          </table:table-cell>
          <table:table-cell office:value-type="string">
            <text:p>nibble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Pound-force per square inch</text:p>
          </table:table-cell>
          <table:table-cell office:value-type="string">
            <text:p>05wpd</text:p>
          </table:table-cell>
          <table:table-cell office:value-type="string">
            <text:p>05wnx</text:p>
          </table:table-cell>
          <table:table-cell office:value-type="string">
            <text:p>pressure_unit</text:p>
          </table:table-cell>
          <table:table-cell table:number-columns-repeated="2"/>
          <table:table-cell office:value-type="string">
            <text:p>pound-force_per_square_inch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Quart (Imperial)</text:p>
          </table:table-cell>
          <table:table-cell office:value-type="string">
            <text:p>01x338z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table:number-columns-repeated="2"/>
          <table:table-cell office:value-type="string">
            <text:p>quart_imperial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Kilogram per cubic metre</text:p>
          </table:table-cell>
          <table:table-cell office:value-type="string">
            <text:p>0d1kg</text:p>
          </table:table-cell>
          <table:table-cell office:value-type="string">
            <text:p>02btf</text:p>
          </table:table-cell>
          <table:table-cell office:value-type="string">
            <text:p>unit_of_density</text:p>
          </table:table-cell>
          <table:table-cell office:value-type="float" office:value="48902">
            <text:p>48902</text:p>
          </table:table-cell>
          <table:table-cell office:value-type="string">
            <text:p>Kilogram_per_cubic_metre</text:p>
          </table:table-cell>
          <table:table-cell office:value-type="string">
            <text:p>kilogram_per_cubic_metre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Cubic foot</text:p>
          </table:table-cell>
          <table:table-cell office:value-type="string">
            <text:p>01hwhq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office:value-type="float" office:value="233027">
            <text:p>233027</text:p>
          </table:table-cell>
          <table:table-cell office:value-type="string">
            <text:p>Cubic_foot</text:p>
          </table:table-cell>
          <table:table-cell office:value-type="string">
            <text:p>cubic_foot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Microsecond</text:p>
          </table:table-cell>
          <table:table-cell office:value-type="string">
            <text:p>05v2cwg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microsecond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Siemens per meter</text:p>
          </table:table-cell>
          <table:table-cell office:value-type="string">
            <text:p>0gvbcfq</text:p>
          </table:table-cell>
          <table:table-cell office:value-type="string">
            <text:p>05zn843</text:p>
          </table:table-cell>
          <table:table-cell office:value-type="string">
            <text:p>unit_of_conductivity</text:p>
          </table:table-cell>
          <table:table-cell table:number-columns-repeated="2"/>
          <table:table-cell office:value-type="string">
            <text:p>siemens_per_meter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Kilopound-force per square inch</text:p>
          </table:table-cell>
          <table:table-cell office:value-type="string">
            <text:p>0h12bb_</text:p>
          </table:table-cell>
          <table:table-cell office:value-type="string">
            <text:p>05wnx</text:p>
          </table:table-cell>
          <table:table-cell office:value-type="string">
            <text:p>pressure_unit</text:p>
          </table:table-cell>
          <table:table-cell table:number-columns-repeated="2"/>
          <table:table-cell office:value-type="string">
            <text:p>kilopound_force_per_square_inch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Katal per cubic metre</text:p>
          </table:table-cell>
          <table:table-cell office:value-type="string">
            <text:p>02sj5hn</text:p>
          </table:table-cell>
          <table:table-cell office:value-type="string">
            <text:p>02sj5hy</text:p>
          </table:table-cell>
          <table:table-cell office:value-type="string">
            <text:p>catalytic_concentration_unit</text:p>
          </table:table-cell>
          <table:table-cell table:number-columns-repeated="2"/>
          <table:table-cell office:value-type="string">
            <text:p>katal_per_cubic_metre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Terabit</text:p>
          </table:table-cell>
          <table:table-cell office:value-type="string">
            <text:p>038q9r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756591">
            <text:p>756591</text:p>
          </table:table-cell>
          <table:table-cell office:value-type="string">
            <text:p>Terabit</text:p>
          </table:table-cell>
          <table:table-cell office:value-type="string">
            <text:p>terabit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Atomic mass unit</text:p>
          </table:table-cell>
          <table:table-cell office:value-type="string">
            <text:p>0bn2l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42445">
            <text:p>42445</text:p>
          </table:table-cell>
          <table:table-cell office:value-type="string">
            <text:p>Atomic_mass_unit</text:p>
          </table:table-cell>
          <table:table-cell office:value-type="string">
            <text:p>atomic_mass_unit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Megahertz</text:p>
          </table:table-cell>
          <table:table-cell office:value-type="string">
            <text:p>02n9swl</text:p>
          </table:table-cell>
          <table:table-cell office:value-type="string">
            <text:p>02x93</text:p>
          </table:table-cell>
          <table:table-cell office:value-type="string">
            <text:p>unit_of_frequency</text:p>
          </table:table-cell>
          <table:table-cell table:number-columns-repeated="2"/>
          <table:table-cell office:value-type="string">
            <text:p>megahertz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Peck (Imperial)</text:p>
          </table:table-cell>
          <table:table-cell office:value-type="string">
            <text:p>0p52c</text:p>
          </table:table-cell>
          <table:table-cell/>
          <table:table-cell office:value-type="string">
            <text:p>volume_unit</text:p>
          </table:table-cell>
          <table:table-cell office:value-type="float" office:value="97792">
            <text:p>97792</text:p>
          </table:table-cell>
          <table:table-cell office:value-type="string">
            <text:p>Peck</text:p>
          </table:table-cell>
          <table:table-cell office:value-type="string">
            <text:p>peck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Angstrom</text:p>
          </table:table-cell>
          <table:table-cell office:value-type="string">
            <text:p>0133lr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25739045">
            <text:p>25739045</text:p>
          </table:table-cell>
          <table:table-cell office:value-type="string">
            <text:p>Angstrom</text:p>
          </table:table-cell>
          <table:table-cell office:value-type="string">
            <text:p>angstrom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Tebibit per second</text:p>
          </table:table-cell>
          <table:table-cell office:value-type="string">
            <text:p>0975d_</text:p>
          </table:table-cell>
          <table:table-cell office:value-type="string">
            <text:p>01nz4c</text:p>
          </table:table-cell>
          <table:table-cell office:value-type="string">
            <text:p>unit_of_data_transmission_rate</text:p>
          </table:table-cell>
          <table:table-cell table:number-columns-repeated="2"/>
          <table:table-cell office:value-type="string">
            <text:p>tebibit_per_second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Hour</text:p>
          </table:table-cell>
          <table:table-cell office:value-type="string">
            <text:p>03mxv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office:value-type="float" office:value="14004">
            <text:p>14004</text:p>
          </table:table-cell>
          <table:table-cell office:value-type="string">
            <text:p>Hour</text:p>
          </table:table-cell>
          <table:table-cell office:value-type="string">
            <text:p>hour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Pascal second</text:p>
          </table:table-cell>
          <table:table-cell office:value-type="string">
            <text:p>02sj4qd</text:p>
          </table:table-cell>
          <table:table-cell office:value-type="string">
            <text:p>0b2sz</text:p>
          </table:table-cell>
          <table:table-cell office:value-type="string">
            <text:p>viscosity_unit</text:p>
          </table:table-cell>
          <table:table-cell table:number-columns-repeated="2"/>
          <table:table-cell office:value-type="string">
            <text:p>pascal_second_measure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Triennial</text:p>
          </table:table-cell>
          <table:table-cell office:value-type="string">
            <text:p>03bx3f3</text:p>
          </table:table-cell>
          <table:table-cell/>
          <table:table-cell office:value-type="string">
            <text:p>unit_of_frequency</text:p>
          </table:table-cell>
          <table:table-cell table:number-columns-repeated="2"/>
          <table:table-cell office:value-type="string">
            <text:p>triennial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Candela per square metre</text:p>
          </table:table-cell>
          <table:table-cell office:value-type="string">
            <text:p>02sj43m</text:p>
          </table:table-cell>
          <table:table-cell office:value-type="string">
            <text:p>04nfq</text:p>
          </table:table-cell>
          <table:table-cell office:value-type="string">
            <text:p>luminance_unit</text:p>
          </table:table-cell>
          <table:table-cell office:value-type="float" office:value="74238">
            <text:p>74238</text:p>
          </table:table-cell>
          <table:table-cell office:value-type="string">
            <text:p>Candela_per_square_metre</text:p>
          </table:table-cell>
          <table:table-cell office:value-type="string">
            <text:p>candela_per_square_metre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Pound</text:p>
          </table:table-cell>
          <table:table-cell office:value-type="string">
            <text:p>018cjy</text:p>
          </table:table-cell>
          <table:table-cell office:value-type="string">
            <text:p>02yc2</text:p>
          </table:table-cell>
          <table:table-cell office:value-type="string">
            <text:p>unit_of_force</text:p>
          </table:table-cell>
          <table:table-cell office:value-type="float" office:value="178702">
            <text:p>178702</text:p>
          </table:table-cell>
          <table:table-cell office:value-type="string">
            <text:p>Pound_$0028force$0029</text:p>
          </table:table-cell>
          <table:table-cell office:value-type="string">
            <text:p>pound-force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Cypriot dunam</text:p>
          </table:table-cell>
          <table:table-cell office:value-type="string">
            <text:p>0fpdnr4</text:p>
          </table:table-cell>
          <table:table-cell/>
          <table:table-cell office:value-type="string">
            <text:p>area_unit</text:p>
          </table:table-cell>
          <table:table-cell table:number-columns-repeated="2"/>
          <table:table-cell office:value-type="string">
            <text:p>cypriot_dunam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Centisecond</text:p>
          </table:table-cell>
          <table:table-cell office:value-type="string">
            <text:p>05qqsx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centisecond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Parsec</text:p>
          </table:table-cell>
          <table:table-cell office:value-type="string">
            <text:p>05td3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23335">
            <text:p>23335</text:p>
          </table:table-cell>
          <table:table-cell office:value-type="string">
            <text:p>Parsec</text:p>
          </table:table-cell>
          <table:table-cell office:value-type="string">
            <text:p>parsec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Pièze</text:p>
          </table:table-cell>
          <table:table-cell office:value-type="string">
            <text:p>04g1rh</text:p>
          </table:table-cell>
          <table:table-cell office:value-type="string">
            <text:p>05wnx</text:p>
          </table:table-cell>
          <table:table-cell office:value-type="string">
            <text:p>pressure_unit</text:p>
          </table:table-cell>
          <table:table-cell office:value-type="float" office:value="1192089">
            <text:p>1192089</text:p>
          </table:table-cell>
          <table:table-cell office:value-type="string">
            <text:p>Pi$00E8ze</text:p>
          </table:table-cell>
          <table:table-cell office:value-type="string">
            <text:p>pieze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Kilojoule</text:p>
          </table:table-cell>
          <table:table-cell office:value-type="string">
            <text:p>04xw8v0</text:p>
          </table:table-cell>
          <table:table-cell office:value-type="string">
            <text:p>02mm_</text:p>
          </table:table-cell>
          <table:table-cell office:value-type="string">
            <text:p>energy_unit</text:p>
          </table:table-cell>
          <table:table-cell table:number-columns-repeated="2"/>
          <table:table-cell office:value-type="string">
            <text:p>kilojoule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Fluid ounce (US)</text:p>
          </table:table-cell>
          <table:table-cell office:value-type="string">
            <text:p>01w8dz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office:value-type="float" office:value="326971">
            <text:p>326971</text:p>
          </table:table-cell>
          <table:table-cell office:value-type="string">
            <text:p>Fluid_ounce</text:p>
          </table:table-cell>
          <table:table-cell office:value-type="string">
            <text:p>fluid_ounce_us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Degree Celsius</text:p>
          </table:table-cell>
          <table:table-cell office:value-type="float" office:value="2162">
            <text:p>2162</text:p>
          </table:table-cell>
          <table:table-cell office:value-type="string">
            <text:p>07gr_</text:p>
          </table:table-cell>
          <table:table-cell office:value-type="string">
            <text:p>temperature_unit</text:p>
          </table:table-cell>
          <table:table-cell office:value-type="float" office:value="19593040">
            <text:p>19593040</text:p>
          </table:table-cell>
          <table:table-cell office:value-type="string">
            <text:p>Celsius</text:p>
          </table:table-cell>
          <table:table-cell office:value-type="string">
            <text:p>celsius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Square mile</text:p>
          </table:table-cell>
          <table:table-cell office:value-type="string">
            <text:p>0m7l2</text:p>
          </table:table-cell>
          <table:table-cell office:value-type="string">
            <text:p>0n0j</text:p>
          </table:table-cell>
          <table:table-cell office:value-type="string">
            <text:p>area_unit</text:p>
          </table:table-cell>
          <table:table-cell office:value-type="float" office:value="88945">
            <text:p>88945</text:p>
          </table:table-cell>
          <table:table-cell office:value-type="string">
            <text:p>Square_mile</text:p>
          </table:table-cell>
          <table:table-cell office:value-type="string">
            <text:p>square_mile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Peck (US)</text:p>
          </table:table-cell>
          <table:table-cell office:value-type="string">
            <text:p>05v683h</text:p>
          </table:table-cell>
          <table:table-cell/>
          <table:table-cell office:value-type="string">
            <text:p>volume_unit</text:p>
          </table:table-cell>
          <table:table-cell table:number-columns-repeated="2"/>
          <table:table-cell office:value-type="string">
            <text:p>peck_us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Mebibyte</text:p>
          </table:table-cell>
          <table:table-cell office:value-type="string">
            <text:p>0ghb0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60727">
            <text:p>60727</text:p>
          </table:table-cell>
          <table:table-cell office:value-type="string">
            <text:p>Mebibyte</text:p>
          </table:table-cell>
          <table:table-cell office:value-type="string">
            <text:p>mebibyte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Jupiter radius</text:p>
          </table:table-cell>
          <table:table-cell office:value-type="string">
            <text:p>03yvsyr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table:number-columns-repeated="2"/>
          <table:table-cell office:value-type="string">
            <text:p>jupiter_radius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Ounce</text:p>
          </table:table-cell>
          <table:table-cell office:value-type="string">
            <text:p>018lyq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180279">
            <text:p>180279</text:p>
          </table:table-cell>
          <table:table-cell office:value-type="string">
            <text:p>Ounce</text:p>
          </table:table-cell>
          <table:table-cell office:value-type="string">
            <text:p>ounce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Kilogram per square metre</text:p>
          </table:table-cell>
          <table:table-cell office:value-type="string">
            <text:p>02sj3yn</text:p>
          </table:table-cell>
          <table:table-cell office:value-type="string">
            <text:p>02sj3yy</text:p>
          </table:table-cell>
          <table:table-cell office:value-type="string">
            <text:p>unit_of_surface_density</text:p>
          </table:table-cell>
          <table:table-cell table:number-columns-repeated="2"/>
          <table:table-cell office:value-type="string">
            <text:p>kilogram_per_square_metre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Square inch</text:p>
          </table:table-cell>
          <table:table-cell office:value-type="string">
            <text:p>04xv3p</text:p>
          </table:table-cell>
          <table:table-cell office:value-type="string">
            <text:p>0n0j</text:p>
          </table:table-cell>
          <table:table-cell office:value-type="string">
            <text:p>area_unit</text:p>
          </table:table-cell>
          <table:table-cell office:value-type="float" office:value="1376450">
            <text:p>1376450</text:p>
          </table:table-cell>
          <table:table-cell office:value-type="string">
            <text:p>Square_inch</text:p>
          </table:table-cell>
          <table:table-cell office:value-type="string">
            <text:p>square_inch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Acre</text:p>
          </table:table-cell>
          <table:table-cell office:value-type="string">
            <text:p>0t8t</text:p>
          </table:table-cell>
          <table:table-cell office:value-type="string">
            <text:p>0n0j</text:p>
          </table:table-cell>
          <table:table-cell office:value-type="string">
            <text:p>area_unit</text:p>
          </table:table-cell>
          <table:table-cell office:value-type="float" office:value="1797">
            <text:p>1797</text:p>
          </table:table-cell>
          <table:table-cell office:value-type="string">
            <text:p>Acre</text:p>
          </table:table-cell>
          <table:table-cell office:value-type="string">
            <text:p>acre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petasecond</text:p>
          </table:table-cell>
          <table:table-cell office:value-type="string">
            <text:p>05v2ddx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petasecond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Beard-second</text:p>
          </table:table-cell>
          <table:table-cell office:value-type="string">
            <text:p>096l23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table:number-columns-repeated="2"/>
          <table:table-cell office:value-type="string">
            <text:p>beard-second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Hectometre</text:p>
          </table:table-cell>
          <table:table-cell office:value-type="string">
            <text:p>02qs2d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566803">
            <text:p>566803</text:p>
          </table:table-cell>
          <table:table-cell office:value-type="string">
            <text:p>Hectometre</text:p>
          </table:table-cell>
          <table:table-cell office:value-type="string">
            <text:p>hectometre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Catty</text:p>
          </table:table-cell>
          <table:table-cell office:value-type="string">
            <text:p>075xs_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2351950">
            <text:p>2351950</text:p>
          </table:table-cell>
          <table:table-cell office:value-type="string">
            <text:p>Catty</text:p>
          </table:table-cell>
          <table:table-cell office:value-type="string">
            <text:p>catty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Thousandth of an inch</text:p>
          </table:table-cell>
          <table:table-cell office:value-type="string">
            <text:p>0fhs97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5978127">
            <text:p>5978127</text:p>
          </table:table-cell>
          <table:table-cell office:value-type="string">
            <text:p>Thousandth_of_an_inch</text:p>
          </table:table-cell>
          <table:table-cell office:value-type="string">
            <text:p>thou_measure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Steradian</text:p>
          </table:table-cell>
          <table:table-cell office:value-type="string">
            <text:p>0708n</text:p>
          </table:table-cell>
          <table:table-cell office:value-type="string">
            <text:p>0nb0h</text:p>
          </table:table-cell>
          <table:table-cell office:value-type="string">
            <text:p>solid_angle_unit</text:p>
          </table:table-cell>
          <table:table-cell office:value-type="float" office:value="28299">
            <text:p>28299</text:p>
          </table:table-cell>
          <table:table-cell office:value-type="string">
            <text:p>Steradian</text:p>
          </table:table-cell>
          <table:table-cell office:value-type="string">
            <text:p>steradian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Decimetre</text:p>
          </table:table-cell>
          <table:table-cell office:value-type="string">
            <text:p>01p5ld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274747">
            <text:p>274747</text:p>
          </table:table-cell>
          <table:table-cell office:value-type="string">
            <text:p>Decimetre</text:p>
          </table:table-cell>
          <table:table-cell office:value-type="string">
            <text:p>decimetre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Hourly</text:p>
          </table:table-cell>
          <table:table-cell office:value-type="string">
            <text:p>02nbmv6</text:p>
          </table:table-cell>
          <table:table-cell office:value-type="string">
            <text:p>02x93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hourly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Jigger</text:p>
          </table:table-cell>
          <table:table-cell office:value-type="string">
            <text:p>0fh7k2</text:p>
          </table:table-cell>
          <table:table-cell/>
          <table:table-cell office:value-type="string">
            <text:p>volume_unit</text:p>
          </table:table-cell>
          <table:table-cell table:number-columns-repeated="2"/>
          <table:table-cell office:value-type="string">
            <text:p>jigger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Kilobyte</text:p>
          </table:table-cell>
          <table:table-cell office:value-type="string">
            <text:p>048w6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16794">
            <text:p>16794</text:p>
          </table:table-cell>
          <table:table-cell office:value-type="string">
            <text:p>Kilobyte</text:p>
          </table:table-cell>
          <table:table-cell office:value-type="string">
            <text:p>kilobyte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Light month</text:p>
          </table:table-cell>
          <table:table-cell office:value-type="string">
            <text:p>049yp4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table:number-columns-repeated="2"/>
          <table:table-cell office:value-type="string">
            <text:p>light_month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Chain</text:p>
          </table:table-cell>
          <table:table-cell office:value-type="string">
            <text:p>0355rq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715028">
            <text:p>715028</text:p>
          </table:table-cell>
          <table:table-cell office:value-type="string">
            <text:p>Chain_$0028unit$0029</text:p>
          </table:table-cell>
          <table:table-cell office:value-type="string">
            <text:p>chain_measure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Nanosecond</text:p>
          </table:table-cell>
          <table:table-cell office:value-type="string">
            <text:p>05v2crr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nanosecond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Planck charge</text:p>
          </table:table-cell>
          <table:table-cell office:value-type="string">
            <text:p>042p3f</text:p>
          </table:table-cell>
          <table:table-cell office:value-type="string">
            <text:p>02nxz</text:p>
          </table:table-cell>
          <table:table-cell office:value-type="string">
            <text:p>charge_unit</text:p>
          </table:table-cell>
          <table:table-cell office:value-type="float" office:value="1062060">
            <text:p>1062060</text:p>
          </table:table-cell>
          <table:table-cell office:value-type="string">
            <text:p>Planck_charge</text:p>
          </table:table-cell>
          <table:table-cell office:value-type="string">
            <text:p>planck_charge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Megametre</text:p>
          </table:table-cell>
          <table:table-cell office:value-type="string">
            <text:p>02mvqx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537543">
            <text:p>537543</text:p>
          </table:table-cell>
          <table:table-cell office:value-type="string">
            <text:p>Megametre</text:p>
          </table:table-cell>
          <table:table-cell office:value-type="string">
            <text:p>megametre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Kibibyte</text:p>
          </table:table-cell>
          <table:table-cell office:value-type="string">
            <text:p>0137y0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149755">
            <text:p>149755</text:p>
          </table:table-cell>
          <table:table-cell office:value-type="string">
            <text:p>Kibibyte</text:p>
          </table:table-cell>
          <table:table-cell office:value-type="string">
            <text:p>kibibyte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Gallon (US)</text:p>
          </table:table-cell>
          <table:table-cell office:value-type="string">
            <text:p>03cm3</text:p>
          </table:table-cell>
          <table:table-cell office:value-type="string">
            <text:p>07zn0</text:p>
          </table:table-cell>
          <table:table-cell office:value-type="string">
            <text:p>volume_unit</text:p>
          </table:table-cell>
          <table:table-cell office:value-type="float" office:value="12882">
            <text:p>12882</text:p>
          </table:table-cell>
          <table:table-cell office:value-type="string">
            <text:p>Gallon</text:p>
          </table:table-cell>
          <table:table-cell office:value-type="string">
            <text:p>gallon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Gibibyte</text:p>
          </table:table-cell>
          <table:table-cell office:value-type="string">
            <text:p>012sbv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147000">
            <text:p>147000</text:p>
          </table:table-cell>
          <table:table-cell office:value-type="string">
            <text:p>Gibibyte</text:p>
          </table:table-cell>
          <table:table-cell office:value-type="string">
            <text:p>gibibyte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Meter</text:p>
          </table:table-cell>
          <table:table-cell office:value-type="string">
            <text:p>04sf9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8947">
            <text:p>18947</text:p>
          </table:table-cell>
          <table:table-cell office:value-type="string">
            <text:p>Metre</text:p>
          </table:table-cell>
          <table:table-cell office:value-type="string">
            <text:p>meter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Electrical horsepower</text:p>
          </table:table-cell>
          <table:table-cell office:value-type="string">
            <text:p>02kdlzj</text:p>
          </table:table-cell>
          <table:table-cell office:value-type="string">
            <text:p>061ln</text:p>
          </table:table-cell>
          <table:table-cell office:value-type="string">
            <text:p>power_unit</text:p>
          </table:table-cell>
          <table:table-cell table:number-columns-repeated="2"/>
          <table:table-cell office:value-type="string">
            <text:p>electrical_horsepower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Tebibyte</text:p>
          </table:table-cell>
          <table:table-cell office:value-type="string">
            <text:p>012sc7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147001">
            <text:p>147001</text:p>
          </table:table-cell>
          <table:table-cell office:value-type="string">
            <text:p>Tebibyte</text:p>
          </table:table-cell>
          <table:table-cell office:value-type="string">
            <text:p>tebibyte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Watt per square metre per steradian</text:p>
          </table:table-cell>
          <table:table-cell office:value-type="string">
            <text:p>02sj5gj</text:p>
          </table:table-cell>
          <table:table-cell office:value-type="string">
            <text:p>02mc2c</text:p>
          </table:table-cell>
          <table:table-cell office:value-type="string">
            <text:p>radiance_unit</text:p>
          </table:table-cell>
          <table:table-cell table:number-columns-repeated="2"/>
          <table:table-cell office:value-type="string">
            <text:p>watt_per_square_metre_per_steradian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Barn</text:p>
          </table:table-cell>
          <table:table-cell office:value-type="string">
            <text:p>0jdpt</text:p>
          </table:table-cell>
          <table:table-cell office:value-type="string">
            <text:p>0n0j</text:p>
          </table:table-cell>
          <table:table-cell office:value-type="string">
            <text:p>area_unit</text:p>
          </table:table-cell>
          <table:table-cell office:value-type="float" office:value="71469">
            <text:p>71469</text:p>
          </table:table-cell>
          <table:table-cell office:value-type="string">
            <text:p>Barn_$0028unit$0029</text:p>
          </table:table-cell>
          <table:table-cell office:value-type="string">
            <text:p>barn_measure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Light week</text:p>
          </table:table-cell>
          <table:table-cell office:value-type="string">
            <text:p>049xlh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table:number-columns-repeated="2"/>
          <table:table-cell office:value-type="string">
            <text:p>light_week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Pebibyte</text:p>
          </table:table-cell>
          <table:table-cell office:value-type="string">
            <text:p>025l73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414807">
            <text:p>414807</text:p>
          </table:table-cell>
          <table:table-cell office:value-type="string">
            <text:p>Pebibyte</text:p>
          </table:table-cell>
          <table:table-cell office:value-type="string">
            <text:p>pebibyte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Every 2 Years</text:p>
          </table:table-cell>
          <table:table-cell office:value-type="string">
            <text:p>02sjt3_</text:p>
          </table:table-cell>
          <table:table-cell/>
          <table:table-cell office:value-type="string">
            <text:p>unit_of_frequency</text:p>
          </table:table-cell>
          <table:table-cell table:number-columns-repeated="2"/>
          <table:table-cell office:value-type="string">
            <text:p>every_2_years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Cental</text:p>
          </table:table-cell>
          <table:table-cell office:value-type="string">
            <text:p>02xh69r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table:number-columns-repeated="2"/>
          <table:table-cell office:value-type="string">
            <text:p>cental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Kilowatt</text:p>
          </table:table-cell>
          <table:table-cell office:value-type="string">
            <text:p>02kdm0w</text:p>
          </table:table-cell>
          <table:table-cell office:value-type="string">
            <text:p>061ln</text:p>
          </table:table-cell>
          <table:table-cell office:value-type="string">
            <text:p>power_unit</text:p>
          </table:table-cell>
          <table:table-cell table:number-columns-repeated="2"/>
          <table:table-cell office:value-type="string">
            <text:p>kilowatt_measure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Lumen</text:p>
          </table:table-cell>
          <table:table-cell office:value-type="string">
            <text:p>04ckf7</text:p>
          </table:table-cell>
          <table:table-cell office:value-type="string">
            <text:p>02s7nb</text:p>
          </table:table-cell>
          <table:table-cell office:value-type="string">
            <text:p>luminous_flux_unit</text:p>
          </table:table-cell>
          <table:table-cell office:value-type="float" office:value="1163049">
            <text:p>1163049</text:p>
          </table:table-cell>
          <table:table-cell office:value-type="string">
            <text:p>Lumen_$0028unit$0029</text:p>
          </table:table-cell>
          <table:table-cell office:value-type="string">
            <text:p>lumen_measure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bit per second</text:p>
          </table:table-cell>
          <table:table-cell office:value-type="string">
            <text:p>0ct2z_z</text:p>
          </table:table-cell>
          <table:table-cell office:value-type="string">
            <text:p>01nz4c</text:p>
          </table:table-cell>
          <table:table-cell office:value-type="string">
            <text:p>unit_of_data_transmission_rate</text:p>
          </table:table-cell>
          <table:table-cell table:number-columns-repeated="2"/>
          <table:table-cell office:value-type="string">
            <text:p>bit_per_second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Mutchkin</text:p>
          </table:table-cell>
          <table:table-cell office:value-type="string">
            <text:p>0h0h_z</text:p>
          </table:table-cell>
          <table:table-cell/>
          <table:table-cell office:value-type="string">
            <text:p>volume_unit</text:p>
          </table:table-cell>
          <table:table-cell office:value-type="float" office:value="7017575">
            <text:p>7017575</text:p>
          </table:table-cell>
          <table:table-cell office:value-type="string">
            <text:p>Mutchkin</text:p>
          </table:table-cell>
          <table:table-cell office:value-type="string">
            <text:p>mutchkin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hectosecond</text:p>
          </table:table-cell>
          <table:table-cell office:value-type="string">
            <text:p>05v2dfc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table:number-columns-repeated="2"/>
          <table:table-cell office:value-type="string">
            <text:p>hectosecond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Bit</text:p>
          </table:table-cell>
          <table:table-cell office:value-type="string">
            <text:p>0159t</text:p>
          </table:table-cell>
          <table:table-cell office:value-type="string">
            <text:p>06y17h</text:p>
          </table:table-cell>
          <table:table-cell office:value-type="string">
            <text:p>data_size_unit</text:p>
          </table:table-cell>
          <table:table-cell office:value-type="float" office:value="3364">
            <text:p>3364</text:p>
          </table:table-cell>
          <table:table-cell office:value-type="string">
            <text:p>Bit</text:p>
          </table:table-cell>
          <table:table-cell office:value-type="string">
            <text:p>bit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Millimeter</text:p>
          </table:table-cell>
          <table:table-cell office:value-type="string">
            <text:p>0jmrm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72949">
            <text:p>72949</text:p>
          </table:table-cell>
          <table:table-cell office:value-type="string">
            <text:p>Millimetre</text:p>
          </table:table-cell>
          <table:table-cell office:value-type="string">
            <text:p>millimeter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Metre per second squared</text:p>
          </table:table-cell>
          <table:table-cell office:value-type="string">
            <text:p>037jgl</text:p>
          </table:table-cell>
          <table:table-cell office:value-type="string">
            <text:p>0zl3</text:p>
          </table:table-cell>
          <table:table-cell office:value-type="string">
            <text:p>acceleration_unit</text:p>
          </table:table-cell>
          <table:table-cell office:value-type="float" office:value="742238">
            <text:p>742238</text:p>
          </table:table-cell>
          <table:table-cell office:value-type="string">
            <text:p>Metre_per_second_squared</text:p>
          </table:table-cell>
          <table:table-cell office:value-type="string">
            <text:p>metre_per_second_squared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KiloNewton</text:p>
          </table:table-cell>
          <table:table-cell office:value-type="string">
            <text:p>047l788</text:p>
          </table:table-cell>
          <table:table-cell office:value-type="string">
            <text:p>02yc2</text:p>
          </table:table-cell>
          <table:table-cell office:value-type="string">
            <text:p>unit_of_force</text:p>
          </table:table-cell>
          <table:table-cell table:number-columns-repeated="2"/>
          <table:table-cell office:value-type="string">
            <text:p>kilonewton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Tropical year</text:p>
          </table:table-cell>
          <table:table-cell office:value-type="string">
            <text:p>07m6k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office:value-type="float" office:value="25453345">
            <text:p>25453345</text:p>
          </table:table-cell>
          <table:table-cell office:value-type="string">
            <text:p>Tropical_year</text:p>
          </table:table-cell>
          <table:table-cell office:value-type="string">
            <text:p>tropical_year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Farad per metre</text:p>
          </table:table-cell>
          <table:table-cell office:value-type="string">
            <text:p>02sj567</text:p>
          </table:table-cell>
          <table:table-cell office:value-type="string">
            <text:p>0f3fr</text:p>
          </table:table-cell>
          <table:table-cell office:value-type="string">
            <text:p>permittivity_unit</text:p>
          </table:table-cell>
          <table:table-cell table:number-columns-repeated="2"/>
          <table:table-cell office:value-type="string">
            <text:p>farad_per_metre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Planetary mass</text:p>
          </table:table-cell>
          <table:table-cell office:value-type="string">
            <text:p>02z1jf_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24479046">
            <text:p>24479046</text:p>
          </table:table-cell>
          <table:table-cell office:value-type="string">
            <text:p>Planetary_mass</text:p>
          </table:table-cell>
          <table:table-cell office:value-type="string">
            <text:p>lunar_mass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League</text:p>
          </table:table-cell>
          <table:table-cell office:value-type="string">
            <text:p>050f99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424274">
            <text:p>1424274</text:p>
          </table:table-cell>
          <table:table-cell office:value-type="string">
            <text:p>League_$0028unit$0029</text:p>
          </table:table-cell>
          <table:table-cell office:value-type="string">
            <text:p>league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Spat</text:p>
          </table:table-cell>
          <table:table-cell office:value-type="string">
            <text:p>08wqx1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3168178">
            <text:p>3168178</text:p>
          </table:table-cell>
          <table:table-cell office:value-type="string">
            <text:p>Spat_$0028unit$0029</text:p>
          </table:table-cell>
          <table:table-cell office:value-type="string">
            <text:p>spat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Light day</text:p>
          </table:table-cell>
          <table:table-cell office:value-type="string">
            <text:p>049yfz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table:number-columns-repeated="2"/>
          <table:table-cell office:value-type="string">
            <text:p>light_day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Gram</text:p>
          </table:table-cell>
          <table:table-cell office:value-type="string">
            <text:p>01x32j1</text:p>
          </table:table-cell>
          <table:table-cell office:value-type="string">
            <text:p>04t9l</text:p>
          </table:table-cell>
          <table:table-cell office:value-type="string">
            <text:p>mass_unit</text:p>
          </table:table-cell>
          <table:table-cell office:value-type="float" office:value="146839">
            <text:p>146839</text:p>
          </table:table-cell>
          <table:table-cell office:value-type="string">
            <text:p>Gram</text:p>
          </table:table-cell>
          <table:table-cell office:value-type="string">
            <text:p>gram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Nanometre</text:p>
          </table:table-cell>
          <table:table-cell office:value-type="string">
            <text:p>02p0rth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21837">
            <text:p>21837</text:p>
          </table:table-cell>
          <table:table-cell office:value-type="string">
            <text:p>Nanometre</text:p>
          </table:table-cell>
          <table:table-cell office:value-type="string">
            <text:p>nanometre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Furlong</text:p>
          </table:table-cell>
          <table:table-cell office:value-type="string">
            <text:p>031l7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1488">
            <text:p>11488</text:p>
          </table:table-cell>
          <table:table-cell office:value-type="string">
            <text:p>Furlong</text:p>
          </table:table-cell>
          <table:table-cell office:value-type="string">
            <text:p>furlong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Span</text:p>
          </table:table-cell>
          <table:table-cell office:value-type="string">
            <text:p>051v_f</text:p>
          </table:table-cell>
          <table:table-cell office:value-type="string">
            <text:p>04psy</text:p>
          </table:table-cell>
          <table:table-cell office:value-type="string">
            <text:p>distance_unit</text:p>
          </table:table-cell>
          <table:table-cell office:value-type="float" office:value="1441461">
            <text:p>1441461</text:p>
          </table:table-cell>
          <table:table-cell office:value-type="string">
            <text:p>Span_$0028unit$0029</text:p>
          </table:table-cell>
          <table:table-cell office:value-type="string">
            <text:p>span_measure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Tesla</text:p>
          </table:table-cell>
          <table:table-cell office:value-type="string">
            <text:p>03rhvb</text:p>
          </table:table-cell>
          <table:table-cell office:value-type="string">
            <text:p>02sj4g5</text:p>
          </table:table-cell>
          <table:table-cell office:value-type="string">
            <text:p>magnetic_flux_density_unit</text:p>
          </table:table-cell>
          <table:table-cell office:value-type="float" office:value="935979">
            <text:p>935979</text:p>
          </table:table-cell>
          <table:table-cell office:value-type="string">
            <text:p>Tesla_$0028unit$0029</text:p>
          </table:table-cell>
          <table:table-cell office:value-type="string">
            <text:p>tesla_measure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Joule per mole per kelvin</text:p>
          </table:table-cell>
          <table:table-cell office:value-type="string">
            <text:p>02sj59n</text:p>
          </table:table-cell>
          <table:table-cell office:value-type="string">
            <text:p>02sj59y</text:p>
          </table:table-cell>
          <table:table-cell office:value-type="string">
            <text:p>molar_heat_capacity_unit</text:p>
          </table:table-cell>
          <table:table-cell table:number-columns-repeated="2"/>
          <table:table-cell office:value-type="string">
            <text:p>joule_per_mole_per_kelvin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Micronesian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table:number-columns-repeated="2"/>
          <table:table-cell office:value-type="string">
            <text:p>micronesian_dollar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Nauruan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table:number-columns-repeated="2"/>
          <table:table-cell office:value-type="string">
            <text:p>nauruan_dollar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Palauan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table:number-columns-repeated="2"/>
          <table:table-cell office:value-type="string">
            <text:p>palauan_dollar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Ascension pound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table:number-columns-repeated="2"/>
          <table:table-cell office:value-type="string">
            <text:p>ascension_pound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South Georgia and the South Sandwich Islands pound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table:number-columns-repeated="2"/>
          <table:table-cell office:value-type="string">
            <text:p>south_georgia_and_the_south_sandwich_islands_pound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Tristan da Cunha pound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table:number-columns-repeated="2"/>
          <table:table-cell office:value-type="string">
            <text:p>tristan_da_cunha_pound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Abkhazian aps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0854087">
            <text:p>20854087</text:p>
          </table:table-cell>
          <table:table-cell office:value-type="string">
            <text:p>Abkhazian_apsar</text:p>
          </table:table-cell>
          <table:table-cell office:value-type="string">
            <text:p>abkhazian_apsar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Afghan afghani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88967">
            <text:p>188967</text:p>
          </table:table-cell>
          <table:table-cell office:value-type="string">
            <text:p>Afghan_afghani</text:p>
          </table:table-cell>
          <table:table-cell office:value-type="string">
            <text:p>afghan_afghani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Albanian lek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64434">
            <text:p>264434</text:p>
          </table:table-cell>
          <table:table-cell office:value-type="string">
            <text:p>Albanian_lek</text:p>
          </table:table-cell>
          <table:table-cell office:value-type="string">
            <text:p>albanian_lek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Alderney pound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572056">
            <text:p>3572056</text:p>
          </table:table-cell>
          <table:table-cell office:value-type="string">
            <text:p>Alderney_pound</text:p>
          </table:table-cell>
          <table:table-cell office:value-type="string">
            <text:p>alderney_pound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Algerian din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56778">
            <text:p>1356778</text:p>
          </table:table-cell>
          <table:table-cell office:value-type="string">
            <text:p>Algerian_dinar</text:p>
          </table:table-cell>
          <table:table-cell office:value-type="string">
            <text:p>algerian_dinar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Angolan kwanz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787824">
            <text:p>787824</text:p>
          </table:table-cell>
          <table:table-cell office:value-type="string">
            <text:p>Angolan_kwanza</text:p>
          </table:table-cell>
          <table:table-cell office:value-type="string">
            <text:p>angolan_kwanza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Argentine peso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07877">
            <text:p>407877</text:p>
          </table:table-cell>
          <table:table-cell office:value-type="string">
            <text:p>Argentine_peso</text:p>
          </table:table-cell>
          <table:table-cell office:value-type="string">
            <text:p>argentine_peso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Armenian dram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700635">
            <text:p>700635</text:p>
          </table:table-cell>
          <table:table-cell office:value-type="string">
            <text:p>Armenian_dram</text:p>
          </table:table-cell>
          <table:table-cell office:value-type="string">
            <text:p>armenian_dram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Year</text:p>
          </table:table-cell>
          <table:table-cell office:value-type="string">
            <text:p>01q68</text:p>
          </table:table-cell>
          <table:table-cell office:value-type="string">
            <text:p>07c_l</text:p>
          </table:table-cell>
          <table:table-cell office:value-type="string">
            <text:p>time_unit</text:p>
          </table:table-cell>
          <table:table-cell office:value-type="float" office:value="5662">
            <text:p>5662</text:p>
          </table:table-cell>
          <table:table-cell office:value-type="string">
            <text:p>Calendar_year</text:p>
          </table:table-cell>
          <table:table-cell office:value-type="string">
            <text:p>calendar_year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Aruban florin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110545">
            <text:p>3110545</text:p>
          </table:table-cell>
          <table:table-cell office:value-type="string">
            <text:p>Aruban_florin</text:p>
          </table:table-cell>
          <table:table-cell office:value-type="string">
            <text:p>aruban_florin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Australian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81215">
            <text:p>81215</text:p>
          </table:table-cell>
          <table:table-cell office:value-type="string">
            <text:p>Australian_dollar</text:p>
          </table:table-cell>
          <table:table-cell office:value-type="string">
            <text:p>australian_dollar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Azerbaijani manat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151523">
            <text:p>1151523</text:p>
          </table:table-cell>
          <table:table-cell office:value-type="string">
            <text:p>Azerbaijani_manat</text:p>
          </table:table-cell>
          <table:table-cell office:value-type="string">
            <text:p>azerbaijani_manat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Bahamian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50750">
            <text:p>250750</text:p>
          </table:table-cell>
          <table:table-cell office:value-type="string">
            <text:p>Bahamian_dollar</text:p>
          </table:table-cell>
          <table:table-cell office:value-type="string">
            <text:p>bahamian_dollar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Bahraini din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56838">
            <text:p>1356838</text:p>
          </table:table-cell>
          <table:table-cell office:value-type="string">
            <text:p>Bahraini_dinar</text:p>
          </table:table-cell>
          <table:table-cell office:value-type="string">
            <text:p>bahraini_dinar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Bangladeshi tak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90780">
            <text:p>490780</text:p>
          </table:table-cell>
          <table:table-cell office:value-type="string">
            <text:p>Bangladeshi_taka</text:p>
          </table:table-cell>
          <table:table-cell office:value-type="string">
            <text:p>bangladeshi_taka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Barbadian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628899">
            <text:p>1628899</text:p>
          </table:table-cell>
          <table:table-cell office:value-type="string">
            <text:p>Barbadian_dollar</text:p>
          </table:table-cell>
          <table:table-cell office:value-type="string">
            <text:p>barbadian_dollar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Belarusian rubl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571105">
            <text:p>1571105</text:p>
          </table:table-cell>
          <table:table-cell office:value-type="string">
            <text:p>Belarusian_ruble</text:p>
          </table:table-cell>
          <table:table-cell office:value-type="string">
            <text:p>belarusian_ruble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Belize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57865">
            <text:p>457865</text:p>
          </table:table-cell>
          <table:table-cell office:value-type="string">
            <text:p>Belize_dollar</text:p>
          </table:table-cell>
          <table:table-cell office:value-type="string">
            <text:p>belize_dollar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Bermudian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69698">
            <text:p>1369698</text:p>
          </table:table-cell>
          <table:table-cell office:value-type="string">
            <text:p>Bermudian_dollar</text:p>
          </table:table-cell>
          <table:table-cell office:value-type="string">
            <text:p>bermudian_dollar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Bhutanese ngultrum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90884">
            <text:p>490884</text:p>
          </table:table-cell>
          <table:table-cell office:value-type="string">
            <text:p>Bhutanese_ngultrum</text:p>
          </table:table-cell>
          <table:table-cell office:value-type="string">
            <text:p>bhutanese_ngultrum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Bolivian boliviano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33826">
            <text:p>1333826</text:p>
          </table:table-cell>
          <table:table-cell office:value-type="string">
            <text:p>Bolivian_boliviano</text:p>
          </table:table-cell>
          <table:table-cell office:value-type="string">
            <text:p>bolivian_boliviano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Bosnia and Herzegovina convertible mark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526173">
            <text:p>526173</text:p>
          </table:table-cell>
          <table:table-cell office:value-type="string">
            <text:p>Bosnia_and_Herzegovina_convertible_mark</text:p>
          </table:table-cell>
          <table:table-cell office:value-type="string">
            <text:p>bosnia_and_herzegovina_convertible_mark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Botswana pul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544898">
            <text:p>544898</text:p>
          </table:table-cell>
          <table:table-cell office:value-type="string">
            <text:p>Botswana_pula</text:p>
          </table:table-cell>
          <table:table-cell office:value-type="string">
            <text:p>botswana_pula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Brazilian real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4201323">
            <text:p>34201323</text:p>
          </table:table-cell>
          <table:table-cell office:value-type="string">
            <text:p>Brazilian_real</text:p>
          </table:table-cell>
          <table:table-cell office:value-type="string">
            <text:p>brazilian_real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Brunei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83411">
            <text:p>383411</text:p>
          </table:table-cell>
          <table:table-cell office:value-type="string">
            <text:p>Brunei_dollar</text:p>
          </table:table-cell>
          <table:table-cell office:value-type="string">
            <text:p>brunei_dollar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Bulgarian lev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68071">
            <text:p>268071</text:p>
          </table:table-cell>
          <table:table-cell office:value-type="string">
            <text:p>Bulgarian_lev</text:p>
          </table:table-cell>
          <table:table-cell office:value-type="string">
            <text:p>bulgarian_lev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Burmese kyat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02476">
            <text:p>1302476</text:p>
          </table:table-cell>
          <table:table-cell office:value-type="string">
            <text:p>Burmese_kyat</text:p>
          </table:table-cell>
          <table:table-cell office:value-type="string">
            <text:p>burmese_kyat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Burundian franc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634273">
            <text:p>1634273</text:p>
          </table:table-cell>
          <table:table-cell office:value-type="string">
            <text:p>Burundian_franc</text:p>
          </table:table-cell>
          <table:table-cell office:value-type="string">
            <text:p>burundian_franc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Cambodian riel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028334">
            <text:p>1028334</text:p>
          </table:table-cell>
          <table:table-cell office:value-type="string">
            <text:p>Cambodian_riel</text:p>
          </table:table-cell>
          <table:table-cell office:value-type="string">
            <text:p>cambodian_riel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Canadian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01846">
            <text:p>101846</text:p>
          </table:table-cell>
          <table:table-cell office:value-type="string">
            <text:p>Canadian_dollar</text:p>
          </table:table-cell>
          <table:table-cell office:value-type="string">
            <text:p>canadian_dollar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Cape Verdean escudo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138235">
            <text:p>2138235</text:p>
          </table:table-cell>
          <table:table-cell office:value-type="string">
            <text:p>Cape_Verdean_escudo</text:p>
          </table:table-cell>
          <table:table-cell office:value-type="string">
            <text:p>cape_verdean_escudo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Cayman Islands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69772">
            <text:p>1369772</text:p>
          </table:table-cell>
          <table:table-cell office:value-type="string">
            <text:p>Cayman_Islands_dollar</text:p>
          </table:table-cell>
          <table:table-cell office:value-type="string">
            <text:p>cayman_islands_dollar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Central African CFA franc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791894">
            <text:p>3791894</text:p>
          </table:table-cell>
          <table:table-cell office:value-type="string">
            <text:p>Central_African_CFA_franc</text:p>
          </table:table-cell>
          <table:table-cell office:value-type="string">
            <text:p>central_african_cfa_franc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CFP franc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93782">
            <text:p>293782</text:p>
          </table:table-cell>
          <table:table-cell office:value-type="string">
            <text:p>CFP_franc</text:p>
          </table:table-cell>
          <table:table-cell office:value-type="string">
            <text:p>cfp_franc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Chilean peso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71898">
            <text:p>171898</text:p>
          </table:table-cell>
          <table:table-cell office:value-type="string">
            <text:p>Chilean_peso</text:p>
          </table:table-cell>
          <table:table-cell office:value-type="string">
            <text:p>chilean_peso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Colombian peso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710305">
            <text:p>710305</text:p>
          </table:table-cell>
          <table:table-cell office:value-type="string">
            <text:p>Colombian_peso</text:p>
          </table:table-cell>
          <table:table-cell office:value-type="string">
            <text:p>colombian_peso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Comorian franc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812232">
            <text:p>1812232</text:p>
          </table:table-cell>
          <table:table-cell office:value-type="string">
            <text:p>Comorian_franc</text:p>
          </table:table-cell>
          <table:table-cell office:value-type="string">
            <text:p>comorian_franc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Congolese franc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203863">
            <text:p>1203863</text:p>
          </table:table-cell>
          <table:table-cell office:value-type="string">
            <text:p>Congolese_franc</text:p>
          </table:table-cell>
          <table:table-cell office:value-type="string">
            <text:p>congolese_franc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Cook Islands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490434">
            <text:p>3490434</text:p>
          </table:table-cell>
          <table:table-cell office:value-type="string">
            <text:p>Cook_Islands_dollar</text:p>
          </table:table-cell>
          <table:table-cell office:value-type="string">
            <text:p>cook_islands_dollar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Costa Rican colón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56597">
            <text:p>1356597</text:p>
          </table:table-cell>
          <table:table-cell office:value-type="string">
            <text:p>Costa_Rican_colón</text:p>
          </table:table-cell>
          <table:table-cell office:value-type="string">
            <text:p>costa_rican_colón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Croatian kun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637005">
            <text:p>637005</text:p>
          </table:table-cell>
          <table:table-cell office:value-type="string">
            <text:p>Croatian_kuna</text:p>
          </table:table-cell>
          <table:table-cell office:value-type="string">
            <text:p>croatian_kuna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Cuban convertible peso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139146">
            <text:p>1139146</text:p>
          </table:table-cell>
          <table:table-cell office:value-type="string">
            <text:p>Cuban_convertible_peso</text:p>
          </table:table-cell>
          <table:table-cell office:value-type="string">
            <text:p>cuban_convertible_peso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Cuban peso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139096">
            <text:p>1139096</text:p>
          </table:table-cell>
          <table:table-cell office:value-type="string">
            <text:p>Cuban_peso</text:p>
          </table:table-cell>
          <table:table-cell office:value-type="string">
            <text:p>cuban_peso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Czech korun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07572">
            <text:p>1307572</text:p>
          </table:table-cell>
          <table:table-cell office:value-type="string">
            <text:p>Czech_koruna</text:p>
          </table:table-cell>
          <table:table-cell office:value-type="string">
            <text:p>czech_koruna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Danish kron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36323">
            <text:p>236323</text:p>
          </table:table-cell>
          <table:table-cell office:value-type="string">
            <text:p>Danish_krone</text:p>
          </table:table-cell>
          <table:table-cell office:value-type="string">
            <text:p>danish_krone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Djiboutian franc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812222">
            <text:p>1812222</text:p>
          </table:table-cell>
          <table:table-cell office:value-type="string">
            <text:p>Djiboutian_franc</text:p>
          </table:table-cell>
          <table:table-cell office:value-type="string">
            <text:p>djiboutian_franc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Dominican peso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246203">
            <text:p>1246203</text:p>
          </table:table-cell>
          <table:table-cell office:value-type="string">
            <text:p>Dominican_peso</text:p>
          </table:table-cell>
          <table:table-cell office:value-type="string">
            <text:p>dominican_peso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East Caribbean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0088">
            <text:p>10088</text:p>
          </table:table-cell>
          <table:table-cell office:value-type="string">
            <text:p>East_Caribbean_dollar</text:p>
          </table:table-cell>
          <table:table-cell office:value-type="string">
            <text:p>east_caribbean_dollar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Egyptian pound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277545">
            <text:p>1277545</text:p>
          </table:table-cell>
          <table:table-cell office:value-type="string">
            <text:p>Egyptian_pound</text:p>
          </table:table-cell>
          <table:table-cell office:value-type="string">
            <text:p>egyptian_pound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Eritrean nakf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638412">
            <text:p>1638412</text:p>
          </table:table-cell>
          <table:table-cell office:value-type="string">
            <text:p>Eritrean_nakfa</text:p>
          </table:table-cell>
          <table:table-cell office:value-type="string">
            <text:p>eritrean_nakfa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Ethiopian bir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650780">
            <text:p>650780</text:p>
          </table:table-cell>
          <table:table-cell office:value-type="string">
            <text:p>Ethiopian_birr</text:p>
          </table:table-cell>
          <table:table-cell office:value-type="string">
            <text:p>ethiopian_birr</text:p>
          </table:table-cell>
          <table:table-cell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Euro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9472">
            <text:p>9472</text:p>
          </table:table-cell>
          <table:table-cell office:value-type="string">
            <text:p>Euro</text:p>
          </table:table-cell>
          <table:table-cell office:value-type="string">
            <text:p>euro</text:p>
          </table:table-cell>
          <table:table-cell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Falkland Islands pound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630929">
            <text:p>1630929</text:p>
          </table:table-cell>
          <table:table-cell office:value-type="string">
            <text:p>Falkland_Islands_pound</text:p>
          </table:table-cell>
          <table:table-cell office:value-type="string">
            <text:p>falkland_islands_pound</text:p>
          </table:table-cell>
          <table:table-cell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Faroese krón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60061">
            <text:p>1360061</text:p>
          </table:table-cell>
          <table:table-cell office:value-type="string">
            <text:p>Faroese_króna</text:p>
          </table:table-cell>
          <table:table-cell office:value-type="string">
            <text:p>faroese_króna</text:p>
          </table:table-cell>
          <table:table-cell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Fijian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69827">
            <text:p>1369827</text:p>
          </table:table-cell>
          <table:table-cell office:value-type="string">
            <text:p>Fijian_dollar</text:p>
          </table:table-cell>
          <table:table-cell office:value-type="string">
            <text:p>fijian_dollar</text:p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Gambian dalasi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56724">
            <text:p>1356724</text:p>
          </table:table-cell>
          <table:table-cell office:value-type="string">
            <text:p>Gambian_dalasi</text:p>
          </table:table-cell>
          <table:table-cell office:value-type="string">
            <text:p>gambian_dalasi</text:p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Georgian lari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904025">
            <text:p>904025</text:p>
          </table:table-cell>
          <table:table-cell office:value-type="string">
            <text:p>Georgian_lari</text:p>
          </table:table-cell>
          <table:table-cell office:value-type="string">
            <text:p>georgian_lari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Ghana cedi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03747">
            <text:p>303747</text:p>
          </table:table-cell>
          <table:table-cell office:value-type="string">
            <text:p>Ghana_cedi</text:p>
          </table:table-cell>
          <table:table-cell office:value-type="string">
            <text:p>ghana_cedi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Gibraltar pound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299144">
            <text:p>1299144</text:p>
          </table:table-cell>
          <table:table-cell office:value-type="string">
            <text:p>Gibraltar_pound</text:p>
          </table:table-cell>
          <table:table-cell office:value-type="string">
            <text:p>gibraltar_pound</text:p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Guatemalan quetzal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02351">
            <text:p>202351</text:p>
          </table:table-cell>
          <table:table-cell office:value-type="string">
            <text:p>Guatemalan_quetzal</text:p>
          </table:table-cell>
          <table:table-cell office:value-type="string">
            <text:p>guatemalan_quetzal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Guernsey pound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092425">
            <text:p>1092425</text:p>
          </table:table-cell>
          <table:table-cell office:value-type="string">
            <text:p>Guernsey_pound</text:p>
          </table:table-cell>
          <table:table-cell office:value-type="string">
            <text:p>guernsey_pound</text:p>
          </table:table-cell>
          <table:table-cell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Guinean franc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812208">
            <text:p>1812208</text:p>
          </table:table-cell>
          <table:table-cell office:value-type="string">
            <text:p>Guinean_franc</text:p>
          </table:table-cell>
          <table:table-cell office:value-type="string">
            <text:p>guinean_franc</text:p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Guyanese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549988">
            <text:p>1549988</text:p>
          </table:table-cell>
          <table:table-cell office:value-type="string">
            <text:p>Guyanese_dollar</text:p>
          </table:table-cell>
          <table:table-cell office:value-type="string">
            <text:p>guyanese_dollar</text:p>
          </table:table-cell>
          <table:table-cell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Haitian gourd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75300">
            <text:p>1375300</text:p>
          </table:table-cell>
          <table:table-cell office:value-type="string">
            <text:p>Haitian_gourde</text:p>
          </table:table-cell>
          <table:table-cell office:value-type="string">
            <text:p>haitian_gourde</text:p>
          </table:table-cell>
          <table:table-cell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Honduran lempir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234312">
            <text:p>1234312</text:p>
          </table:table-cell>
          <table:table-cell office:value-type="string">
            <text:p>Honduran_lempira</text:p>
          </table:table-cell>
          <table:table-cell office:value-type="string">
            <text:p>honduran_lempira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Hong Kong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09734">
            <text:p>309734</text:p>
          </table:table-cell>
          <table:table-cell office:value-type="string">
            <text:p>Hong_Kong_dollar</text:p>
          </table:table-cell>
          <table:table-cell office:value-type="string">
            <text:p>hong_kong_dollar</text:p>
          </table:table-cell>
          <table:table-cell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Hungarian forint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29795">
            <text:p>229795</text:p>
          </table:table-cell>
          <table:table-cell office:value-type="string">
            <text:p>Hungarian_forint</text:p>
          </table:table-cell>
          <table:table-cell office:value-type="string">
            <text:p>hungarian_forint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Icelandic krón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46405">
            <text:p>146405</text:p>
          </table:table-cell>
          <table:table-cell office:value-type="string">
            <text:p>Icelandic_króna</text:p>
          </table:table-cell>
          <table:table-cell office:value-type="string">
            <text:p>icelandic_króna</text:p>
          </table:table-cell>
          <table:table-cell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Indian rupe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90783">
            <text:p>490783</text:p>
          </table:table-cell>
          <table:table-cell office:value-type="string">
            <text:p>Indian_rupee</text:p>
          </table:table-cell>
          <table:table-cell office:value-type="string">
            <text:p>indian_rupee</text:p>
          </table:table-cell>
          <table:table-cell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Indonesian rupiah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67435">
            <text:p>367435</text:p>
          </table:table-cell>
          <table:table-cell office:value-type="string">
            <text:p>Indonesian_rupiah</text:p>
          </table:table-cell>
          <table:table-cell office:value-type="string">
            <text:p>indonesian_rupiah</text:p>
          </table:table-cell>
          <table:table-cell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Iranian rial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708656">
            <text:p>708656</text:p>
          </table:table-cell>
          <table:table-cell office:value-type="string">
            <text:p>Iranian_rial</text:p>
          </table:table-cell>
          <table:table-cell office:value-type="string">
            <text:p>iranian_rial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Iraqi din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46612">
            <text:p>246612</text:p>
          </table:table-cell>
          <table:table-cell office:value-type="string">
            <text:p>Iraqi_dinar</text:p>
          </table:table-cell>
          <table:table-cell office:value-type="string">
            <text:p>iraqi_dinar</text:p>
          </table:table-cell>
          <table:table-cell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Israeli new shekel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36825">
            <text:p>236825</text:p>
          </table:table-cell>
          <table:table-cell office:value-type="string">
            <text:p>Israeli_new_shekel</text:p>
          </table:table-cell>
          <table:table-cell office:value-type="string">
            <text:p>israeli_new_shekel</text:p>
          </table:table-cell>
          <table:table-cell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Jamaican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69981">
            <text:p>1369981</text:p>
          </table:table-cell>
          <table:table-cell office:value-type="string">
            <text:p>Jamaican_dollar</text:p>
          </table:table-cell>
          <table:table-cell office:value-type="string">
            <text:p>jamaican_dollar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Japanese yen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4392">
            <text:p>34392</text:p>
          </table:table-cell>
          <table:table-cell office:value-type="string">
            <text:p>Japanese_yen</text:p>
          </table:table-cell>
          <table:table-cell office:value-type="string">
            <text:p>japanese_yen</text:p>
          </table:table-cell>
          <table:table-cell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Jersey pound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629104">
            <text:p>1629104</text:p>
          </table:table-cell>
          <table:table-cell office:value-type="string">
            <text:p>Jersey_pound</text:p>
          </table:table-cell>
          <table:table-cell office:value-type="string">
            <text:p>jersey_pound</text:p>
          </table:table-cell>
          <table:table-cell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Jordanian din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39931">
            <text:p>439931</text:p>
          </table:table-cell>
          <table:table-cell office:value-type="string">
            <text:p>Jordanian_dinar</text:p>
          </table:table-cell>
          <table:table-cell office:value-type="string">
            <text:p>jordanian_dinar</text:p>
          </table:table-cell>
          <table:table-cell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Kazakhstani teng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46128">
            <text:p>246128</text:p>
          </table:table-cell>
          <table:table-cell office:value-type="string">
            <text:p>Kazakhstani_tenge</text:p>
          </table:table-cell>
          <table:table-cell office:value-type="string">
            <text:p>kazakhstani_tenge</text:p>
          </table:table-cell>
          <table:table-cell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Kenyan shilling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812228">
            <text:p>1812228</text:p>
          </table:table-cell>
          <table:table-cell office:value-type="string">
            <text:p>Kenyan_shilling</text:p>
          </table:table-cell>
          <table:table-cell office:value-type="string">
            <text:p>kenyan_shilling</text:p>
          </table:table-cell>
          <table:table-cell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Kiribati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673212">
            <text:p>3673212</text:p>
          </table:table-cell>
          <table:table-cell office:value-type="string">
            <text:p>Kiribati_dollar</text:p>
          </table:table-cell>
          <table:table-cell office:value-type="string">
            <text:p>kiribati_dollar</text:p>
          </table:table-cell>
          <table:table-cell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Kuwaiti din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34598">
            <text:p>234598</text:p>
          </table:table-cell>
          <table:table-cell office:value-type="string">
            <text:p>Kuwaiti_dinar</text:p>
          </table:table-cell>
          <table:table-cell office:value-type="string">
            <text:p>kuwaiti_dinar</text:p>
          </table:table-cell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Kyrgyzstani som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227470">
            <text:p>1227470</text:p>
          </table:table-cell>
          <table:table-cell office:value-type="string">
            <text:p>Kyrgyzstani_som</text:p>
          </table:table-cell>
          <table:table-cell office:value-type="string">
            <text:p>kyrgyzstani_som</text:p>
          </table:table-cell>
          <table:table-cell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Lao kip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227211">
            <text:p>1227211</text:p>
          </table:table-cell>
          <table:table-cell office:value-type="string">
            <text:p>Lao_kip</text:p>
          </table:table-cell>
          <table:table-cell office:value-type="string">
            <text:p>lao_kip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Lebanese pound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6218372">
            <text:p>6218372</text:p>
          </table:table-cell>
          <table:table-cell office:value-type="string">
            <text:p>Lebanese_pound</text:p>
          </table:table-cell>
          <table:table-cell office:value-type="string">
            <text:p>lebanese_pound</text:p>
          </table:table-cell>
          <table:table-cell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Lesotho loti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72989">
            <text:p>1372989</text:p>
          </table:table-cell>
          <table:table-cell office:value-type="string">
            <text:p>Lesotho_loti</text:p>
          </table:table-cell>
          <table:table-cell office:value-type="string">
            <text:p>lesotho_loti</text:p>
          </table:table-cell>
          <table:table-cell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Liberian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605937">
            <text:p>1605937</text:p>
          </table:table-cell>
          <table:table-cell office:value-type="string">
            <text:p>Liberian_dollar</text:p>
          </table:table-cell>
          <table:table-cell office:value-type="string">
            <text:p>liberian_dollar</text:p>
          </table:table-cell>
          <table:table-cell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Libyan din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09710">
            <text:p>409710</text:p>
          </table:table-cell>
          <table:table-cell office:value-type="string">
            <text:p>Libyan_dinar</text:p>
          </table:table-cell>
          <table:table-cell office:value-type="string">
            <text:p>libyan_dinar</text:p>
          </table:table-cell>
          <table:table-cell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Macanese patac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78204">
            <text:p>478204</text:p>
          </table:table-cell>
          <table:table-cell office:value-type="string">
            <text:p>Macanese_pataca</text:p>
          </table:table-cell>
          <table:table-cell office:value-type="string">
            <text:p>macanese_pataca</text:p>
          </table:table-cell>
          <table:table-cell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Macedonian den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87597">
            <text:p>387597</text:p>
          </table:table-cell>
          <table:table-cell office:value-type="string">
            <text:p>Macedonian_denar</text:p>
          </table:table-cell>
          <table:table-cell office:value-type="string">
            <text:p>macedonian_denar</text:p>
          </table:table-cell>
          <table:table-cell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Malagasy ariary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214416">
            <text:p>1214416</text:p>
          </table:table-cell>
          <table:table-cell office:value-type="string">
            <text:p>Malagasy_ariary</text:p>
          </table:table-cell>
          <table:table-cell office:value-type="string">
            <text:p>malagasy_ariary</text:p>
          </table:table-cell>
          <table:table-cell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Malawian kwach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57196">
            <text:p>57196</text:p>
          </table:table-cell>
          <table:table-cell office:value-type="string">
            <text:p>Malawian_kwacha</text:p>
          </table:table-cell>
          <table:table-cell office:value-type="string">
            <text:p>malawian_kwacha</text:p>
          </table:table-cell>
          <table:table-cell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Malaysian ringgit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60278">
            <text:p>360278</text:p>
          </table:table-cell>
          <table:table-cell office:value-type="string">
            <text:p>Malaysian_ringgit</text:p>
          </table:table-cell>
          <table:table-cell office:value-type="string">
            <text:p>malaysian_ringgit</text:p>
          </table:table-cell>
          <table:table-cell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Maldivian rufiya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90811">
            <text:p>490811</text:p>
          </table:table-cell>
          <table:table-cell office:value-type="string">
            <text:p>Maldivian_rufiyaa</text:p>
          </table:table-cell>
          <table:table-cell office:value-type="string">
            <text:p>maldivian_rufiyaa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Manx pound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629201">
            <text:p>1629201</text:p>
          </table:table-cell>
          <table:table-cell office:value-type="string">
            <text:p>Manx_pound</text:p>
          </table:table-cell>
          <table:table-cell office:value-type="string">
            <text:p>manx_pound</text:p>
          </table:table-cell>
          <table:table-cell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Mauritanian ouguiy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96501">
            <text:p>396501</text:p>
          </table:table-cell>
          <table:table-cell office:value-type="string">
            <text:p>Mauritanian_ouguiya</text:p>
          </table:table-cell>
          <table:table-cell office:value-type="string">
            <text:p>mauritanian_ouguiya</text:p>
          </table:table-cell>
          <table:table-cell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Mauritian rupe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583178">
            <text:p>583178</text:p>
          </table:table-cell>
          <table:table-cell office:value-type="string">
            <text:p>Mauritian_rupee</text:p>
          </table:table-cell>
          <table:table-cell office:value-type="string">
            <text:p>mauritian_rupee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Mexican peso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47253">
            <text:p>147253</text:p>
          </table:table-cell>
          <table:table-cell office:value-type="string">
            <text:p>Mexican_peso</text:p>
          </table:table-cell>
          <table:table-cell office:value-type="string">
            <text:p>mexican_peso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Moldovan leu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636476">
            <text:p>636476</text:p>
          </table:table-cell>
          <table:table-cell office:value-type="string">
            <text:p>Moldovan_leu</text:p>
          </table:table-cell>
          <table:table-cell office:value-type="string">
            <text:p>moldovan_leu</text:p>
          </table:table-cell>
          <table:table-cell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Mongolian tögrög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475555">
            <text:p>1475555</text:p>
          </table:table-cell>
          <table:table-cell office:value-type="string">
            <text:p>Mongolian_tögrög</text:p>
          </table:table-cell>
          <table:table-cell office:value-type="string">
            <text:p>mongolian_tögrög</text:p>
          </table:table-cell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Moroccan dirham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154218">
            <text:p>2154218</text:p>
          </table:table-cell>
          <table:table-cell office:value-type="string">
            <text:p>Moroccan_dirham</text:p>
          </table:table-cell>
          <table:table-cell office:value-type="string">
            <text:p>moroccan_dirham</text:p>
          </table:table-cell>
          <table:table-cell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Mozambican metical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812237">
            <text:p>1812237</text:p>
          </table:table-cell>
          <table:table-cell office:value-type="string">
            <text:p>Mozambican_metical</text:p>
          </table:table-cell>
          <table:table-cell office:value-type="string">
            <text:p>mozambican_metical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Nagorno-Karabakh dram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2861807">
            <text:p>22861807</text:p>
          </table:table-cell>
          <table:table-cell office:value-type="string">
            <text:p>Nagorno-Karabakh_dram</text:p>
          </table:table-cell>
          <table:table-cell office:value-type="string">
            <text:p>nagorno-karabakh_dram</text:p>
          </table:table-cell>
          <table:table-cell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Namibian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42430">
            <text:p>342430</text:p>
          </table:table-cell>
          <table:table-cell office:value-type="string">
            <text:p>Namibian_dollar</text:p>
          </table:table-cell>
          <table:table-cell office:value-type="string">
            <text:p>namibian_dollar</text:p>
          </table:table-cell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Nepalese rupe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76514">
            <text:p>476514</text:p>
          </table:table-cell>
          <table:table-cell office:value-type="string">
            <text:p>Nepalese_rupee</text:p>
          </table:table-cell>
          <table:table-cell office:value-type="string">
            <text:p>nepalese_rupee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Netherlands Antillean guilde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055292">
            <text:p>3055292</text:p>
          </table:table-cell>
          <table:table-cell office:value-type="string">
            <text:p>Netherlands_Antillean_guilder</text:p>
          </table:table-cell>
          <table:table-cell office:value-type="string">
            <text:p>netherlands_antillean_guilder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New Taiwan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09749">
            <text:p>309749</text:p>
          </table:table-cell>
          <table:table-cell office:value-type="string">
            <text:p>New_Taiwan_dollar</text:p>
          </table:table-cell>
          <table:table-cell office:value-type="string">
            <text:p>new_taiwan_dollar</text:p>
          </table:table-cell>
          <table:table-cell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New Zealand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61585">
            <text:p>161585</text:p>
          </table:table-cell>
          <table:table-cell office:value-type="string">
            <text:p>New_Zealand_dollar</text:p>
          </table:table-cell>
          <table:table-cell office:value-type="string">
            <text:p>new_zealand_dollar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Nicaraguan córdob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82655">
            <text:p>482655</text:p>
          </table:table-cell>
          <table:table-cell office:value-type="string">
            <text:p>Nicaraguan_córdoba</text:p>
          </table:table-cell>
          <table:table-cell office:value-type="string">
            <text:p>nicaraguan_córdoba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Nigerian nair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78686">
            <text:p>178686</text:p>
          </table:table-cell>
          <table:table-cell office:value-type="string">
            <text:p>Nigerian_naira</text:p>
          </table:table-cell>
          <table:table-cell office:value-type="string">
            <text:p>nigerian_naira</text:p>
          </table:table-cell>
          <table:table-cell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Niue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7484473">
            <text:p>27484473</text:p>
          </table:table-cell>
          <table:table-cell office:value-type="string">
            <text:p>Niue_dollar</text:p>
          </table:table-cell>
          <table:table-cell office:value-type="string">
            <text:p>niue_dollar</text:p>
          </table:table-cell>
          <table:table-cell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North Korean won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98883">
            <text:p>298883</text:p>
          </table:table-cell>
          <table:table-cell office:value-type="string">
            <text:p>North_Korean_won</text:p>
          </table:table-cell>
          <table:table-cell office:value-type="string">
            <text:p>north_korean_won</text:p>
          </table:table-cell>
          <table:table-cell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Norwegian kron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64149">
            <text:p>64149</text:p>
          </table:table-cell>
          <table:table-cell office:value-type="string">
            <text:p>Norwegian_krone</text:p>
          </table:table-cell>
          <table:table-cell office:value-type="string">
            <text:p>norwegian_krone</text:p>
          </table:table-cell>
          <table:table-cell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Omani rial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409237">
            <text:p>1409237</text:p>
          </table:table-cell>
          <table:table-cell office:value-type="string">
            <text:p>Omani_rial</text:p>
          </table:table-cell>
          <table:table-cell office:value-type="string">
            <text:p>omani_rial</text:p>
          </table:table-cell>
          <table:table-cell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Pakistani rupe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588111">
            <text:p>588111</text:p>
          </table:table-cell>
          <table:table-cell office:value-type="string">
            <text:p>Pakistani_rupee</text:p>
          </table:table-cell>
          <table:table-cell office:value-type="string">
            <text:p>pakistani_rupee</text:p>
          </table:table-cell>
          <table:table-cell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Panamanian balbo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66447">
            <text:p>366447</text:p>
          </table:table-cell>
          <table:table-cell office:value-type="string">
            <text:p>Panamanian_balboa</text:p>
          </table:table-cell>
          <table:table-cell office:value-type="string">
            <text:p>panamanian_balboa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Papua New Guinean kin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69805">
            <text:p>1369805</text:p>
          </table:table-cell>
          <table:table-cell office:value-type="string">
            <text:p>Papua_New_Guinean_kina</text:p>
          </table:table-cell>
          <table:table-cell office:value-type="string">
            <text:p>papua_new_guinean_kina</text:p>
          </table:table-cell>
          <table:table-cell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Paraguayan guaraní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54940">
            <text:p>1354940</text:p>
          </table:table-cell>
          <table:table-cell office:value-type="string">
            <text:p>Paraguayan_guaraní</text:p>
          </table:table-cell>
          <table:table-cell office:value-type="string">
            <text:p>paraguayan_guaraní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Peruvian nuevo sol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866975">
            <text:p>3866975</text:p>
          </table:table-cell>
          <table:table-cell office:value-type="string">
            <text:p>Peruvian_nuevo_sol</text:p>
          </table:table-cell>
          <table:table-cell office:value-type="string">
            <text:p>peruvian_nuevo_sol</text:p>
          </table:table-cell>
          <table:table-cell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Philippine peso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27672">
            <text:p>227672</text:p>
          </table:table-cell>
          <table:table-cell office:value-type="string">
            <text:p>Philippine_peso</text:p>
          </table:table-cell>
          <table:table-cell office:value-type="string">
            <text:p>philippine_peso</text:p>
          </table:table-cell>
          <table:table-cell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Pitcairn Islands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7483781">
            <text:p>27483781</text:p>
          </table:table-cell>
          <table:table-cell office:value-type="string">
            <text:p>Pitcairn_Islands_dollar</text:p>
          </table:table-cell>
          <table:table-cell office:value-type="string">
            <text:p>pitcairn_islands_dollar</text:p>
          </table:table-cell>
          <table:table-cell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Polish złoty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61145">
            <text:p>61145</text:p>
          </table:table-cell>
          <table:table-cell office:value-type="string">
            <text:p>Polish_złoty</text:p>
          </table:table-cell>
          <table:table-cell office:value-type="string">
            <text:p>polish_złoty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British pound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70673">
            <text:p>270673</text:p>
          </table:table-cell>
          <table:table-cell office:value-type="string">
            <text:p>Pound_sterling</text:p>
          </table:table-cell>
          <table:table-cell office:value-type="string">
            <text:p>british_pound</text:p>
          </table:table-cell>
          <table:table-cell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Qatari riyal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660046">
            <text:p>1660046</text:p>
          </table:table-cell>
          <table:table-cell office:value-type="string">
            <text:p>Qatari_riyal</text:p>
          </table:table-cell>
          <table:table-cell office:value-type="string">
            <text:p>qatari_riyal</text:p>
          </table:table-cell>
          <table:table-cell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Chinese yuan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66958">
            <text:p>66958</text:p>
          </table:table-cell>
          <table:table-cell office:value-type="string">
            <text:p>Renminbi</text:p>
          </table:table-cell>
          <table:table-cell office:value-type="string">
            <text:p>chinese_yuan</text:p>
          </table:table-cell>
          <table:table-cell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Romanian leu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642267">
            <text:p>642267</text:p>
          </table:table-cell>
          <table:table-cell office:value-type="string">
            <text:p>Romanian_leu</text:p>
          </table:table-cell>
          <table:table-cell office:value-type="string">
            <text:p>romanian_leu</text:p>
          </table:table-cell>
          <table:table-cell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Russian rubl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33596">
            <text:p>233596</text:p>
          </table:table-cell>
          <table:table-cell office:value-type="string">
            <text:p>Russian_ruble</text:p>
          </table:table-cell>
          <table:table-cell office:value-type="string">
            <text:p>russian_ruble</text:p>
          </table:table-cell>
          <table:table-cell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Rwandan franc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812204">
            <text:p>1812204</text:p>
          </table:table-cell>
          <table:table-cell office:value-type="string">
            <text:p>Rwandan_franc</text:p>
          </table:table-cell>
          <table:table-cell office:value-type="string">
            <text:p>rwandan_franc</text:p>
          </table:table-cell>
          <table:table-cell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Sahrawi peset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4590228">
            <text:p>24590228</text:p>
          </table:table-cell>
          <table:table-cell office:value-type="string">
            <text:p>Sahrawi_peseta</text:p>
          </table:table-cell>
          <table:table-cell office:value-type="string">
            <text:p>sahrawi_peseta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Saint Helena pound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630924">
            <text:p>1630924</text:p>
          </table:table-cell>
          <table:table-cell office:value-type="string">
            <text:p>Saint_Helena_pound</text:p>
          </table:table-cell>
          <table:table-cell office:value-type="string">
            <text:p>saint_helena_pound</text:p>
          </table:table-cell>
          <table:table-cell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Samoan tālā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812270">
            <text:p>1812270</text:p>
          </table:table-cell>
          <table:table-cell office:value-type="string">
            <text:p>Samoan_tālā</text:p>
          </table:table-cell>
          <table:table-cell office:value-type="string">
            <text:p>samoan_tālā</text:p>
          </table:table-cell>
          <table:table-cell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São Tomé and Príncipe dobr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232917">
            <text:p>2232917</text:p>
          </table:table-cell>
          <table:table-cell office:value-type="string">
            <text:p>São_Tomé_and_Príncipe_dobra</text:p>
          </table:table-cell>
          <table:table-cell office:value-type="string">
            <text:p>são_tomé_and_príncipe_dobra</text:p>
          </table:table-cell>
          <table:table-cell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Saudi riyal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67739">
            <text:p>467739</text:p>
          </table:table-cell>
          <table:table-cell office:value-type="string">
            <text:p>Saudi_riyal</text:p>
          </table:table-cell>
          <table:table-cell office:value-type="string">
            <text:p>saudi_riyal</text:p>
          </table:table-cell>
          <table:table-cell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Serbian din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520081">
            <text:p>520081</text:p>
          </table:table-cell>
          <table:table-cell office:value-type="string">
            <text:p>Serbian_dinar</text:p>
          </table:table-cell>
          <table:table-cell office:value-type="string">
            <text:p>serbian_dinar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Seychellois rupe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55393">
            <text:p>255393</text:p>
          </table:table-cell>
          <table:table-cell office:value-type="string">
            <text:p>Seychellois_rupee</text:p>
          </table:table-cell>
          <table:table-cell office:value-type="string">
            <text:p>seychellois_rupee</text:p>
          </table:table-cell>
          <table:table-cell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Sierra Leonean leon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604855">
            <text:p>604855</text:p>
          </table:table-cell>
          <table:table-cell office:value-type="string">
            <text:p>Sierra_Leonean_leone</text:p>
          </table:table-cell>
          <table:table-cell office:value-type="string">
            <text:p>sierra_leonean_leone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Singapore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76174">
            <text:p>476174</text:p>
          </table:table-cell>
          <table:table-cell office:value-type="string">
            <text:p>Singapore_dollar</text:p>
          </table:table-cell>
          <table:table-cell office:value-type="string">
            <text:p>singapore_dollar</text:p>
          </table:table-cell>
          <table:table-cell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Solomon Islands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638446">
            <text:p>1638446</text:p>
          </table:table-cell>
          <table:table-cell office:value-type="string">
            <text:p>Solomon_Islands_dollar</text:p>
          </table:table-cell>
          <table:table-cell office:value-type="string">
            <text:p>solomon_islands_dollar</text:p>
          </table:table-cell>
          <table:table-cell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Somali shilling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812187">
            <text:p>1812187</text:p>
          </table:table-cell>
          <table:table-cell office:value-type="string">
            <text:p>Somali_shilling</text:p>
          </table:table-cell>
          <table:table-cell office:value-type="string">
            <text:p>somali_shilling</text:p>
          </table:table-cell>
          <table:table-cell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Somaliland shilling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222675">
            <text:p>1222675</text:p>
          </table:table-cell>
          <table:table-cell office:value-type="string">
            <text:p>Somaliland_shilling</text:p>
          </table:table-cell>
          <table:table-cell office:value-type="string">
            <text:p>somaliland_shilling</text:p>
          </table:table-cell>
          <table:table-cell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South African rand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98686">
            <text:p>298686</text:p>
          </table:table-cell>
          <table:table-cell office:value-type="string">
            <text:p>South_African_rand</text:p>
          </table:table-cell>
          <table:table-cell office:value-type="string">
            <text:p>south_african_rand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South Korean won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98884">
            <text:p>298884</text:p>
          </table:table-cell>
          <table:table-cell office:value-type="string">
            <text:p>South_Korean_won</text:p>
          </table:table-cell>
          <table:table-cell office:value-type="string">
            <text:p>south_korean_won</text:p>
          </table:table-cell>
          <table:table-cell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South Sudanese pound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2365432">
            <text:p>32365432</text:p>
          </table:table-cell>
          <table:table-cell office:value-type="string">
            <text:p>South_Sudanese_pound</text:p>
          </table:table-cell>
          <table:table-cell office:value-type="string">
            <text:p>south_sudanese_pound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Sri Lankan rupe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90814">
            <text:p>490814</text:p>
          </table:table-cell>
          <table:table-cell office:value-type="string">
            <text:p>Sri_Lankan_rupee</text:p>
          </table:table-cell>
          <table:table-cell office:value-type="string">
            <text:p>sri_lankan_rupee</text:p>
          </table:table-cell>
          <table:table-cell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udanese pound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926739">
            <text:p>2926739</text:p>
          </table:table-cell>
          <table:table-cell office:value-type="string">
            <text:p>Sudanese_pound</text:p>
          </table:table-cell>
          <table:table-cell office:value-type="string">
            <text:p>sudanese_pound</text:p>
          </table:table-cell>
          <table:table-cell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Surinamese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71914">
            <text:p>471914</text:p>
          </table:table-cell>
          <table:table-cell office:value-type="string">
            <text:p>Surinamese_dollar</text:p>
          </table:table-cell>
          <table:table-cell office:value-type="string">
            <text:p>surinamese_dollar</text:p>
          </table:table-cell>
          <table:table-cell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Swazi lilangeni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556094">
            <text:p>556094</text:p>
          </table:table-cell>
          <table:table-cell office:value-type="string">
            <text:p>Swazi_lilangeni</text:p>
          </table:table-cell>
          <table:table-cell office:value-type="string">
            <text:p>swazi_lilangeni</text:p>
          </table:table-cell>
          <table:table-cell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Swedish kron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6709">
            <text:p>16709</text:p>
          </table:table-cell>
          <table:table-cell office:value-type="string">
            <text:p>Swedish_krona</text:p>
          </table:table-cell>
          <table:table-cell office:value-type="string">
            <text:p>swedish_krona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Swiss franc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61362">
            <text:p>361362</text:p>
          </table:table-cell>
          <table:table-cell office:value-type="string">
            <text:p>Swiss_franc</text:p>
          </table:table-cell>
          <table:table-cell office:value-type="string">
            <text:p>swiss_franc</text:p>
          </table:table-cell>
          <table:table-cell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Syrian pound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56708">
            <text:p>456708</text:p>
          </table:table-cell>
          <table:table-cell office:value-type="string">
            <text:p>Syrian_pound</text:p>
          </table:table-cell>
          <table:table-cell office:value-type="string">
            <text:p>syrian_pound</text:p>
          </table:table-cell>
          <table:table-cell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Tajikistani somoni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736978">
            <text:p>736978</text:p>
          </table:table-cell>
          <table:table-cell office:value-type="string">
            <text:p>Tajikistani_somoni</text:p>
          </table:table-cell>
          <table:table-cell office:value-type="string">
            <text:p>tajikistani_somoni</text:p>
          </table:table-cell>
          <table:table-cell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Tanzanian shilling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12500">
            <text:p>1312500</text:p>
          </table:table-cell>
          <table:table-cell office:value-type="string">
            <text:p>Tanzanian_shilling</text:p>
          </table:table-cell>
          <table:table-cell office:value-type="string">
            <text:p>tanzanian_shilling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Thai baht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89761">
            <text:p>89761</text:p>
          </table:table-cell>
          <table:table-cell office:value-type="string">
            <text:p>Thai_baht</text:p>
          </table:table-cell>
          <table:table-cell office:value-type="string">
            <text:p>thai_baht</text:p>
          </table:table-cell>
          <table:table-cell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Tongan paʻang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039983">
            <text:p>1039983</text:p>
          </table:table-cell>
          <table:table-cell office:value-type="string">
            <text:p>Tongan_pa%CA%BBanga</text:p>
          </table:table-cell>
          <table:table-cell office:value-type="string">
            <text:p>tongan_paʻanga</text:p>
          </table:table-cell>
          <table:table-cell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Transnistrian rubl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216525">
            <text:p>1216525</text:p>
          </table:table-cell>
          <table:table-cell office:value-type="string">
            <text:p>Transnistrian_ruble</text:p>
          </table:table-cell>
          <table:table-cell office:value-type="string">
            <text:p>transnistrian_ruble</text:p>
          </table:table-cell>
          <table:table-cell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Trinidad and Tobago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70135">
            <text:p>1370135</text:p>
          </table:table-cell>
          <table:table-cell office:value-type="string">
            <text:p>Trinidad_and_Tobago_dollar</text:p>
          </table:table-cell>
          <table:table-cell office:value-type="string">
            <text:p>trinidad_and_tobago_dollar</text:p>
          </table:table-cell>
          <table:table-cell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Tunisian din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94693">
            <text:p>1394693</text:p>
          </table:table-cell>
          <table:table-cell office:value-type="string">
            <text:p>Tunisian_dinar</text:p>
          </table:table-cell>
          <table:table-cell office:value-type="string">
            <text:p>tunisian_dinar</text:p>
          </table:table-cell>
          <table:table-cell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Turkish lir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177054">
            <text:p>1177054</text:p>
          </table:table-cell>
          <table:table-cell office:value-type="string">
            <text:p>Turkish_lira</text:p>
          </table:table-cell>
          <table:table-cell office:value-type="string">
            <text:p>turkish_lira</text:p>
          </table:table-cell>
          <table:table-cell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Turkmenistan manat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056439">
            <text:p>1056439</text:p>
          </table:table-cell>
          <table:table-cell office:value-type="string">
            <text:p>Turkmenistan_manat</text:p>
          </table:table-cell>
          <table:table-cell office:value-type="string">
            <text:p>turkmenistan_manat</text:p>
          </table:table-cell>
          <table:table-cell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Tuvaluan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470899">
            <text:p>3470899</text:p>
          </table:table-cell>
          <table:table-cell office:value-type="string">
            <text:p>Tuvaluan_dollar</text:p>
          </table:table-cell>
          <table:table-cell office:value-type="string">
            <text:p>tuvaluan_dollar</text:p>
          </table:table-cell>
          <table:table-cell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Ugandan shilling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145558">
            <text:p>1145558</text:p>
          </table:table-cell>
          <table:table-cell office:value-type="string">
            <text:p>Ugandan_shilling</text:p>
          </table:table-cell>
          <table:table-cell office:value-type="string">
            <text:p>ugandan_shilling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Ukrainian hryvni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722696">
            <text:p>722696</text:p>
          </table:table-cell>
          <table:table-cell office:value-type="string">
            <text:p>Ukrainian_hryvnia</text:p>
          </table:table-cell>
          <table:table-cell office:value-type="string">
            <text:p>ukrainian_hryvnia</text:p>
          </table:table-cell>
          <table:table-cell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United Arab Emirates dirham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640187">
            <text:p>640187</text:p>
          </table:table-cell>
          <table:table-cell office:value-type="string">
            <text:p>United_Arab_Emirates_dirham</text:p>
          </table:table-cell>
          <table:table-cell office:value-type="string">
            <text:p>united_arab_emirates_dirham</text:p>
          </table:table-cell>
          <table:table-cell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United States doll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8717338">
            <text:p>18717338</text:p>
          </table:table-cell>
          <table:table-cell office:value-type="string">
            <text:p>United_States_dollar</text:p>
          </table:table-cell>
          <table:table-cell office:value-type="string">
            <text:p>united_states_dollar</text:p>
          </table:table-cell>
          <table:table-cell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Uruguayan peso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56193">
            <text:p>1356193</text:p>
          </table:table-cell>
          <table:table-cell office:value-type="string">
            <text:p>Uruguayan_peso</text:p>
          </table:table-cell>
          <table:table-cell office:value-type="string">
            <text:p>uruguayan_peso</text:p>
          </table:table-cell>
          <table:table-cell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Uzbekistani som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239241">
            <text:p>1239241</text:p>
          </table:table-cell>
          <table:table-cell office:value-type="string">
            <text:p>Uzbekistani_som</text:p>
          </table:table-cell>
          <table:table-cell office:value-type="string">
            <text:p>uzbekistani_som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Vanuatu vatu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197023">
            <text:p>1197023</text:p>
          </table:table-cell>
          <table:table-cell office:value-type="string">
            <text:p>Vanuatu_vatu</text:p>
          </table:table-cell>
          <table:table-cell office:value-type="string">
            <text:p>vanuatu_vatu</text:p>
          </table:table-cell>
          <table:table-cell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Venezuelan bolív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83936">
            <text:p>383936</text:p>
          </table:table-cell>
          <table:table-cell office:value-type="string">
            <text:p>Venezuelan_bolívar</text:p>
          </table:table-cell>
          <table:table-cell office:value-type="string">
            <text:p>venezuelan_bolívar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Vietnamese đồng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875610">
            <text:p>875610</text:p>
          </table:table-cell>
          <table:table-cell office:value-type="string">
            <text:p>Vietnamese_đồng</text:p>
          </table:table-cell>
          <table:table-cell office:value-type="string">
            <text:p>vietnamese_đồng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West African CFA franc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791898">
            <text:p>3791898</text:p>
          </table:table-cell>
          <table:table-cell office:value-type="string">
            <text:p>West_African_CFA_franc</text:p>
          </table:table-cell>
          <table:table-cell office:value-type="string">
            <text:p>west_african_cfa_franc</text:p>
          </table:table-cell>
          <table:table-cell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Yemeni rial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812285">
            <text:p>1812285</text:p>
          </table:table-cell>
          <table:table-cell office:value-type="string">
            <text:p>Yemeni_rial</text:p>
          </table:table-cell>
          <table:table-cell office:value-type="string">
            <text:p>yemeni_rial</text:p>
          </table:table-cell>
          <table:table-cell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Zambian kwach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57195">
            <text:p>57195</text:p>
          </table:table-cell>
          <table:table-cell office:value-type="string">
            <text:p>Zambian_kwacha</text:p>
          </table:table-cell>
          <table:table-cell office:value-type="string">
            <text:p>zambian_kwacha</text:p>
          </table:table-cell>
          <table:table-cell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Zimbabwean Bond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5030344">
            <text:p>45030344</text:p>
          </table:table-cell>
          <table:table-cell office:value-type="string">
            <text:p>Zimbabwean_Bond_Coins</text:p>
          </table:table-cell>
          <table:table-cell office:value-type="string">
            <text:p>zimbabwean_bond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Agor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01843">
            <text:p>1301843</text:p>
          </table:table-cell>
          <table:table-cell office:value-type="string">
            <text:p>Israeli_agora</text:p>
          </table:table-cell>
          <table:table-cell office:value-type="string">
            <text:p>agora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Att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227211">
            <text:p>1227211</text:p>
          </table:table-cell>
          <table:table-cell office:value-type="string">
            <text:p>Lao_kip</text:p>
          </table:table-cell>
          <table:table-cell office:value-type="string">
            <text:p>att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Avo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78204">
            <text:p>478204</text:p>
          </table:table-cell>
          <table:table-cell office:value-type="string">
            <text:p>Macanese_pataca</text:p>
          </table:table-cell>
          <table:table-cell office:value-type="string">
            <text:p>avo</text:p>
          </table:table-cell>
          <table:table-cell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Bais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409237">
            <text:p>1409237</text:p>
          </table:table-cell>
          <table:table-cell office:value-type="string">
            <text:p>Omani_rial</text:p>
          </table:table-cell>
          <table:table-cell office:value-type="string">
            <text:p>baisa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Ban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642267">
            <text:p>642267</text:p>
          </table:table-cell>
          <table:table-cell office:value-type="string">
            <text:p>Romanian_leu</text:p>
          </table:table-cell>
          <table:table-cell office:value-type="string">
            <text:p>ban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Butut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56724">
            <text:p>1356724</text:p>
          </table:table-cell>
          <table:table-cell office:value-type="string">
            <text:p>Gambian_dalasi</text:p>
          </table:table-cell>
          <table:table-cell office:value-type="string">
            <text:p>butut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Cent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69035">
            <text:p>269035</text:p>
          </table:table-cell>
          <table:table-cell office:value-type="string">
            <text:p>Cent_(currency)</text:p>
          </table:table-cell>
          <table:table-cell office:value-type="string">
            <text:p>cent</text:p>
          </table:table-cell>
          <table:table-cell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Centavo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814147">
            <text:p>814147</text:p>
          </table:table-cell>
          <table:table-cell office:value-type="string">
            <text:p>Centavo</text:p>
          </table:table-cell>
          <table:table-cell office:value-type="string">
            <text:p>centavo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Centésimo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56193">
            <text:p>1356193</text:p>
          </table:table-cell>
          <table:table-cell office:value-type="string">
            <text:p>Uruguayan_peso</text:p>
          </table:table-cell>
          <table:table-cell office:value-type="string">
            <text:p>centésimo</text:p>
          </table:table-cell>
          <table:table-cell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Centim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5661">
            <text:p>5661</text:p>
          </table:table-cell>
          <table:table-cell office:value-type="string">
            <text:p>Centime</text:p>
          </table:table-cell>
          <table:table-cell office:value-type="string">
            <text:p>centime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Céntimo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5916310">
            <text:p>5916310</text:p>
          </table:table-cell>
          <table:table-cell office:value-type="string">
            <text:p>Céntimo</text:p>
          </table:table-cell>
          <table:table-cell office:value-type="string">
            <text:p>céntimo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Cêntimo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5916310">
            <text:p>5916310</text:p>
          </table:table-cell>
          <table:table-cell office:value-type="string">
            <text:p>Céntimo</text:p>
          </table:table-cell>
          <table:table-cell office:value-type="string">
            <text:p>cêntimo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Chetrum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90884">
            <text:p>490884</text:p>
          </table:table-cell>
          <table:table-cell office:value-type="string">
            <text:p>Bhutanese_ngultrum</text:p>
          </table:table-cell>
          <table:table-cell office:value-type="string">
            <text:p>chetrum</text:p>
          </table:table-cell>
          <table:table-cell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Chon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98883">
            <text:p>298883</text:p>
          </table:table-cell>
          <table:table-cell office:value-type="string">
            <text:p>North_Korean_won</text:p>
          </table:table-cell>
          <table:table-cell office:value-type="string">
            <text:p>chon</text:p>
          </table:table-cell>
          <table:table-cell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Deni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87597">
            <text:p>387597</text:p>
          </table:table-cell>
          <table:table-cell office:value-type="string">
            <text:p>Macedonian_denar</text:p>
          </table:table-cell>
          <table:table-cell office:value-type="string">
            <text:p>deni</text:p>
          </table:table-cell>
          <table:table-cell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Dina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47922">
            <text:p>247922</text:p>
          </table:table-cell>
          <table:table-cell office:value-type="string">
            <text:p>Dinar</text:p>
          </table:table-cell>
          <table:table-cell office:value-type="string">
            <text:p>dinar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Diram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558379">
            <text:p>558379</text:p>
          </table:table-cell>
          <table:table-cell office:value-type="string">
            <text:p>Dirham</text:p>
          </table:table-cell>
          <table:table-cell office:value-type="string">
            <text:p>diram</text:p>
          </table:table-cell>
          <table:table-cell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Dirham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558379">
            <text:p>558379</text:p>
          </table:table-cell>
          <table:table-cell office:value-type="string">
            <text:p>Dirham</text:p>
          </table:table-cell>
          <table:table-cell office:value-type="string">
            <text:p>dirham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Eyri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706029">
            <text:p>706029</text:p>
          </table:table-cell>
          <table:table-cell office:value-type="string">
            <text:p>Øre</text:p>
          </table:table-cell>
          <table:table-cell office:value-type="string">
            <text:p>eyrir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Fen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66958">
            <text:p>66958</text:p>
          </table:table-cell>
          <table:table-cell office:value-type="string">
            <text:p>Renminbi</text:p>
          </table:table-cell>
          <table:table-cell office:value-type="string">
            <text:p>fen</text:p>
          </table:table-cell>
          <table:table-cell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Fening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526173">
            <text:p>526173</text:p>
          </table:table-cell>
          <table:table-cell office:value-type="string">
            <text:p>Bosnia_and_Herzegovina_convertible_mark</text:p>
          </table:table-cell>
          <table:table-cell office:value-type="string">
            <text:p>fening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Fillér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121701">
            <text:p>4121701</text:p>
          </table:table-cell>
          <table:table-cell office:value-type="string">
            <text:p>Fillér</text:p>
          </table:table-cell>
          <table:table-cell office:value-type="string">
            <text:p>fillér</text:p>
          </table:table-cell>
          <table:table-cell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ils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612432">
            <text:p>1612432</text:p>
          </table:table-cell>
          <table:table-cell office:value-type="string">
            <text:p>Fils_(currency)</text:p>
          </table:table-cell>
          <table:table-cell office:value-type="string">
            <text:p>fils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Grosz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61145">
            <text:p>61145</text:p>
          </table:table-cell>
          <table:table-cell office:value-type="string">
            <text:p>Polish_złoty</text:p>
          </table:table-cell>
          <table:table-cell office:value-type="string">
            <text:p>grosz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Halal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67739">
            <text:p>467739</text:p>
          </table:table-cell>
          <table:table-cell office:value-type="string">
            <text:p>Saudi_riyal</text:p>
          </table:table-cell>
          <table:table-cell office:value-type="string">
            <text:p>halala</text:p>
          </table:table-cell>
          <table:table-cell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Haléř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209179">
            <text:p>1209179</text:p>
          </table:table-cell>
          <table:table-cell office:value-type="string">
            <text:p>Heller_(money)</text:p>
          </table:table-cell>
          <table:table-cell office:value-type="string">
            <text:p>haléř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Hào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875610">
            <text:p>875610</text:p>
          </table:table-cell>
          <table:table-cell office:value-type="string">
            <text:p>Vietnamese_dong</text:p>
          </table:table-cell>
          <table:table-cell office:value-type="string">
            <text:p>hào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Iraimbilanj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219930">
            <text:p>1219930</text:p>
          </table:table-cell>
          <table:table-cell office:value-type="string">
            <text:p>Iraimbilanja</text:p>
          </table:table-cell>
          <table:table-cell office:value-type="string">
            <text:p>iraimbilanja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Jeon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98884">
            <text:p>298884</text:p>
          </table:table-cell>
          <table:table-cell office:value-type="string">
            <text:p>South_Korean_won</text:p>
          </table:table-cell>
          <table:table-cell office:value-type="string">
            <text:p>jeon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Kapyeyk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571105">
            <text:p>1571105</text:p>
          </table:table-cell>
          <table:table-cell office:value-type="string">
            <text:p>Belarusian_ruble</text:p>
          </table:table-cell>
          <table:table-cell office:value-type="string">
            <text:p>kapyeyka</text:p>
          </table:table-cell>
          <table:table-cell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Khoums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657877">
            <text:p>657877</text:p>
          </table:table-cell>
          <table:table-cell office:value-type="string">
            <text:p>Khoums</text:p>
          </table:table-cell>
          <table:table-cell office:value-type="string">
            <text:p>khoums</text:p>
          </table:table-cell>
          <table:table-cell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Kobo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78686">
            <text:p>178686</text:p>
          </table:table-cell>
          <table:table-cell office:value-type="string">
            <text:p>Nigerian_naira</text:p>
          </table:table-cell>
          <table:table-cell office:value-type="string">
            <text:p>kobo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Kopek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216525">
            <text:p>1216525</text:p>
          </table:table-cell>
          <table:table-cell office:value-type="string">
            <text:p>Transnistrian_ruble</text:p>
          </table:table-cell>
          <table:table-cell office:value-type="string">
            <text:p>kopek</text:p>
          </table:table-cell>
          <table:table-cell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Kopiyk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722696">
            <text:p>722696</text:p>
          </table:table-cell>
          <table:table-cell office:value-type="string">
            <text:p>Ukrainian_hryvnia</text:p>
          </table:table-cell>
          <table:table-cell office:value-type="string">
            <text:p>kopiyka</text:p>
          </table:table-cell>
          <table:table-cell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Kuruş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92407">
            <text:p>492407</text:p>
          </table:table-cell>
          <table:table-cell office:value-type="string">
            <text:p>Kuruş</text:p>
          </table:table-cell>
          <table:table-cell office:value-type="string">
            <text:p>kuruş</text:p>
          </table:table-cell>
          <table:table-cell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Laari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566331">
            <text:p>2566331</text:p>
          </table:table-cell>
          <table:table-cell office:value-type="string">
            <text:p>Maldivian_laari</text:p>
          </table:table-cell>
          <table:table-cell office:value-type="string">
            <text:p>laari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Lip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637005">
            <text:p>637005</text:p>
          </table:table-cell>
          <table:table-cell office:value-type="string">
            <text:p>Croatian_kuna</text:p>
          </table:table-cell>
          <table:table-cell office:value-type="string">
            <text:p>lipa</text:p>
          </table:table-cell>
          <table:table-cell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Lum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700635">
            <text:p>700635</text:p>
          </table:table-cell>
          <table:table-cell office:value-type="string">
            <text:p>Armenian_dram</text:p>
          </table:table-cell>
          <table:table-cell office:value-type="string">
            <text:p>luma</text:p>
          </table:table-cell>
          <table:table-cell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Millim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94693">
            <text:p>1394693</text:p>
          </table:table-cell>
          <table:table-cell office:value-type="string">
            <text:p>Tunisian_dinar</text:p>
          </table:table-cell>
          <table:table-cell office:value-type="string">
            <text:p>millime</text:p>
          </table:table-cell>
          <table:table-cell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Möngö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475555">
            <text:p>1475555</text:p>
          </table:table-cell>
          <table:table-cell office:value-type="string">
            <text:p>Mongolian_tögrög</text:p>
          </table:table-cell>
          <table:table-cell office:value-type="string">
            <text:p>möngö</text:p>
          </table:table-cell>
          <table:table-cell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Ngwe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561880">
            <text:p>561880</text:p>
          </table:table-cell>
          <table:table-cell office:value-type="string">
            <text:p>Ngwee</text:p>
          </table:table-cell>
          <table:table-cell office:value-type="string">
            <text:p>ngwee</text:p>
          </table:table-cell>
          <table:table-cell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Ör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706027">
            <text:p>706027</text:p>
          </table:table-cell>
          <table:table-cell office:value-type="string">
            <text:p>Öre</text:p>
          </table:table-cell>
          <table:table-cell office:value-type="string">
            <text:p>öre</text:p>
          </table:table-cell>
          <table:table-cell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Ør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706029">
            <text:p>706029</text:p>
          </table:table-cell>
          <table:table-cell office:value-type="string">
            <text:p>Øre</text:p>
          </table:table-cell>
          <table:table-cell office:value-type="string">
            <text:p>øre</text:p>
          </table:table-cell>
          <table:table-cell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Oyr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706029">
            <text:p>706029</text:p>
          </table:table-cell>
          <table:table-cell office:value-type="string">
            <text:p>Øre</text:p>
          </table:table-cell>
          <table:table-cell office:value-type="string">
            <text:p>oyra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Pais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615067">
            <text:p>615067</text:p>
          </table:table-cell>
          <table:table-cell office:value-type="string">
            <text:p>Paisa</text:p>
          </table:table-cell>
          <table:table-cell office:value-type="string">
            <text:p>paisa</text:p>
          </table:table-cell>
          <table:table-cell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Par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54397">
            <text:p>1354397</text:p>
          </table:table-cell>
          <table:table-cell office:value-type="string">
            <text:p>Para_(currency)</text:p>
          </table:table-cell>
          <table:table-cell office:value-type="string">
            <text:p>para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Penny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40487">
            <text:p>140487</text:p>
          </table:table-cell>
          <table:table-cell office:value-type="string">
            <text:p>Penny</text:p>
          </table:table-cell>
          <table:table-cell office:value-type="string">
            <text:p>penny</text:p>
          </table:table-cell>
          <table:table-cell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Pesew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303747">
            <text:p>303747</text:p>
          </table:table-cell>
          <table:table-cell office:value-type="string">
            <text:p>Ghanaian_cedi</text:p>
          </table:table-cell>
          <table:table-cell office:value-type="string">
            <text:p>pesewa</text:p>
          </table:table-cell>
          <table:table-cell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Piastr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494768">
            <text:p>494768</text:p>
          </table:table-cell>
          <table:table-cell office:value-type="string">
            <text:p>Piastre</text:p>
          </table:table-cell>
          <table:table-cell office:value-type="string">
            <text:p>piastre</text:p>
          </table:table-cell>
          <table:table-cell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Pul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88967">
            <text:p>188967</text:p>
          </table:table-cell>
          <table:table-cell office:value-type="string">
            <text:p>Afghan_afghani</text:p>
          </table:table-cell>
          <table:table-cell office:value-type="string">
            <text:p>pul</text:p>
          </table:table-cell>
          <table:table-cell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Py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02476">
            <text:p>1302476</text:p>
          </table:table-cell>
          <table:table-cell office:value-type="string">
            <text:p>Burmese_kyat</text:p>
          </table:table-cell>
          <table:table-cell office:value-type="string">
            <text:p>pya</text:p>
          </table:table-cell>
          <table:table-cell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Qəpik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151523">
            <text:p>1151523</text:p>
          </table:table-cell>
          <table:table-cell office:value-type="string">
            <text:p>Azerbaijani_manat</text:p>
          </table:table-cell>
          <table:table-cell office:value-type="string">
            <text:p>qəpik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Qindarkë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64434">
            <text:p>264434</text:p>
          </table:table-cell>
          <table:table-cell office:value-type="string">
            <text:p>Albanian_lek</text:p>
          </table:table-cell>
          <table:table-cell office:value-type="string">
            <text:p>qindarkë</text:p>
          </table:table-cell>
          <table:table-cell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Rappen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979182">
            <text:p>979182</text:p>
          </table:table-cell>
          <table:table-cell office:value-type="string">
            <text:p>Rappen</text:p>
          </table:table-cell>
          <table:table-cell office:value-type="string">
            <text:p>rappen</text:p>
          </table:table-cell>
          <table:table-cell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Santeem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5661">
            <text:p>5661</text:p>
          </table:table-cell>
          <table:table-cell office:value-type="string">
            <text:p>Centime</text:p>
          </table:table-cell>
          <table:table-cell office:value-type="string">
            <text:p>santeem</text:p>
          </table:table-cell>
          <table:table-cell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Santim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5661">
            <text:p>5661</text:p>
          </table:table-cell>
          <table:table-cell office:value-type="string">
            <text:p>Centime</text:p>
          </table:table-cell>
          <table:table-cell office:value-type="string">
            <text:p>santim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Satang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89761">
            <text:p>89761</text:p>
          </table:table-cell>
          <table:table-cell office:value-type="string">
            <text:p>Thai_baht</text:p>
          </table:table-cell>
          <table:table-cell office:value-type="string">
            <text:p>satang</text:p>
          </table:table-cell>
          <table:table-cell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Sen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69035">
            <text:p>269035</text:p>
          </table:table-cell>
          <table:table-cell office:value-type="string">
            <text:p>Cent_(currency)</text:p>
          </table:table-cell>
          <table:table-cell office:value-type="string">
            <text:p>sen</text:p>
          </table:table-cell>
          <table:table-cell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Sen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812270">
            <text:p>1812270</text:p>
          </table:table-cell>
          <table:table-cell office:value-type="string">
            <text:p>Samoan_tālā</text:p>
          </table:table-cell>
          <table:table-cell office:value-type="string">
            <text:p>sene</text:p>
          </table:table-cell>
          <table:table-cell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Seniti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039983">
            <text:p>1039983</text:p>
          </table:table-cell>
          <table:table-cell office:value-type="string">
            <text:p>Tongan_paʻanga</text:p>
          </table:table-cell>
          <table:table-cell office:value-type="string">
            <text:p>seniti</text:p>
          </table:table-cell>
          <table:table-cell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Sent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72989">
            <text:p>1372989</text:p>
          </table:table-cell>
          <table:table-cell office:value-type="string">
            <text:p>Lesotho_loti</text:p>
          </table:table-cell>
          <table:table-cell office:value-type="string">
            <text:p>sente</text:p>
          </table:table-cell>
          <table:table-cell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Stotink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68071">
            <text:p>268071</text:p>
          </table:table-cell>
          <table:table-cell office:value-type="string">
            <text:p>Bulgarian_lev</text:p>
          </table:table-cell>
          <table:table-cell office:value-type="string">
            <text:p>stotinka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Tambal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57196">
            <text:p>57196</text:p>
          </table:table-cell>
          <table:table-cell office:value-type="string">
            <text:p>Malawian_kwacha</text:p>
          </table:table-cell>
          <table:table-cell office:value-type="string">
            <text:p>tambala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Tennesi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056439">
            <text:p>1056439</text:p>
          </table:table-cell>
          <table:table-cell office:value-type="string">
            <text:p>Turkmenistan_manat</text:p>
          </table:table-cell>
          <table:table-cell office:value-type="string">
            <text:p>tennesi</text:p>
          </table:table-cell>
          <table:table-cell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Tetri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263783">
            <text:p>1263783</text:p>
          </table:table-cell>
          <table:table-cell office:value-type="string">
            <text:p>Tetri</text:p>
          </table:table-cell>
          <table:table-cell office:value-type="string">
            <text:p>tetri</text:p>
          </table:table-cell>
          <table:table-cell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Thebe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544898">
            <text:p>544898</text:p>
          </table:table-cell>
          <table:table-cell office:value-type="string">
            <text:p>Botswana_pula</text:p>
          </table:table-cell>
          <table:table-cell office:value-type="string">
            <text:p>thebe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Tïın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246128">
            <text:p>246128</text:p>
          </table:table-cell>
          <table:table-cell office:value-type="string">
            <text:p>Kazakhstani_tenge</text:p>
          </table:table-cell>
          <table:table-cell office:value-type="string">
            <text:p>tïın</text:p>
          </table:table-cell>
          <table:table-cell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Tiyin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239241">
            <text:p>1239241</text:p>
          </table:table-cell>
          <table:table-cell office:value-type="string">
            <text:p>Uzbekistani_som</text:p>
          </table:table-cell>
          <table:table-cell office:value-type="string">
            <text:p>tiyin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Toea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369805">
            <text:p>1369805</text:p>
          </table:table-cell>
          <table:table-cell office:value-type="string">
            <text:p>Papua_New_Guinean_kina</text:p>
          </table:table-cell>
          <table:table-cell office:value-type="string">
            <text:p>toea</text:p>
          </table:table-cell>
          <table:table-cell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Tyiyn</text:p>
          </table:table-cell>
          <table:table-cell/>
          <table:table-cell office:value-type="string">
            <text:p>019_</text:p>
          </table:table-cell>
          <table:table-cell office:value-type="string">
            <text:p>money_value</text:p>
          </table:table-cell>
          <table:table-cell office:value-type="float" office:value="1227470">
            <text:p>1227470</text:p>
          </table:table-cell>
          <table:table-cell office:value-type="string">
            <text:p>Kyrgyzstani_som</text:p>
          </table:table-cell>
          <table:table-cell office:value-type="string">
            <text:p>tyiyn</text:p>
          </table:table-cell>
          <table:table-cell/>
        </table:table-row>
      </table:table>
      <table:table table:name="measurement Unit" table:style-name="ta1">
        <table:table-column table:style-name="co1" table:number-columns-repeated="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freebase id</text:p>
          </table:table-cell>
          <table:table-cell table:number-columns-repeated="2" office:value-type="string">
            <text:p>ke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imension</text:p>
          </table:table-cell>
          <table:table-cell office:value-type="string">
            <text:p>02sj32y</text:p>
          </table:table-cell>
          <table:table-cell office:value-type="string">
            <text:p>ns:measurement_unit.dimension</text:p>
          </table:table-cell>
          <table:table-cell office:value-type="string">
            <text:p>dimens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it of Potential</text:p>
          </table:table-cell>
          <table:table-cell office:value-type="string">
            <text:p>02sj481</text:p>
          </table:table-cell>
          <table:table-cell office:value-type="string">
            <text:p>ns:measurement_unit.potential_unit</text:p>
          </table:table-cell>
          <table:table-cell office:value-type="string">
            <text:p>potential_uni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it of Electric Flux Density</text:p>
          </table:table-cell>
          <table:table-cell office:value-type="string">
            <text:p>02sj548</text:p>
          </table:table-cell>
          <table:table-cell office:value-type="string">
            <text:p>ns:measurement_unit.electric_flux_density_unit</text:p>
          </table:table-cell>
          <table:table-cell office:value-type="string">
            <text:p>electric_flux_density_uni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it of Wavenumber</text:p>
          </table:table-cell>
          <table:table-cell office:value-type="string">
            <text:p>02sj3wl</text:p>
          </table:table-cell>
          <table:table-cell office:value-type="string">
            <text:p>ns:measurement_unit.wavenumber_unit</text:p>
          </table:table-cell>
          <table:table-cell office:value-type="string">
            <text:p>wavenumber_uni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it of Radiant Intensity</text:p>
          </table:table-cell>
          <table:table-cell office:value-type="string">
            <text:p>02sj5dm</text:p>
          </table:table-cell>
          <table:table-cell office:value-type="string">
            <text:p>ns:measurement_unit.radiant_intensity_unit</text:p>
          </table:table-cell>
          <table:table-cell office:value-type="string">
            <text:p>radiant_intensity_uni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it of Radioactivity</text:p>
          </table:table-cell>
          <table:table-cell office:value-type="string">
            <text:p>02sj4kh</text:p>
          </table:table-cell>
          <table:table-cell office:value-type="string">
            <text:p>ns:measurement_unit.radioactivity_unit</text:p>
          </table:table-cell>
          <table:table-cell office:value-type="string">
            <text:p>radioactivity_uni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nit of Surface Density</text:p>
          </table:table-cell>
          <table:table-cell office:value-type="string">
            <text:p>02sj3xx</text:p>
          </table:table-cell>
          <table:table-cell office:value-type="string">
            <text:p>ns:measurement_unit.unit_of_surface_density</text:p>
          </table:table-cell>
          <table:table-cell office:value-type="string">
            <text:p>unit_of_surface_densi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ime interval</text:p>
          </table:table-cell>
          <table:table-cell office:value-type="string">
            <text:p>01zbqn7</text:p>
          </table:table-cell>
          <table:table-cell office:value-type="string">
            <text:p>ns:measurement_unit.time_interval</text:p>
          </table:table-cell>
          <table:table-cell office:value-type="string">
            <text:p>time_interva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it of Cargo Capacity</text:p>
          </table:table-cell>
          <table:table-cell office:value-type="string">
            <text:p>0cczh9g</text:p>
          </table:table-cell>
          <table:table-cell office:value-type="string">
            <text:p>ns:measurement_unit.unit_of_cargo_capacity</text:p>
          </table:table-cell>
          <table:table-cell office:value-type="string">
            <text:p>unit_of_cargo_capaci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nit of frequency</text:p>
          </table:table-cell>
          <table:table-cell office:value-type="string">
            <text:p>02n9sr9</text:p>
          </table:table-cell>
          <table:table-cell office:value-type="string">
            <text:p>ns:measurement_unit.unit_of_frequency</text:p>
          </table:table-cell>
          <table:table-cell office:value-type="string">
            <text:p>unit_of_frequenc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asurement System</text:p>
          </table:table-cell>
          <table:table-cell office:value-type="string">
            <text:p>01w_</text:p>
          </table:table-cell>
          <table:table-cell office:value-type="string">
            <text:p>ns:measurement_unit.measurement_system</text:p>
          </table:table-cell>
          <table:table-cell office:value-type="string">
            <text:p>measurement_system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nit of Dose Equivalence</text:p>
          </table:table-cell>
          <table:table-cell office:value-type="string">
            <text:p>02sj4mk</text:p>
          </table:table-cell>
          <table:table-cell office:value-type="string">
            <text:p>ns:measurement_unit.dose_equivalence_unit</text:p>
          </table:table-cell>
          <table:table-cell office:value-type="string">
            <text:p>dose_equivalence_uni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nit of Energy</text:p>
          </table:table-cell>
          <table:table-cell office:value-type="string">
            <text:p>01z1</text:p>
          </table:table-cell>
          <table:table-cell office:value-type="string">
            <text:p>ns:measurement_unit.energy_unit</text:p>
          </table:table-cell>
          <table:table-cell office:value-type="string">
            <text:p>energy_uni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nit of Amount Concentration</text:p>
          </table:table-cell>
          <table:table-cell office:value-type="string">
            <text:p>02sj41m</text:p>
          </table:table-cell>
          <table:table-cell office:value-type="string">
            <text:p>ns:measurement_unit.amount_concentration_unit</text:p>
          </table:table-cell>
          <table:table-cell office:value-type="string">
            <text:p>amount_concentration_uni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nit of Capacitance</text:p>
          </table:table-cell>
          <table:table-cell office:value-type="string">
            <text:p>02sj492</text:p>
          </table:table-cell>
          <table:table-cell office:value-type="string">
            <text:p>ns:measurement_unit.capacitance_unit</text:p>
          </table:table-cell>
          <table:table-cell office:value-type="string">
            <text:p>capacitance_uni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nit of Solid Angle</text:p>
          </table:table-cell>
          <table:table-cell office:value-type="string">
            <text:p>02sj450</text:p>
          </table:table-cell>
          <table:table-cell office:value-type="string">
            <text:p>ns:measurement_unit.solid_angle_unit</text:p>
          </table:table-cell>
          <table:table-cell office:value-type="string">
            <text:p>solid_angle_uni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nit of Permeability</text:p>
          </table:table-cell>
          <table:table-cell office:value-type="string">
            <text:p>02sj56m</text:p>
          </table:table-cell>
          <table:table-cell office:value-type="string">
            <text:p>ns:measurement_unit.permeability_unit</text:p>
          </table:table-cell>
          <table:table-cell office:value-type="string">
            <text:p>permeability_uni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nit of Volumetric Heat Capacity</text:p>
          </table:table-cell>
          <table:table-cell office:value-type="string">
            <text:p>02t6r6_</text:p>
          </table:table-cell>
          <table:table-cell office:value-type="string">
            <text:p>ns:measurement_unit.volumetric_heat_capacity_unit</text:p>
          </table:table-cell>
          <table:table-cell office:value-type="string">
            <text:p>volumetric_heat_capacity_unit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mmon Dimension</text:p>
          </table:table-cell>
          <table:table-cell office:value-type="string">
            <text:p>02sfhkw</text:p>
          </table:table-cell>
          <table:table-cell office:value-type="string">
            <text:p>ns:measurement_unit.common_dimension</text:p>
          </table:table-cell>
          <table:table-cell office:value-type="string">
            <text:p>common_dimensio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nit of Force</text:p>
          </table:table-cell>
          <table:table-cell office:value-type="string">
            <text:p>02k871v</text:p>
          </table:table-cell>
          <table:table-cell office:value-type="string">
            <text:p>ns:measurement_unit.unit_of_force</text:p>
          </table:table-cell>
          <table:table-cell office:value-type="string">
            <text:p>unit_of_forc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nit of Power</text:p>
          </table:table-cell>
          <table:table-cell office:value-type="string">
            <text:p>01_k</text:p>
          </table:table-cell>
          <table:table-cell office:value-type="string">
            <text:p>ns:measurement_unit.power_unit</text:p>
          </table:table-cell>
          <table:table-cell office:value-type="string">
            <text:p>power_unit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nit of Molar Heat Capacity</text:p>
          </table:table-cell>
          <table:table-cell office:value-type="string">
            <text:p>02sj58x</text:p>
          </table:table-cell>
          <table:table-cell office:value-type="string">
            <text:p>ns:measurement_unit.molar_heat_capacity_unit</text:p>
          </table:table-cell>
          <table:table-cell office:value-type="string">
            <text:p>molar_heat_capacity_unit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nit of Luminous Intensity</text:p>
          </table:table-cell>
          <table:table-cell office:value-type="string">
            <text:p>02sj3sw</text:p>
          </table:table-cell>
          <table:table-cell office:value-type="string">
            <text:p>ns:measurement_unit.luminous_intensity_unit</text:p>
          </table:table-cell>
          <table:table-cell office:value-type="string">
            <text:p>luminous_intensity_uni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nit of Specific Heat Capacity</text:p>
          </table:table-cell>
          <table:table-cell office:value-type="string">
            <text:p>02sj4y8</text:p>
          </table:table-cell>
          <table:table-cell office:value-type="string">
            <text:p>ns:measurement_unit.specific_heat_capacity_unit</text:p>
          </table:table-cell>
          <table:table-cell office:value-type="string">
            <text:p>specific_heat_capacity_unit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nit of Thermal Conductivity</text:p>
          </table:table-cell>
          <table:table-cell office:value-type="string">
            <text:p>02sj4_k</text:p>
          </table:table-cell>
          <table:table-cell office:value-type="string">
            <text:p>ns:measurement_unit.thermal_conductivity_unit</text:p>
          </table:table-cell>
          <table:table-cell office:value-type="string">
            <text:p>thermal_conductivity_unit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ectangle Size</text:p>
          </table:table-cell>
          <table:table-cell office:value-type="string">
            <text:p>01cc</text:p>
          </table:table-cell>
          <table:table-cell office:value-type="string">
            <text:p>ns:measurement_unit.rect_size</text:p>
          </table:table-cell>
          <table:table-cell office:value-type="string">
            <text:p>rect_size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Unit of Inductance</text:p>
          </table:table-cell>
          <table:table-cell office:value-type="string">
            <text:p>02sj4gc</text:p>
          </table:table-cell>
          <table:table-cell office:value-type="string">
            <text:p>ns:measurement_unit.inductance_unit</text:p>
          </table:table-cell>
          <table:table-cell office:value-type="string">
            <text:p>inductance_unit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nit of Magnetic Flux Density</text:p>
          </table:table-cell>
          <table:table-cell office:value-type="string">
            <text:p>02sj4f7</text:p>
          </table:table-cell>
          <table:table-cell office:value-type="string">
            <text:p>ns:measurement_unit.magnetic_flux_density_unit</text:p>
          </table:table-cell>
          <table:table-cell office:value-type="string">
            <text:p>magnetic_flux_density_unit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nit of Luminance</text:p>
          </table:table-cell>
          <table:table-cell office:value-type="string">
            <text:p>02sj42v</text:p>
          </table:table-cell>
          <table:table-cell office:value-type="string">
            <text:p>ns:measurement_unit.luminance_unit</text:p>
          </table:table-cell>
          <table:table-cell office:value-type="string">
            <text:p>luminance_unit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nit Of Volume</text:p>
          </table:table-cell>
          <table:table-cell office:value-type="string">
            <text:p>01x5</text:p>
          </table:table-cell>
          <table:table-cell office:value-type="string">
            <text:p>ns:measurement_unit.volume_unit</text:p>
          </table:table-cell>
          <table:table-cell office:value-type="string">
            <text:p>volume_unit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nit of Catalytic Activity</text:p>
          </table:table-cell>
          <table:table-cell office:value-type="string">
            <text:p>02sj4nl</text:p>
          </table:table-cell>
          <table:table-cell office:value-type="string">
            <text:p>ns:measurement_unit.catalytic_activity_unit</text:p>
          </table:table-cell>
          <table:table-cell office:value-type="string">
            <text:p>catalytic_activity_unit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nit of Density</text:p>
          </table:table-cell>
          <table:table-cell office:value-type="string">
            <text:p>02k8727</text:p>
          </table:table-cell>
          <table:table-cell office:value-type="string">
            <text:p>ns:measurement_unit.unit_of_density</text:p>
          </table:table-cell>
          <table:table-cell office:value-type="string">
            <text:p>unit_of_density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nit of Length</text:p>
          </table:table-cell>
          <table:table-cell office:value-type="string">
            <text:p>01xy</text:p>
          </table:table-cell>
          <table:table-cell office:value-type="string">
            <text:p>ns:measurement_unit.distance_unit</text:p>
          </table:table-cell>
          <table:table-cell office:value-type="string">
            <text:p>distance_unit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nit of Mass</text:p>
          </table:table-cell>
          <table:table-cell office:value-type="string">
            <text:p>01xk</text:p>
          </table:table-cell>
          <table:table-cell office:value-type="string">
            <text:p>ns:measurement_unit.mass_unit</text:p>
          </table:table-cell>
          <table:table-cell office:value-type="string">
            <text:p>mass_unit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nit of Energy Density</text:p>
          </table:table-cell>
          <table:table-cell office:value-type="string">
            <text:p>02sj50p</text:p>
          </table:table-cell>
          <table:table-cell office:value-type="string">
            <text:p>ns:measurement_unit.energy_density_unit</text:p>
          </table:table-cell>
          <table:table-cell office:value-type="string">
            <text:p>energy_density_unit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nit of Data Transmission Rate</text:p>
          </table:table-cell>
          <table:table-cell office:value-type="string">
            <text:p>0ct2zpk</text:p>
          </table:table-cell>
          <table:table-cell office:value-type="string">
            <text:p>ns:measurement_unit.unit_of_data_transmission_rate</text:p>
          </table:table-cell>
          <table:table-cell office:value-type="string">
            <text:p>unit_of_data_transmission_rate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nit of Surface Tension</text:p>
          </table:table-cell>
          <table:table-cell office:value-type="string">
            <text:p>02sj4rt</text:p>
          </table:table-cell>
          <table:table-cell office:value-type="string">
            <text:p>ns:measurement_unit.surface_tension_unit</text:p>
          </table:table-cell>
          <table:table-cell office:value-type="string">
            <text:p>surface_tension_unit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nit of Illuminance</text:p>
          </table:table-cell>
          <table:table-cell office:value-type="string">
            <text:p>02sj4jg</text:p>
          </table:table-cell>
          <table:table-cell office:value-type="string">
            <text:p>ns:measurement_unit.illuminance_unit</text:p>
          </table:table-cell>
          <table:table-cell office:value-type="string">
            <text:p>illuminance_unit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nit of Luminous Flux</text:p>
          </table:table-cell>
          <table:table-cell office:value-type="string">
            <text:p>02nxs9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nit of Area</text:p>
          </table:table-cell>
          <table:table-cell office:value-type="string">
            <text:p>01y9</text:p>
          </table:table-cell>
          <table:table-cell office:value-type="string">
            <text:p>ns:measurement_unit.area_unit</text:p>
          </table:table-cell>
          <table:table-cell office:value-type="string">
            <text:p>area_unit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nit of Heat Capacity</text:p>
          </table:table-cell>
          <table:table-cell office:value-type="string">
            <text:p>02sj4x4</text:p>
          </table:table-cell>
          <table:table-cell office:value-type="string">
            <text:p>ns:measurement_unit.heat_capacity_unit</text:p>
          </table:table-cell>
          <table:table-cell office:value-type="string">
            <text:p>heat_capacity_unit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nit of Data Size</text:p>
          </table:table-cell>
          <table:table-cell office:value-type="float" office:value="203">
            <text:p>203</text:p>
          </table:table-cell>
          <table:table-cell office:value-type="string">
            <text:p>ns:measurement_unit.data_size_unit</text:p>
          </table:table-cell>
          <table:table-cell office:value-type="string">
            <text:p>data_size_unit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nit of Absorbed Dose</text:p>
          </table:table-cell>
          <table:table-cell office:value-type="string">
            <text:p>02sj4lj</text:p>
          </table:table-cell>
          <table:table-cell office:value-type="string">
            <text:p>ns:measurement_unit.absorbed_dose_unit</text:p>
          </table:table-cell>
          <table:table-cell office:value-type="string">
            <text:p>absorbed_dose_unit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Unit of Electric Current</text:p>
          </table:table-cell>
          <table:table-cell office:value-type="string">
            <text:p>02sj3qm</text:p>
          </table:table-cell>
          <table:table-cell office:value-type="string">
            <text:p>ns:measurement_unit.current_unit</text:p>
          </table:table-cell>
          <table:table-cell office:value-type="string">
            <text:p>current_unit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nit of Volumetric Flow Rate</text:p>
          </table:table-cell>
          <table:table-cell office:value-type="string">
            <text:p>06bscfv</text:p>
          </table:table-cell>
          <table:table-cell office:value-type="string">
            <text:p>ns:measurement_unit.unit_of_volumetric_flow_rate</text:p>
          </table:table-cell>
          <table:table-cell office:value-type="string">
            <text:p>unit_of_volumetric_flow_rate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nit of Conductance</text:p>
          </table:table-cell>
          <table:table-cell office:value-type="string">
            <text:p>02sj4c5</text:p>
          </table:table-cell>
          <table:table-cell office:value-type="string">
            <text:p>ns:measurement_unit.conductance_unit</text:p>
          </table:table-cell>
          <table:table-cell office:value-type="string">
            <text:p>conductance_unit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Unit of Angular Acceleration</text:p>
          </table:table-cell>
          <table:table-cell office:value-type="string">
            <text:p>02sj4t_</text:p>
          </table:table-cell>
          <table:table-cell office:value-type="string">
            <text:p>ns:measurement_unit.angular_acceleration_unit</text:p>
          </table:table-cell>
          <table:table-cell office:value-type="string">
            <text:p>angular_acceleration_unit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Unit of Time</text:p>
          </table:table-cell>
          <table:table-cell office:value-type="string">
            <text:p>01zt</text:p>
          </table:table-cell>
          <table:table-cell office:value-type="string">
            <text:p>ns:measurement_unit.time_unit</text:p>
          </table:table-cell>
          <table:table-cell office:value-type="string">
            <text:p>time_unit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Unit of Plane Angle</text:p>
          </table:table-cell>
          <table:table-cell office:value-type="string">
            <text:p>02sj43_</text:p>
          </table:table-cell>
          <table:table-cell office:value-type="string">
            <text:p>ns:measurement_unit.angle_unit</text:p>
          </table:table-cell>
          <table:table-cell office:value-type="string">
            <text:p>angle_unit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Unit of Molar Volume</text:p>
          </table:table-cell>
          <table:table-cell office:value-type="string">
            <text:p>02t6rd5</text:p>
          </table:table-cell>
          <table:table-cell office:value-type="string">
            <text:p>ns:measurement_unit.molar_volume_unit</text:p>
          </table:table-cell>
          <table:table-cell office:value-type="string">
            <text:p>molar_volume_unit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Unit of Viscosity</text:p>
          </table:table-cell>
          <table:table-cell office:value-type="string">
            <text:p>02sj4pn</text:p>
          </table:table-cell>
          <table:table-cell office:value-type="string">
            <text:p>ns:measurement_unit.viscosity_unit</text:p>
          </table:table-cell>
          <table:table-cell office:value-type="string">
            <text:p>viscosity_unit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Unit of Amount of Substance</text:p>
          </table:table-cell>
          <table:table-cell office:value-type="string">
            <text:p>02sj3rv</text:p>
          </table:table-cell>
          <table:table-cell office:value-type="string">
            <text:p>ns:measurement_unit.substance_unit</text:p>
          </table:table-cell>
          <table:table-cell office:value-type="string">
            <text:p>substance_unit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Unit of Specific Volume</text:p>
          </table:table-cell>
          <table:table-cell office:value-type="string">
            <text:p>02sj3z3</text:p>
          </table:table-cell>
          <table:table-cell office:value-type="string">
            <text:p>ns:measurement_unit.specific_volume_unit</text:p>
          </table:table-cell>
          <table:table-cell office:value-type="string">
            <text:p>specific_volume_unit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Unit of Permittivity</text:p>
          </table:table-cell>
          <table:table-cell office:value-type="string">
            <text:p>02sj55h</text:p>
          </table:table-cell>
          <table:table-cell office:value-type="string">
            <text:p>ns:measurement_unit.permittivity_unit</text:p>
          </table:table-cell>
          <table:table-cell office:value-type="string">
            <text:p>permittivity_unit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Unit of Irradiance</text:p>
          </table:table-cell>
          <table:table-cell office:value-type="string">
            <text:p>02sj4w0</text:p>
          </table:table-cell>
          <table:table-cell office:value-type="string">
            <text:p>ns:measurement_unit.irradiance_unit</text:p>
          </table:table-cell>
          <table:table-cell office:value-type="string">
            <text:p>irradiance_unit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Unit of Catalytic Concentration</text:p>
          </table:table-cell>
          <table:table-cell office:value-type="string">
            <text:p>02sj5gx</text:p>
          </table:table-cell>
          <table:table-cell office:value-type="string">
            <text:p>ns:measurement_unit.catalytic_concentration_unit</text:p>
          </table:table-cell>
          <table:table-cell office:value-type="string">
            <text:p>catalytic_concentration_unit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Unit of Current Density</text:p>
          </table:table-cell>
          <table:table-cell office:value-type="string">
            <text:p>02sj3_8</text:p>
          </table:table-cell>
          <table:table-cell office:value-type="string">
            <text:p>ns:measurement_unit.current_density_unit</text:p>
          </table:table-cell>
          <table:table-cell office:value-type="string">
            <text:p>current_density_unit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Unit of Speed</text:p>
          </table:table-cell>
          <table:table-cell office:value-type="string">
            <text:p>01_5</text:p>
          </table:table-cell>
          <table:table-cell office:value-type="string">
            <text:p>ns:measurement_unit.speed_unit</text:p>
          </table:table-cell>
          <table:table-cell office:value-type="string">
            <text:p>speed_unit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Unit of Exposure</text:p>
          </table:table-cell>
          <table:table-cell office:value-type="string">
            <text:p>02sj5b3</text:p>
          </table:table-cell>
          <table:table-cell office:value-type="string">
            <text:p>ns:measurement_unit.exposure_unit</text:p>
          </table:table-cell>
          <table:table-cell office:value-type="string">
            <text:p>exposure_unit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Unit of Absorbed Dose Rate</text:p>
          </table:table-cell>
          <table:table-cell office:value-type="string">
            <text:p>02sj5cd</text:p>
          </table:table-cell>
          <table:table-cell office:value-type="string">
            <text:p>ns:measurement_unit.absorbed_dose_rate_unit</text:p>
          </table:table-cell>
          <table:table-cell office:value-type="string">
            <text:p>absorbed_dose_rate_unit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Unit of Temperature</text:p>
          </table:table-cell>
          <table:table-cell office:value-type="string">
            <text:p>01yp</text:p>
          </table:table-cell>
          <table:table-cell office:value-type="string">
            <text:p>ns:measurement_unit.temperature_unit</text:p>
          </table:table-cell>
          <table:table-cell office:value-type="string">
            <text:p>temperature_unit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Dated Integer</text:p>
          </table:table-cell>
          <table:table-cell office:value-type="string">
            <text:p>020w</text:p>
          </table:table-cell>
          <table:table-cell office:value-type="string">
            <text:p>ns:measurement_unit.dated_integer</text:p>
          </table:table-cell>
          <table:table-cell office:value-type="string">
            <text:p>dated_integer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Unit of Angular Frequency</text:p>
          </table:table-cell>
          <table:table-cell office:value-type="string">
            <text:p>02sj4sy</text:p>
          </table:table-cell>
          <table:table-cell office:value-type="string">
            <text:p>ns:measurement_unit.angular_velocity_unit</text:p>
          </table:table-cell>
          <table:table-cell office:value-type="string">
            <text:p>angular_velocity_unit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Unit of Moment of Force</text:p>
          </table:table-cell>
          <table:table-cell office:value-type="string">
            <text:p>02sj4qs</text:p>
          </table:table-cell>
          <table:table-cell office:value-type="string">
            <text:p>ns:measurement_unit.force_moment_unit</text:p>
          </table:table-cell>
          <table:table-cell office:value-type="string">
            <text:p>force_moment_unit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Unit of Specific Energy</text:p>
          </table:table-cell>
          <table:table-cell office:value-type="string">
            <text:p>02sj4zf</text:p>
          </table:table-cell>
          <table:table-cell office:value-type="string">
            <text:p>ns:measurement_unit.specific_energy_unit</text:p>
          </table:table-cell>
          <table:table-cell office:value-type="string">
            <text:p>specific_energy_unit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Unit of Magnetic Field Strength</text:p>
          </table:table-cell>
          <table:table-cell office:value-type="string">
            <text:p>02sj40d</text:p>
          </table:table-cell>
          <table:table-cell office:value-type="string">
            <text:p>ns:measurement_unit.magnetic_field_strength_unit</text:p>
          </table:table-cell>
          <table:table-cell office:value-type="string">
            <text:p>magnetic_field_strength_unit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Unit of Electric Field Strength</text:p>
          </table:table-cell>
          <table:table-cell office:value-type="string">
            <text:p>02sj51t</text:p>
          </table:table-cell>
          <table:table-cell office:value-type="string">
            <text:p>ns:measurement_unit.electric_field_strength_unit</text:p>
          </table:table-cell>
          <table:table-cell office:value-type="string">
            <text:p>electric_field_strength_unit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Unit of Symbol Rate</text:p>
          </table:table-cell>
          <table:table-cell office:value-type="string">
            <text:p>0ct31sf</text:p>
          </table:table-cell>
          <table:table-cell office:value-type="string">
            <text:p>ns:measurement_unit.unit_of_symbol_rate</text:p>
          </table:table-cell>
          <table:table-cell office:value-type="string">
            <text:p>unit_of_symbol_rate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Unit of Molar Energy</text:p>
          </table:table-cell>
          <table:table-cell office:value-type="string">
            <text:p>02sj57r</text:p>
          </table:table-cell>
          <table:table-cell office:value-type="string">
            <text:p>ns:measurement_unit.molar_energy_unit</text:p>
          </table:table-cell>
          <table:table-cell office:value-type="string">
            <text:p>molar_energy_unit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Unit of Resistivity</text:p>
          </table:table-cell>
          <table:table-cell office:value-type="string">
            <text:p>075rt1p</text:p>
          </table:table-cell>
          <table:table-cell office:value-type="string">
            <text:p>ns:measurement_unit.unit_of_resistivity</text:p>
          </table:table-cell>
          <table:table-cell office:value-type="string">
            <text:p>unit_of_resistivity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Unit of Magnetic Flux</text:p>
          </table:table-cell>
          <table:table-cell office:value-type="string">
            <text:p>02sj4d6</text:p>
          </table:table-cell>
          <table:table-cell office:value-type="string">
            <text:p>ns:measurement_unit.magnetic_flux_unit</text:p>
          </table:table-cell>
          <table:table-cell office:value-type="string">
            <text:p>magnetic_flux_unit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easuring Instrument</text:p>
          </table:table-cell>
          <table:table-cell office:value-type="string">
            <text:p>08mkttw</text:p>
          </table:table-cell>
          <table:table-cell office:value-type="string">
            <text:p>ns:measurement_unit.measuring_instrument</text:p>
          </table:table-cell>
          <table:table-cell office:value-type="string">
            <text:p>measuring_instrument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Unit of Conductivity</text:p>
          </table:table-cell>
          <table:table-cell office:value-type="string">
            <text:p>0gvbbyg</text:p>
          </table:table-cell>
          <table:table-cell office:value-type="string">
            <text:p>ns:measurement_unit.unit_of_conductivity</text:p>
          </table:table-cell>
          <table:table-cell office:value-type="string">
            <text:p>unit_of_conductivity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Unit of Radiance</text:p>
          </table:table-cell>
          <table:table-cell office:value-type="string">
            <text:p>02sj5fs</text:p>
          </table:table-cell>
          <table:table-cell office:value-type="string">
            <text:p>ns:measurement_unit.radiance_unit</text:p>
          </table:table-cell>
          <table:table-cell office:value-type="string">
            <text:p>radiance_unit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Floating Point Range</text:p>
          </table:table-cell>
          <table:table-cell office:value-type="string">
            <text:p>01xslym</text:p>
          </table:table-cell>
          <table:table-cell office:value-type="string">
            <text:p>ns:measurement_unit.floating_point_range</text:p>
          </table:table-cell>
          <table:table-cell office:value-type="string">
            <text:p>floating_point_range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Money value</text:p>
          </table:table-cell>
          <table:table-cell office:value-type="string">
            <text:p>020h</text:p>
          </table:table-cell>
          <table:table-cell office:value-type="string">
            <text:p>ns:measurement_unit.money_value</text:p>
          </table:table-cell>
          <table:table-cell office:value-type="string">
            <text:p>money_value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Unit of Charge</text:p>
          </table:table-cell>
          <table:table-cell office:value-type="string">
            <text:p>02sj470</text:p>
          </table:table-cell>
          <table:table-cell office:value-type="string">
            <text:p>ns:measurement_unit.charge_unit</text:p>
          </table:table-cell>
          <table:table-cell office:value-type="string">
            <text:p>charge_unit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Integer Ratio</text:p>
          </table:table-cell>
          <table:table-cell office:value-type="string">
            <text:p>02k84x0</text:p>
          </table:table-cell>
          <table:table-cell office:value-type="string">
            <text:p>ns:measurement_unit.integer_ratio</text:p>
          </table:table-cell>
          <table:table-cell office:value-type="string">
            <text:p>integer_ratio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Unit of Pressure</text:p>
          </table:table-cell>
          <table:table-cell office:value-type="string">
            <text:p>01zf</text:p>
          </table:table-cell>
          <table:table-cell office:value-type="string">
            <text:p>ns:measurement_unit.pressure_unit</text:p>
          </table:table-cell>
          <table:table-cell office:value-type="string">
            <text:p>pressure_unit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Unit of Acceleration</text:p>
          </table:table-cell>
          <table:table-cell office:value-type="string">
            <text:p>02sj3vk</text:p>
          </table:table-cell>
          <table:table-cell office:value-type="string">
            <text:p>ns:measurement_unit.acceleration_unit</text:p>
          </table:table-cell>
          <table:table-cell office:value-type="string">
            <text:p>acceleration_unit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Unit of Electric Charge Density</text:p>
          </table:table-cell>
          <table:table-cell office:value-type="string">
            <text:p>02sj530</text:p>
          </table:table-cell>
          <table:table-cell office:value-type="string">
            <text:p>ns:measurement_unit.electric_charge_density_unit</text:p>
          </table:table-cell>
          <table:table-cell office:value-type="string">
            <text:p>electric_charge_density_unit</text:p>
          </table:table-cell>
        </table:table-row>
      </table:table>
      <table:table table:name="Data_types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y</text:p>
          </table:table-cell>
          <table:table-cell office:value-type="string">
            <text:p>(Mo(n(day)?)?|Tu(e(sday)?)?|We(d(nesday)?)?|Th(u(rsday)?)?|Fr(i(day)?)?|Sa(t(urday)?)?|Su(n(day)?)?)|[1-7]</text:p>
          </table:table-cell>
          <table:table-cell table:formula="of:=&quot;INSERT INTO qkb.data_type( name, regex) VALUES ( '&quot;&amp;[.B2]&amp;&quot;', '&quot;&amp;[.C2]&amp;&quot;');&quot;" office:value-type="string" office:string-value="INSERT INTO qkb.data_type( name, regex) VALUES ( 'Day', '(Mo(n(day)?)?|Tu(e(sday)?)?|We(d(nesday)?)?|Th(u(rsday)?)?|Fr(i(day)?)?|Sa(t(urday)?)?|Su(n(day)?)?)|[1-7]');">
            <text:p>INSERT INTO qkb.data_type( name, regex) VALUES ( 'Day', '(Mo(n(day)?)?|Tu(e(sday)?)?|We(d(nesday)?)?|Th(u(rsday)?)?|Fr(i(day)?)?|Sa(t(urday)?)?|Su(n(day)?)?)|[1-7]');</text:p>
          </table:table-cell>
          <table:table-cell table:formula="of:=CONCATENATE(&quot;INSERT INTO mst.data_type(id, name, regex) VALUES (&quot;;;&quot;, '&quot;;;&quot;', '&quot;;;&quot;');&quot;)" office:value-type="string" office:string-value="INSERT INTO mst.data_type(id, name, regex) VALUES (, '', '');">
            <text:p>INSERT INTO mst.data_type(id, name, regex) VALUES (, '', '');</text:p>
          </table:table-cell>
        </table:table-row>
        <table:table-row table:style-name="ro1">
          <table:table-cell/>
          <table:table-cell office:value-type="string">
            <text:p>Month</text:p>
          </table:table-cell>
          <table:table-cell office:value-type="string">
            <text:p>(?:(1[0-2]|0?[1-9])|(?:Jan(?:uary)?|Feb(?:ruary)?|Mar(?:ch)?|Apr(?:il)?|May|Jun(?:e)?|Jul(?:y)?|Aug(?:ust)?|Sept?|September|Oct(?:ober)?|Nov(?:ember)?|Dec(?:ember)?))</text:p>
          </table:table-cell>
          <table:table-cell table:formula="of:=&quot;INSERT INTO qkb.data_type( name, regex) VALUES ( '&quot;&amp;[.B3]&amp;&quot;', '&quot;&amp;[.C3]&amp;&quot;');&quot;" office:value-type="string" office:string-value="INSERT INTO qkb.data_type( name, regex) VALUES ( 'Month', '(?:(1[0-2]|0?[1-9])|(?:Jan(?:uary)?|Feb(?:ruary)?|Mar(?:ch)?|Apr(?:il)?|May|Jun(?:e)?|Jul(?:y)?|Aug(?:ust)?|Sept?|September|Oct(?:ober)?|Nov(?:ember)?|Dec(?:ember)?))');">
            <text:p>INSERT INTO qkb.data_type( name, regex) VALUES ( 'Month', '(?:(1[0-2]|0?[1-9])|(?:Jan(?:uary)?|Feb(?:ruary)?|Mar(?:ch)?|Apr(?:il)?|May|Jun(?:e)?|Jul(?:y)?|Aug(?:ust)?|Sept?|September|Oct(?:ober)?|Nov(?:ember)?|Dec(?:ember)?))');</text:p>
          </table:table-cell>
          <table:table-cell/>
        </table:table-row>
        <table:table-row table:style-name="ro1">
          <table:table-cell/>
          <table:table-cell office:value-type="string">
            <text:p>Year</text:p>
          </table:table-cell>
          <table:table-cell office:value-type="string">
            <text:p>[12][0-9]{3}</text:p>
          </table:table-cell>
          <table:table-cell table:formula="of:=&quot;INSERT INTO qkb.data_type( name, regex) VALUES ( '&quot;&amp;[.B4]&amp;&quot;', '&quot;&amp;[.C4]&amp;&quot;');&quot;" office:value-type="string" office:string-value="INSERT INTO qkb.data_type( name, regex) VALUES ( 'Year', '[12][0-9]{3}');">
            <text:p>INSERT INTO qkb.data_type( name, regex) VALUES ( 'Year', '[12][0-9]{3}');</text:p>
          </table:table-cell>
          <table:table-cell/>
        </table:table-row>
        <table:table-row table:style-name="ro1">
          <table:table-cell/>
          <table:table-cell office:value-type="string">
            <text:p>Date</text:p>
          </table:table-cell>
          <table:table-cell office:value-type="string">
            <text:p>(?:((19|20)\d\d)([- \/.])(0?[1-9]|1[012])\3(0?[1-9]|[12][0-9]|3[01]))|(?:(0?[1-9]|1[012])([- \/.])(0?[1-9]|[12][0-9]|3[01])\7(19|20)\d\d)|(?:(0?[1-9]|[12][0-9]|3[01])([- \/.])(0?[1-9]|1[012])\11(19|20)\d\d)</text:p>
          </table:table-cell>
          <table:table-cell table:formula="of:=&quot;INSERT INTO qkb.data_type( name, regex) VALUES ( '&quot;&amp;[.B5]&amp;&quot;', '&quot;&amp;[.C5]&amp;&quot;');&quot;" office:value-type="string" office:string-value="INSERT INTO qkb.data_type( name, regex) VALUES ( 'Date', '(?:((19|20)\d\d)([- \/.])(0?[1-9]|1[012])\3(0?[1-9]|[12][0-9]|3[01]))|(?:(0?[1-9]|1[012])([- \/.])(0?[1-9]|[12][0-9]|3[01])\7(19|20)\d\d)|(?:(0?[1-9]|[12][0-9]|3[01])([- \/.])(0?[1-9]|1[012])\11(19|20)\d\d)');">
            <text:p>INSERT INTO qkb.data_type( name, regex) VALUES ( 'Date', '(?:((19|20)\d\d)([- \/.])(0?[1-9]|1[012])\3(0?[1-9]|[12][0-9]|3[01]))|(?:(0?[1-9]|1[012])([- \/.])(0?[1-9]|[12][0-9]|3[01])\7(19|20)\d\d)|(?:(0?[1-9]|[12][0-9]|3[01])([- \/.])(0?[1-9]|1[012])\11(19|20)\d\d)');</text:p>
          </table:table-cell>
          <table:table-cell/>
        </table:table-row>
        <table:table-row table:style-name="ro1">
          <table:table-cell/>
          <table:table-cell office:value-type="string">
            <text:p>Hour</text:p>
          </table:table-cell>
          <table:table-cell office:value-type="string">
            <text:p>((0?[1-9]|1[0-2])\s?(pm|am)?)|(([01]?[0-9]|2[0-3]))</text:p>
          </table:table-cell>
          <table:table-cell table:formula="of:=&quot;INSERT INTO qkb.data_type( name, regex) VALUES ( '&quot;&amp;[.B6]&amp;&quot;', '&quot;&amp;[.C6]&amp;&quot;');&quot;" office:value-type="string" office:string-value="INSERT INTO qkb.data_type( name, regex) VALUES ( 'Hour', '((0?[1-9]|1[0-2])\s?(pm|am)?)|(([01]?[0-9]|2[0-3]))');">
            <text:p>INSERT INTO qkb.data_type( name, regex) VALUES ( 'Hour', '((0?[1-9]|1[0-2])\s?(pm|am)?)|(([01]?[0-9]|2[0-3]))');</text:p>
          </table:table-cell>
          <table:table-cell/>
        </table:table-row>
        <table:table-row table:style-name="ro1">
          <table:table-cell/>
          <table:table-cell office:value-type="string">
            <text:p>Second</text:p>
          </table:table-cell>
          <table:table-cell table:style-name="ce1" office:value-type="string">
            <text:p>([1-5]|0?)[0-9]</text:p>
          </table:table-cell>
          <table:table-cell table:formula="of:=&quot;INSERT INTO qkb.data_type( name, regex) VALUES ( '&quot;&amp;[.B7]&amp;&quot;', '&quot;&amp;[.C7]&amp;&quot;');&quot;" office:value-type="string" office:string-value="INSERT INTO qkb.data_type( name, regex) VALUES ( 'Second', '([1-5]|0?)[0-9]');">
            <text:p>INSERT INTO qkb.data_type( name, regex) VALUES ( 'Second', '([1-5]|0?)[0-9]');</text:p>
          </table:table-cell>
          <table:table-cell/>
        </table:table-row>
        <table:table-row table:style-name="ro1">
          <table:table-cell/>
          <table:table-cell office:value-type="string">
            <text:p>Minute</text:p>
          </table:table-cell>
          <table:table-cell table:style-name="ce1" office:value-type="string">
            <text:p>([1-5]|0?)[0-9]</text:p>
          </table:table-cell>
          <table:table-cell table:formula="of:=&quot;INSERT INTO qkb.data_type( name, regex) VALUES ( '&quot;&amp;[.B8]&amp;&quot;', '&quot;&amp;[.C8]&amp;&quot;');&quot;" office:value-type="string" office:string-value="INSERT INTO qkb.data_type( name, regex) VALUES ( 'Minute', '([1-5]|0?)[0-9]');">
            <text:p>INSERT INTO qkb.data_type( name, regex) VALUES ( 'Minute', '([1-5]|0?)[0-9]');</text:p>
          </table:table-cell>
          <table:table-cell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((0?[1-9]|1[0-2]):([1-5]|0?)[0-9](:([1-5]|0?)[0-9])?\s?(pm|am)?)|(([01]?[0-9]|2[0-3]):([1-5]|0?)[0-9](:[0-5][0-9])?)</text:p>
          </table:table-cell>
          <table:table-cell table:formula="of:=&quot;INSERT INTO qkb.data_type( name, regex) VALUES ( '&quot;&amp;[.B9]&amp;&quot;', '&quot;&amp;[.C9]&amp;&quot;');&quot;" office:value-type="string" office:string-value="INSERT INTO qkb.data_type( name, regex) VALUES ( 'Time', '((0?[1-9]|1[0-2]):([1-5]|0?)[0-9](:([1-5]|0?)[0-9])?\s?(pm|am)?)|(([01]?[0-9]|2[0-3]):([1-5]|0?)[0-9](:[0-5][0-9])?)');">
            <text:p>INSERT INTO qkb.data_type( name, regex) VALUES ( 'Time', '((0?[1-9]|1[0-2]):([1-5]|0?)[0-9](:([1-5]|0?)[0-9])?\s?(pm|am)?)|(([01]?[0-9]|2[0-3]):([1-5]|0?)[0-9](:[0-5][0-9])?)');</text:p>
          </table:table-cell>
          <table:table-cell/>
        </table:table-row>
        <table:table-row table:style-name="ro1">
          <table:table-cell/>
          <table:table-cell office:value-type="string">
            <text:p>Monetary</text:p>
          </table:table-cell>
          <table:table-cell office:value-type="string">
            <text:p>[$€£]?(\d+([\.,]\d+)*)[$€£]?</text:p>
          </table:table-cell>
          <table:table-cell table:formula="of:=&quot;INSERT INTO qkb.data_type( name, regex) VALUES ( '&quot;&amp;[.B10]&amp;&quot;', '&quot;&amp;[.C10]&amp;&quot;');&quot;" office:value-type="string" office:string-value="INSERT INTO qkb.data_type( name, regex) VALUES ( 'Monetary', '[$€£]?(\d+([\.,]\d+)*)[$€£]?');">
            <text:p>INSERT INTO qkb.data_type( name, regex) VALUES ( 'Monetary', '[$€£]?(\d+([\.,]\d+)*)[$€£]?');</text:p>
          </table:table-cell>
          <table:table-cell/>
        </table:table-row>
        <table:table-row table:style-name="ro1">
          <table:table-cell/>
          <table:table-cell office:value-type="string">
            <text:p>Percentage</text:p>
          </table:table-cell>
          <table:table-cell office:value-type="string">
            <text:p>[+-±]?(\d([.\,]\d)?)%</text:p>
          </table:table-cell>
          <table:table-cell table:formula="of:=&quot;INSERT INTO qkb.data_type( name, regex) VALUES ( '&quot;&amp;[.B11]&amp;&quot;', '&quot;&amp;[.C11]&amp;&quot;');&quot;" office:value-type="string" office:string-value="INSERT INTO qkb.data_type( name, regex) VALUES ( 'Percentage', '[+-±]?(\d([.\,]\d)?)%');">
            <text:p>INSERT INTO qkb.data_type( name, regex) VALUES ( 'Percentage', '[+-±]?(\d([.\,]\d)?)%');</text:p>
          </table:table-cell>
          <table:table-cell/>
        </table:table-row>
        <table:table-row table:style-name="ro1">
          <table:table-cell/>
          <table:table-cell office:value-type="string">
            <text:p>Fraction</text:p>
          </table:table-cell>
          <table:table-cell office:value-type="string">
            <text:p>([0]?\.\d+)</text:p>
          </table:table-cell>
          <table:table-cell table:formula="of:=&quot;INSERT INTO qkb.data_type( name, regex) VALUES ( '&quot;&amp;[.B12]&amp;&quot;', '&quot;&amp;[.C12]&amp;&quot;');&quot;" office:value-type="string" office:string-value="INSERT INTO qkb.data_type( name, regex) VALUES ( 'Fraction', '([0]?\.\d+)');">
            <text:p>INSERT INTO qkb.data_type( name, regex) VALUES ( 'Fraction', '([0]?\.\d+)');</text:p>
          </table:table-cell>
          <table:table-cell/>
        </table:table-row>
        <table:table-row table:style-name="ro1">
          <table:table-cell/>
          <table:table-cell office:value-type="string">
            <text:p>Integer</text:p>
          </table:table-cell>
          <table:table-cell office:value-type="string">
            <text:p>([-]?\d+)</text:p>
          </table:table-cell>
          <table:table-cell table:formula="of:=&quot;INSERT INTO qkb.data_type( name, regex) VALUES ( '&quot;&amp;[.B13]&amp;&quot;', '&quot;&amp;[.C13]&amp;&quot;');&quot;" office:value-type="string" office:string-value="INSERT INTO qkb.data_type( name, regex) VALUES ( 'Integer', '([-]?\d+)');">
            <text:p>INSERT INTO qkb.data_type( name, regex) VALUES ( 'Integer', '([-]?\d+)');</text:p>
          </table:table-cell>
          <table:table-cell/>
        </table:table-row>
        <table:table-row table:style-name="ro1">
          <table:table-cell/>
          <table:table-cell office:value-type="string">
            <text:p>Natural</text:p>
          </table:table-cell>
          <table:table-cell office:value-type="string">
            <text:p>[1-9][0-9]+</text:p>
          </table:table-cell>
          <table:table-cell table:formula="of:=&quot;INSERT INTO qkb.data_type( name, regex) VALUES ( '&quot;&amp;[.B14]&amp;&quot;', '&quot;&amp;[.C14]&amp;&quot;');&quot;" office:value-type="string" office:string-value="INSERT INTO qkb.data_type( name, regex) VALUES ( 'Natural', '[1-9][0-9]+');">
            <text:p>INSERT INTO qkb.data_type( name, regex) VALUES ( 'Natural', '[1-9][0-9]+');</text:p>
          </table:table-cell>
          <table:table-cell/>
        </table:table-row>
        <table:table-row table:style-name="ro1">
          <table:table-cell/>
          <table:table-cell office:value-type="string">
            <text:p>real</text:p>
          </table:table-cell>
          <table:table-cell office:value-type="string">
            <text:p>[+-]?(\d*[\.\,]\d+|\d+)</text:p>
          </table:table-cell>
          <table:table-cell table:formula="of:=&quot;INSERT INTO qkb.data_type( name, regex) VALUES ( '&quot;&amp;[.B15]&amp;&quot;', '&quot;&amp;[.C15]&amp;&quot;');&quot;" office:value-type="string" office:string-value="INSERT INTO qkb.data_type( name, regex) VALUES ( 'real', '[+-]?(\d*[\.\,]\d+|\d+)');">
            <text:p>INSERT INTO qkb.data_type( name, regex) VALUES ( 'real', '[+-]?(\d*[\.\,]\d+|\d+)');</text:p>
          </table:table-cell>
          <table:table-cell/>
        </table:table-row>
      </table:table>
      <table:table table:name="Dimensions" table:style-name="ta1">
        <table:table-column table:style-name="co1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freebase_id</text:p>
          </table:table-cell>
          <table:table-cell office:value-type="string">
            <text:p>wikipedia title</text:p>
          </table:table-cell>
          <table:table-cell office:value-type="string">
            <text:p>wikipedia id</text:p>
          </table:table-cell>
          <table:table-cell table:content-validation-name="val1" office:value-type="string">
            <text:p>Class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alendar Date</text:p>
          </table:table-cell>
          <table:table-cell office:value-type="string">
            <text:p>020_g</text:p>
          </table:table-cell>
          <table:table-cell office:value-type="string">
            <text:p>Calendar_date</text:p>
          </table:table-cell>
          <table:table-cell office:value-type="float" office:value="7123">
            <text:p>7123</text:p>
          </table:table-cell>
          <table:table-cell table:content-validation-name="val1" office:value-type="string">
            <text:p>9<text:tab/>Temporal</text:p>
          </table:table-cell>
          <table:table-cell table:formula="of:=&quot;UPDATE qkb.dimension SET class=&quot;&amp;[.F2]&amp;&quot;  WHERE id =&quot;&amp;[.A2]&amp;&quot;;&quot;" office:value-type="string" office:string-value="UPDATE qkb.dimension SET class=9&#9;Temporal  WHERE id =84;">
            <text:p>UPDATE qkb.dimension SET class=9<text:tab/>Temporal <text:s/>WHERE id =84;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locity</text:p>
          </table:table-cell>
          <table:table-cell office:value-type="string">
            <text:p>07ygz</text:p>
          </table:table-cell>
          <table:table-cell office:value-type="string">
            <text:p>Velocity</text:p>
          </table:table-cell>
          <table:table-cell office:value-type="float" office:value="20491903">
            <text:p>20491903</text:p>
          </table:table-cell>
          <table:table-cell table:content-validation-name="val1" office:value-type="string">
            <text:p>8<text:tab/>physical qunatity</text:p>
          </table:table-cell>
          <table:table-cell table:formula="of:=&quot;UPDATE qkb.dimension SET class=&quot;&amp;[.F3]&amp;&quot;  WHERE id =&quot;&amp;[.A3]&amp;&quot;;&quot;" office:value-type="string" office:string-value="UPDATE qkb.dimension SET class=8&#9;physical qunatity  WHERE id =1;">
            <text:p>UPDATE qkb.dimension SET class=8<text:tab/>physical qunatity <text:s/>WHERE id =1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mittivity</text:p>
          </table:table-cell>
          <table:table-cell office:value-type="string">
            <text:p>0f3fr</text:p>
          </table:table-cell>
          <table:table-cell office:value-type="string">
            <text:p>Permittivity</text:p>
          </table:table-cell>
          <table:table-cell office:value-type="float" office:value="53933">
            <text:p>53933</text:p>
          </table:table-cell>
          <table:table-cell table:content-validation-name="val1" office:value-type="string">
            <text:p>8<text:tab/>physical qunatity</text:p>
          </table:table-cell>
          <table:table-cell table:formula="of:=&quot;UPDATE qkb.dimension SET class=&quot;&amp;[.F4]&amp;&quot;  WHERE id =&quot;&amp;[.A4]&amp;&quot;;&quot;" office:value-type="string" office:string-value="UPDATE qkb.dimension SET class=8&#9;physical qunatity  WHERE id =2;">
            <text:p>UPDATE qkb.dimension SET class=8<text:tab/>physical qunatity <text:s/>WHERE id =2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ind speed</text:p>
          </table:table-cell>
          <table:table-cell office:value-type="string">
            <text:p>015_jz</text:p>
          </table:table-cell>
          <table:table-cell office:value-type="string">
            <text:p>Wind_speed</text:p>
          </table:table-cell>
          <table:table-cell office:value-type="float" office:value="165198">
            <text:p>165198</text:p>
          </table:table-cell>
          <table:table-cell table:content-validation-name="val1" office:value-type="string">
            <text:p>8<text:tab/>physical qunatity</text:p>
          </table:table-cell>
          <table:table-cell table:formula="of:=&quot;UPDATE qkb.dimension SET class=&quot;&amp;[.F5]&amp;&quot;  WHERE id =&quot;&amp;[.A5]&amp;&quot;;&quot;" office:value-type="string" office:string-value="UPDATE qkb.dimension SET class=8&#9;physical qunatity  WHERE id =3;">
            <text:p>UPDATE qkb.dimension SET class=8<text:tab/>physical qunatity <text:s/>WHERE id =3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ngle</text:p>
          </table:table-cell>
          <table:table-cell office:value-type="string">
            <text:p>0mwc</text:p>
          </table:table-cell>
          <table:table-cell office:value-type="string">
            <text:p>Angle</text:p>
          </table:table-cell>
          <table:table-cell office:value-type="float" office:value="1196">
            <text:p>1196</text:p>
          </table:table-cell>
          <table:table-cell table:content-validation-name="val1" office:value-type="string">
            <text:p>9<text:tab/>physical qunatity</text:p>
          </table:table-cell>
          <table:table-cell table:formula="of:=&quot;UPDATE qkb.dimension SET class=&quot;&amp;[.F6]&amp;&quot;  WHERE id =&quot;&amp;[.A6]&amp;&quot;;&quot;" office:value-type="string" office:string-value="UPDATE qkb.dimension SET class=9&#9;physical qunatity  WHERE id =4;">
            <text:p>UPDATE qkb.dimension SET class=9<text:tab/>physical qunatity <text:s/>WHERE id =4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apacitance</text:p>
          </table:table-cell>
          <table:table-cell office:value-type="string">
            <text:p>011ks6</text:p>
          </table:table-cell>
          <table:table-cell office:value-type="string">
            <text:p>Capacitance</text:p>
          </table:table-cell>
          <table:table-cell office:value-type="float" office:value="140711">
            <text:p>140711</text:p>
          </table:table-cell>
          <table:table-cell table:content-validation-name="val1" office:value-type="string">
            <text:p>10<text:tab/>physical qunatity</text:p>
          </table:table-cell>
          <table:table-cell table:formula="of:=&quot;UPDATE qkb.dimension SET class=&quot;&amp;[.F7]&amp;&quot;  WHERE id =&quot;&amp;[.A7]&amp;&quot;;&quot;" office:value-type="string" office:string-value="UPDATE qkb.dimension SET class=10&#9;physical qunatity  WHERE id =5;">
            <text:p>UPDATE qkb.dimension SET class=10<text:tab/>physical qunatity <text:s/>WHERE id =5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uminance</text:p>
          </table:table-cell>
          <table:table-cell office:value-type="string">
            <text:p>04nfq</text:p>
          </table:table-cell>
          <table:table-cell office:value-type="string">
            <text:p>Luminance</text:p>
          </table:table-cell>
          <table:table-cell office:value-type="float" office:value="18365">
            <text:p>18365</text:p>
          </table:table-cell>
          <table:table-cell table:content-validation-name="val1" office:value-type="string">
            <text:p>11<text:tab/>physical qunatity</text:p>
          </table:table-cell>
          <table:table-cell table:formula="of:=&quot;UPDATE qkb.dimension SET class=&quot;&amp;[.F8]&amp;&quot;  WHERE id =&quot;&amp;[.A8]&amp;&quot;;&quot;" office:value-type="string" office:string-value="UPDATE qkb.dimension SET class=11&#9;physical qunatity  WHERE id =6;">
            <text:p>UPDATE qkb.dimension SET class=11<text:tab/>physical qunatity <text:s/>WHERE id =6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nductivity</text:p>
          </table:table-cell>
          <table:table-cell office:value-type="string">
            <text:p>05zn843</text:p>
          </table:table-cell>
          <table:table-cell office:value-type="string">
            <text:p>Conductivity_(electrolytic)</text:p>
          </table:table-cell>
          <table:table-cell office:value-type="float" office:value="22738815">
            <text:p>22738815</text:p>
          </table:table-cell>
          <table:table-cell table:content-validation-name="val1" office:value-type="string">
            <text:p>12<text:tab/>physical qunatity</text:p>
          </table:table-cell>
          <table:table-cell table:formula="of:=&quot;UPDATE qkb.dimension SET class=&quot;&amp;[.F9]&amp;&quot;  WHERE id =&quot;&amp;[.A9]&amp;&quot;;&quot;" office:value-type="string" office:string-value="UPDATE qkb.dimension SET class=12&#9;physical qunatity  WHERE id =7;">
            <text:p>UPDATE qkb.dimension SET class=12<text:tab/>physical qunatity <text:s/>WHERE id =7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ectrical resistivity and conductivity</text:p>
          </table:table-cell>
          <table:table-cell office:value-type="string">
            <text:p>0gp1z</text:p>
          </table:table-cell>
          <table:table-cell office:value-type="string">
            <text:p>Electrical_resistivity_and_conductivity</text:p>
          </table:table-cell>
          <table:table-cell office:value-type="float" office:value="61580">
            <text:p>61580</text:p>
          </table:table-cell>
          <table:table-cell table:content-validation-name="val1" office:value-type="string">
            <text:p>13<text:tab/>physical qunatity</text:p>
          </table:table-cell>
          <table:table-cell table:formula="of:=&quot;UPDATE qkb.dimension SET class=&quot;&amp;[.F10]&amp;&quot;  WHERE id =&quot;&amp;[.A10]&amp;&quot;;&quot;" office:value-type="string" office:string-value="UPDATE qkb.dimension SET class=13&#9;physical qunatity  WHERE id =8;">
            <text:p>UPDATE qkb.dimension SET class=13<text:tab/>physical qunatity <text:s/>WHERE id =8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adiant intensity</text:p>
          </table:table-cell>
          <table:table-cell office:value-type="string">
            <text:p>04j10d</text:p>
          </table:table-cell>
          <table:table-cell office:value-type="string">
            <text:p>Radiant_intensity</text:p>
          </table:table-cell>
          <table:table-cell office:value-type="float" office:value="1215732">
            <text:p>1215732</text:p>
          </table:table-cell>
          <table:table-cell table:content-validation-name="val1" office:value-type="string">
            <text:p>14<text:tab/>physical qunatity</text:p>
          </table:table-cell>
          <table:table-cell table:formula="of:=&quot;UPDATE qkb.dimension SET class=&quot;&amp;[.F11]&amp;&quot;  WHERE id =&quot;&amp;[.A11]&amp;&quot;;&quot;" office:value-type="string" office:string-value="UPDATE qkb.dimension SET class=14&#9;physical qunatity  WHERE id =9;">
            <text:p>UPDATE qkb.dimension SET class=14<text:tab/>physical qunatity <text:s/>WHERE id =9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lectrical resistance and conductance</text:p>
          </table:table-cell>
          <table:table-cell office:value-type="string">
            <text:p>0gp12</text:p>
          </table:table-cell>
          <table:table-cell office:value-type="string">
            <text:p>Electrical_resistance_and_conductance</text:p>
          </table:table-cell>
          <table:table-cell office:value-type="float" office:value="61577">
            <text:p>61577</text:p>
          </table:table-cell>
          <table:table-cell table:content-validation-name="val1" office:value-type="string">
            <text:p>15<text:tab/>physical qunatity</text:p>
          </table:table-cell>
          <table:table-cell table:formula="of:=&quot;UPDATE qkb.dimension SET class=&quot;&amp;[.F12]&amp;&quot;  WHERE id =&quot;&amp;[.A12]&amp;&quot;;&quot;" office:value-type="string" office:string-value="UPDATE qkb.dimension SET class=15&#9;physical qunatity  WHERE id =10;">
            <text:p>UPDATE qkb.dimension SET class=15<text:tab/>physical qunatity <text:s/>WHERE id =10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rake specific fuel consumption</text:p>
          </table:table-cell>
          <table:table-cell office:value-type="string">
            <text:p>041c50</text:p>
          </table:table-cell>
          <table:table-cell office:value-type="string">
            <text:p>Brake_specific_fuel_consumption</text:p>
          </table:table-cell>
          <table:table-cell office:value-type="float" office:value="30874007">
            <text:p>30874007</text:p>
          </table:table-cell>
          <table:table-cell table:content-validation-name="val1" office:value-type="string">
            <text:p>16<text:tab/>physical qunatity</text:p>
          </table:table-cell>
          <table:table-cell table:formula="of:=&quot;UPDATE qkb.dimension SET class=&quot;&amp;[.F13]&amp;&quot;  WHERE id =&quot;&amp;[.A13]&amp;&quot;;&quot;" office:value-type="string" office:string-value="UPDATE qkb.dimension SET class=16&#9;physical qunatity  WHERE id =11;">
            <text:p>UPDATE qkb.dimension SET class=16<text:tab/>physical qunatity <text:s/>WHERE id =11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gnetic flux</text:p>
          </table:table-cell>
          <table:table-cell office:value-type="string">
            <text:p>0hg89</text:p>
          </table:table-cell>
          <table:table-cell office:value-type="string">
            <text:p>Magnetic_flux</text:p>
          </table:table-cell>
          <table:table-cell office:value-type="float" office:value="65890">
            <text:p>65890</text:p>
          </table:table-cell>
          <table:table-cell table:content-validation-name="val1" office:value-type="string">
            <text:p>17<text:tab/>physical qunatity</text:p>
          </table:table-cell>
          <table:table-cell table:formula="of:=&quot;UPDATE qkb.dimension SET class=&quot;&amp;[.F14]&amp;&quot;  WHERE id =&quot;&amp;[.A14]&amp;&quot;;&quot;" office:value-type="string" office:string-value="UPDATE qkb.dimension SET class=17&#9;physical qunatity  WHERE id =12;">
            <text:p>UPDATE qkb.dimension SET class=17<text:tab/>physical qunatity <text:s/>WHERE id =12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cceleration</text:p>
          </table:table-cell>
          <table:table-cell office:value-type="string">
            <text:p>0zl3</text:p>
          </table:table-cell>
          <table:table-cell office:value-type="string">
            <text:p>Acceleration</text:p>
          </table:table-cell>
          <table:table-cell office:value-type="float" office:value="2443">
            <text:p>2443</text:p>
          </table:table-cell>
          <table:table-cell table:content-validation-name="val1" office:value-type="string">
            <text:p>18<text:tab/>physical qunatity</text:p>
          </table:table-cell>
          <table:table-cell table:formula="of:=&quot;UPDATE qkb.dimension SET class=&quot;&amp;[.F15]&amp;&quot;  WHERE id =&quot;&amp;[.A15]&amp;&quot;;&quot;" office:value-type="string" office:string-value="UPDATE qkb.dimension SET class=18&#9;physical qunatity  WHERE id =13;">
            <text:p>UPDATE qkb.dimension SET class=18<text:tab/>physical qunatity <text:s/>WHERE id =13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peed</text:p>
          </table:table-cell>
          <table:table-cell office:value-type="string">
            <text:p>03m1lf</text:p>
          </table:table-cell>
          <table:table-cell office:value-type="string">
            <text:p>Speed_(TV_network)</text:p>
          </table:table-cell>
          <table:table-cell office:value-type="float" office:value="889234">
            <text:p>889234</text:p>
          </table:table-cell>
          <table:table-cell table:content-validation-name="val1" office:value-type="string">
            <text:p>19<text:tab/>physical qunatity</text:p>
          </table:table-cell>
          <table:table-cell table:formula="of:=&quot;UPDATE qkb.dimension SET class=&quot;&amp;[.F16]&amp;&quot;  WHERE id =&quot;&amp;[.A16]&amp;&quot;;&quot;" office:value-type="string" office:string-value="UPDATE qkb.dimension SET class=19&#9;physical qunatity  WHERE id =14;">
            <text:p>UPDATE qkb.dimension SET class=19<text:tab/>physical qunatity <text:s/>WHERE id =14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otential difference</text:p>
          </table:table-cell>
          <table:table-cell office:value-type="string">
            <text:p>067yp</text:p>
          </table:table-cell>
          <table:table-cell table:number-columns-repeated="2"/>
          <table:table-cell table:content-validation-name="val1" office:value-type="string">
            <text:p>20<text:tab/>physical qunatity</text:p>
          </table:table-cell>
          <table:table-cell table:formula="of:=&quot;UPDATE qkb.dimension SET class=&quot;&amp;[.F17]&amp;&quot;  WHERE id =&quot;&amp;[.A17]&amp;&quot;;&quot;" office:value-type="string" office:string-value="UPDATE qkb.dimension SET class=20&#9;physical qunatity  WHERE id =15;">
            <text:p>UPDATE qkb.dimension SET class=20<text:tab/>physical qunatity <text:s/>WHERE id =15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ngular frequency</text:p>
          </table:table-cell>
          <table:table-cell office:value-type="string">
            <text:p>01ccq1</text:p>
          </table:table-cell>
          <table:table-cell office:value-type="string">
            <text:p>Angular_frequency</text:p>
          </table:table-cell>
          <table:table-cell office:value-type="float" office:value="199829">
            <text:p>199829</text:p>
          </table:table-cell>
          <table:table-cell table:content-validation-name="val1" office:value-type="string">
            <text:p>21<text:tab/>physical qunatity</text:p>
          </table:table-cell>
          <table:table-cell table:formula="of:=&quot;UPDATE qkb.dimension SET class=&quot;&amp;[.F18]&amp;&quot;  WHERE id =&quot;&amp;[.A18]&amp;&quot;;&quot;" office:value-type="string" office:string-value="UPDATE qkb.dimension SET class=21&#9;physical qunatity  WHERE id =16;">
            <text:p>UPDATE qkb.dimension SET class=21<text:tab/>physical qunatity <text:s/>WHERE id =16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lbedo</text:p>
          </table:table-cell>
          <table:table-cell office:value-type="string">
            <text:p>05d66h</text:p>
          </table:table-cell>
          <table:table-cell table:number-columns-repeated="2"/>
          <table:table-cell table:content-validation-name="val1" office:value-type="string">
            <text:p>22<text:tab/>physical qunatity</text:p>
          </table:table-cell>
          <table:table-cell table:formula="of:=&quot;UPDATE qkb.dimension SET class=&quot;&amp;[.F19]&amp;&quot;  WHERE id =&quot;&amp;[.A19]&amp;&quot;;&quot;" office:value-type="string" office:string-value="UPDATE qkb.dimension SET class=22&#9;physical qunatity  WHERE id =17;">
            <text:p>UPDATE qkb.dimension SET class=22<text:tab/>physical qunatity <text:s/>WHERE id =17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roper acceleration</text:p>
          </table:table-cell>
          <table:table-cell office:value-type="string">
            <text:p>03qccrf</text:p>
          </table:table-cell>
          <table:table-cell office:value-type="string">
            <text:p>Proper_acceleration</text:p>
          </table:table-cell>
          <table:table-cell office:value-type="float" office:value="8687911">
            <text:p>8687911</text:p>
          </table:table-cell>
          <table:table-cell table:content-validation-name="val1" office:value-type="string">
            <text:p>23<text:tab/>physical qunatity</text:p>
          </table:table-cell>
          <table:table-cell table:formula="of:=&quot;UPDATE qkb.dimension SET class=&quot;&amp;[.F20]&amp;&quot;  WHERE id =&quot;&amp;[.A20]&amp;&quot;;&quot;" office:value-type="string" office:string-value="UPDATE qkb.dimension SET class=23&#9;physical qunatity  WHERE id =18;">
            <text:p>UPDATE qkb.dimension SET class=23<text:tab/>physical qunatity <text:s/>WHERE id =18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pecific volume</text:p>
          </table:table-cell>
          <table:table-cell office:value-type="string">
            <text:p>06l2bj</text:p>
          </table:table-cell>
          <table:table-cell office:value-type="string">
            <text:p>Specific_volume</text:p>
          </table:table-cell>
          <table:table-cell office:value-type="float" office:value="2083906">
            <text:p>2083906</text:p>
          </table:table-cell>
          <table:table-cell table:content-validation-name="val1" office:value-type="string">
            <text:p>24<text:tab/>physical qunatity</text:p>
          </table:table-cell>
          <table:table-cell table:formula="of:=&quot;UPDATE qkb.dimension SET class=&quot;&amp;[.F21]&amp;&quot;  WHERE id =&quot;&amp;[.A21]&amp;&quot;;&quot;" office:value-type="string" office:string-value="UPDATE qkb.dimension SET class=24&#9;physical qunatity  WHERE id =19;">
            <text:p>UPDATE qkb.dimension SET class=24<text:tab/>physical qunatity <text:s/>WHERE id =19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ength</text:p>
          </table:table-cell>
          <table:table-cell office:value-type="string">
            <text:p>04psy</text:p>
          </table:table-cell>
          <table:table-cell office:value-type="string">
            <text:p>Length</text:p>
          </table:table-cell>
          <table:table-cell office:value-type="float" office:value="18542">
            <text:p>18542</text:p>
          </table:table-cell>
          <table:table-cell table:content-validation-name="val1" office:value-type="string">
            <text:p>25<text:tab/>physical qunatity</text:p>
          </table:table-cell>
          <table:table-cell table:formula="of:=&quot;UPDATE qkb.dimension SET class=&quot;&amp;[.F22]&amp;&quot;  WHERE id =&quot;&amp;[.A22]&amp;&quot;;&quot;" office:value-type="string" office:string-value="UPDATE qkb.dimension SET class=25&#9;physical qunatity  WHERE id =20;">
            <text:p>UPDATE qkb.dimension SET class=25<text:tab/>physical qunatity <text:s/>WHERE id =20;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olumetric heat capacity</text:p>
          </table:table-cell>
          <table:table-cell office:value-type="string">
            <text:p>0dwhl</text:p>
          </table:table-cell>
          <table:table-cell office:value-type="string">
            <text:p>Volumetric_heat_capacity</text:p>
          </table:table-cell>
          <table:table-cell office:value-type="float" office:value="52827">
            <text:p>52827</text:p>
          </table:table-cell>
          <table:table-cell table:content-validation-name="val1" office:value-type="string">
            <text:p>26<text:tab/>physical qunatity</text:p>
          </table:table-cell>
          <table:table-cell table:formula="of:=&quot;UPDATE qkb.dimension SET class=&quot;&amp;[.F23]&amp;&quot;  WHERE id =&quot;&amp;[.A23]&amp;&quot;;&quot;" office:value-type="string" office:string-value="UPDATE qkb.dimension SET class=26&#9;physical qunatity  WHERE id =21;">
            <text:p>UPDATE qkb.dimension SET class=26<text:tab/>physical qunatity <text:s/>WHERE id =21;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urface density</text:p>
          </table:table-cell>
          <table:table-cell office:value-type="string">
            <text:p>02sj3yy</text:p>
          </table:table-cell>
          <table:table-cell table:number-columns-repeated="2"/>
          <table:table-cell table:content-validation-name="val1" office:value-type="string">
            <text:p>27<text:tab/>physical qunatity</text:p>
          </table:table-cell>
          <table:table-cell table:formula="of:=&quot;UPDATE qkb.dimension SET class=&quot;&amp;[.F24]&amp;&quot;  WHERE id =&quot;&amp;[.A24]&amp;&quot;;&quot;" office:value-type="string" office:string-value="UPDATE qkb.dimension SET class=27&#9;physical qunatity  WHERE id =22;">
            <text:p>UPDATE qkb.dimension SET class=27<text:tab/>physical qunatity <text:s/>WHERE id =22;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uminous flux</text:p>
          </table:table-cell>
          <table:table-cell office:value-type="string">
            <text:p>02s7nb</text:p>
          </table:table-cell>
          <table:table-cell office:value-type="string">
            <text:p>Luminous_flux</text:p>
          </table:table-cell>
          <table:table-cell office:value-type="float" office:value="581888">
            <text:p>581888</text:p>
          </table:table-cell>
          <table:table-cell table:content-validation-name="val1" office:value-type="string">
            <text:p>28<text:tab/>physical qunatity</text:p>
          </table:table-cell>
          <table:table-cell table:formula="of:=&quot;UPDATE qkb.dimension SET class=&quot;&amp;[.F25]&amp;&quot;  WHERE id =&quot;&amp;[.A25]&amp;&quot;;&quot;" office:value-type="string" office:string-value="UPDATE qkb.dimension SET class=28&#9;physical qunatity  WHERE id =23;">
            <text:p>UPDATE qkb.dimension SET class=28<text:tab/>physical qunatity <text:s/>WHERE id =23;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requency</text:p>
          </table:table-cell>
          <table:table-cell office:value-type="string">
            <text:p>02x93</text:p>
          </table:table-cell>
          <table:table-cell office:value-type="string">
            <text:p>Frequency</text:p>
          </table:table-cell>
          <table:table-cell office:value-type="float" office:value="10779">
            <text:p>10779</text:p>
          </table:table-cell>
          <table:table-cell table:content-validation-name="val1" office:value-type="string">
            <text:p>29<text:tab/>physical qunatity</text:p>
          </table:table-cell>
          <table:table-cell table:formula="of:=&quot;UPDATE qkb.dimension SET class=&quot;&amp;[.F26]&amp;&quot;  WHERE id =&quot;&amp;[.A26]&amp;&quot;;&quot;" office:value-type="string" office:string-value="UPDATE qkb.dimension SET class=29&#9;physical qunatity  WHERE id =24;">
            <text:p>UPDATE qkb.dimension SET class=29<text:tab/>physical qunatity <text:s/>WHERE id =24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lectrical conductance</text:p>
          </table:table-cell>
          <table:table-cell office:value-type="string">
            <text:p>0gj_9</text:p>
          </table:table-cell>
          <table:table-cell table:number-columns-repeated="2"/>
          <table:table-cell table:content-validation-name="val1" office:value-type="string">
            <text:p>30<text:tab/>physical qunatity</text:p>
          </table:table-cell>
          <table:table-cell table:formula="of:=&quot;UPDATE qkb.dimension SET class=&quot;&amp;[.F27]&amp;&quot;  WHERE id =&quot;&amp;[.A27]&amp;&quot;;&quot;" office:value-type="string" office:string-value="UPDATE qkb.dimension SET class=30&#9;physical qunatity  WHERE id =25;">
            <text:p>UPDATE qkb.dimension SET class=30<text:tab/>physical qunatity <text:s/>WHERE id =25;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ss</text:p>
          </table:table-cell>
          <table:table-cell office:value-type="string">
            <text:p>0flm_</text:p>
          </table:table-cell>
          <table:table-cell office:value-type="string">
            <text:p>Mass_(liturgy)</text:p>
          </table:table-cell>
          <table:table-cell office:value-type="float" office:value="56371">
            <text:p>56371</text:p>
          </table:table-cell>
          <table:table-cell table:content-validation-name="val1" office:value-type="string">
            <text:p>31<text:tab/>physical qunatity</text:p>
          </table:table-cell>
          <table:table-cell table:formula="of:=&quot;UPDATE qkb.dimension SET class=&quot;&amp;[.F28]&amp;&quot;  WHERE id =&quot;&amp;[.A28]&amp;&quot;;&quot;" office:value-type="string" office:string-value="UPDATE qkb.dimension SET class=31&#9;physical qunatity  WHERE id =26;">
            <text:p>UPDATE qkb.dimension SET class=31<text:tab/>physical qunatity <text:s/>WHERE id =26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nergy density</text:p>
          </table:table-cell>
          <table:table-cell office:value-type="string">
            <text:p>05ggcb</text:p>
          </table:table-cell>
          <table:table-cell office:value-type="string">
            <text:p>Energy_density</text:p>
          </table:table-cell>
          <table:table-cell office:value-type="float" office:value="1610231">
            <text:p>1610231</text:p>
          </table:table-cell>
          <table:table-cell table:content-validation-name="val1" office:value-type="string">
            <text:p>32<text:tab/>physical qunatity</text:p>
          </table:table-cell>
          <table:table-cell table:formula="of:=&quot;UPDATE qkb.dimension SET class=&quot;&amp;[.F29]&amp;&quot;  WHERE id =&quot;&amp;[.A29]&amp;&quot;;&quot;" office:value-type="string" office:string-value="UPDATE qkb.dimension SET class=32&#9;physical qunatity  WHERE id =27;">
            <text:p>UPDATE qkb.dimension SET class=32<text:tab/>physical qunatity <text:s/>WHERE id =27;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orque</text:p>
          </table:table-cell>
          <table:table-cell office:value-type="string">
            <text:p>07h3n</text:p>
          </table:table-cell>
          <table:table-cell office:value-type="string">
            <text:p>Torque</text:p>
          </table:table-cell>
          <table:table-cell office:value-type="float" office:value="30400">
            <text:p>30400</text:p>
          </table:table-cell>
          <table:table-cell table:content-validation-name="val1" office:value-type="string">
            <text:p>33<text:tab/>physical qunatity</text:p>
          </table:table-cell>
          <table:table-cell table:formula="of:=&quot;UPDATE qkb.dimension SET class=&quot;&amp;[.F30]&amp;&quot;  WHERE id =&quot;&amp;[.A30]&amp;&quot;;&quot;" office:value-type="string" office:string-value="UPDATE qkb.dimension SET class=33&#9;physical qunatity  WHERE id =36;">
            <text:p>UPDATE qkb.dimension SET class=33<text:tab/>physical qunatity <text:s/>WHERE id =36;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uminous intensity</text:p>
          </table:table-cell>
          <table:table-cell office:value-type="string">
            <text:p>01thsn</text:p>
          </table:table-cell>
          <table:table-cell office:value-type="string">
            <text:p>Luminous_intensity</text:p>
          </table:table-cell>
          <table:table-cell office:value-type="float" office:value="313418">
            <text:p>313418</text:p>
          </table:table-cell>
          <table:table-cell table:content-validation-name="val1" office:value-type="string">
            <text:p>34<text:tab/>physical qunatity</text:p>
          </table:table-cell>
          <table:table-cell table:formula="of:=&quot;UPDATE qkb.dimension SET class=&quot;&amp;[.F31]&amp;&quot;  WHERE id =&quot;&amp;[.A31]&amp;&quot;;&quot;" office:value-type="string" office:string-value="UPDATE qkb.dimension SET class=34&#9;physical qunatity  WHERE id =28;">
            <text:p>UPDATE qkb.dimension SET class=34<text:tab/>physical qunatity <text:s/>WHERE id =28;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ngular acceleration</text:p>
          </table:table-cell>
          <table:table-cell office:value-type="string">
            <text:p>0hgl0</text:p>
          </table:table-cell>
          <table:table-cell office:value-type="string">
            <text:p>Angular_acceleration</text:p>
          </table:table-cell>
          <table:table-cell office:value-type="float" office:value="65929">
            <text:p>65929</text:p>
          </table:table-cell>
          <table:table-cell table:content-validation-name="val1" office:value-type="string">
            <text:p>35<text:tab/>physical qunatity</text:p>
          </table:table-cell>
          <table:table-cell table:formula="of:=&quot;UPDATE qkb.dimension SET class=&quot;&amp;[.F32]&amp;&quot;  WHERE id =&quot;&amp;[.A32]&amp;&quot;;&quot;" office:value-type="string" office:string-value="UPDATE qkb.dimension SET class=35&#9;physical qunatity  WHERE id =29;">
            <text:p>UPDATE qkb.dimension SET class=35<text:tab/>physical qunatity <text:s/>WHERE id =29;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Gravitational field</text:p>
          </table:table-cell>
          <table:table-cell office:value-type="string">
            <text:p>025rzkc</text:p>
          </table:table-cell>
          <table:table-cell office:value-type="string">
            <text:p>Gravitational_field</text:p>
          </table:table-cell>
          <table:table-cell office:value-type="float" office:value="174782">
            <text:p>174782</text:p>
          </table:table-cell>
          <table:table-cell table:content-validation-name="val1" office:value-type="string">
            <text:p>36<text:tab/>physical qunatity</text:p>
          </table:table-cell>
          <table:table-cell table:formula="of:=&quot;UPDATE qkb.dimension SET class=&quot;&amp;[.F33]&amp;&quot;  WHERE id =&quot;&amp;[.A33]&amp;&quot;;&quot;" office:value-type="string" office:string-value="UPDATE qkb.dimension SET class=36&#9;physical qunatity  WHERE id =30;">
            <text:p>UPDATE qkb.dimension SET class=36<text:tab/>physical qunatity <text:s/>WHERE id =30;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Inductance</text:p>
          </table:table-cell>
          <table:table-cell office:value-type="string">
            <text:p>015_85</text:p>
          </table:table-cell>
          <table:table-cell office:value-type="string">
            <text:p>Inductance</text:p>
          </table:table-cell>
          <table:table-cell office:value-type="float" office:value="165146">
            <text:p>165146</text:p>
          </table:table-cell>
          <table:table-cell table:content-validation-name="val1" office:value-type="string">
            <text:p>37<text:tab/>physical qunatity</text:p>
          </table:table-cell>
          <table:table-cell table:formula="of:=&quot;UPDATE qkb.dimension SET class=&quot;&amp;[.F34]&amp;&quot;  WHERE id =&quot;&amp;[.A34]&amp;&quot;;&quot;" office:value-type="string" office:string-value="UPDATE qkb.dimension SET class=37&#9;physical qunatity  WHERE id =31;">
            <text:p>UPDATE qkb.dimension SET class=37<text:tab/>physical qunatity <text:s/>WHERE id =31;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lectric power</text:p>
          </table:table-cell>
          <table:table-cell office:value-type="string">
            <text:p>092g9s</text:p>
          </table:table-cell>
          <table:table-cell office:value-type="string">
            <text:p>Electric_power</text:p>
          </table:table-cell>
          <table:table-cell office:value-type="float" office:value="3270043">
            <text:p>3270043</text:p>
          </table:table-cell>
          <table:table-cell table:content-validation-name="val1" office:value-type="string">
            <text:p>38<text:tab/>physical qunatity</text:p>
          </table:table-cell>
          <table:table-cell table:formula="of:=&quot;UPDATE qkb.dimension SET class=&quot;&amp;[.F35]&amp;&quot;  WHERE id =&quot;&amp;[.A35]&amp;&quot;;&quot;" office:value-type="string" office:string-value="UPDATE qkb.dimension SET class=38&#9;physical qunatity  WHERE id =32;">
            <text:p>UPDATE qkb.dimension SET class=38<text:tab/>physical qunatity <text:s/>WHERE id =32;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orce</text:p>
          </table:table-cell>
          <table:table-cell office:value-type="string">
            <text:p>0hsqy</text:p>
          </table:table-cell>
          <table:table-cell office:value-type="string">
            <text:p>Force_(Star_Wars)</text:p>
          </table:table-cell>
          <table:table-cell office:value-type="float" office:value="18993753">
            <text:p>18993753</text:p>
          </table:table-cell>
          <table:table-cell table:content-validation-name="val1" office:value-type="string">
            <text:p>39<text:tab/>physical qunatity</text:p>
          </table:table-cell>
          <table:table-cell table:formula="of:=&quot;UPDATE qkb.dimension SET class=&quot;&amp;[.F36]&amp;&quot;  WHERE id =&quot;&amp;[.A36]&amp;&quot;;&quot;" office:value-type="string" office:string-value="UPDATE qkb.dimension SET class=39&#9;physical qunatity  WHERE id =33;">
            <text:p>UPDATE qkb.dimension SET class=39<text:tab/>physical qunatity <text:s/>WHERE id =33;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Heat capacity</text:p>
          </table:table-cell>
          <table:table-cell office:value-type="string">
            <text:p>01bl4n</text:p>
          </table:table-cell>
          <table:table-cell office:value-type="string">
            <text:p>Heat_capacity</text:p>
          </table:table-cell>
          <table:table-cell office:value-type="float" office:value="194227">
            <text:p>194227</text:p>
          </table:table-cell>
          <table:table-cell table:content-validation-name="val1" office:value-type="string">
            <text:p>40<text:tab/>physical qunatity</text:p>
          </table:table-cell>
          <table:table-cell table:formula="of:=&quot;UPDATE qkb.dimension SET class=&quot;&amp;[.F37]&amp;&quot;  WHERE id =&quot;&amp;[.A37]&amp;&quot;;&quot;" office:value-type="string" office:string-value="UPDATE qkb.dimension SET class=40&#9;physical qunatity  WHERE id =34;">
            <text:p>UPDATE qkb.dimension SET class=40<text:tab/>physical qunatity <text:s/>WHERE id =34;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hermal resistance</text:p>
          </table:table-cell>
          <table:table-cell office:value-type="string">
            <text:p>0g5z4</text:p>
          </table:table-cell>
          <table:table-cell office:value-type="string">
            <text:p>Thermal_resistance</text:p>
          </table:table-cell>
          <table:table-cell office:value-type="float" office:value="26449752">
            <text:p>26449752</text:p>
          </table:table-cell>
          <table:table-cell table:content-validation-name="val1" office:value-type="string">
            <text:p>41<text:tab/>physical qunatity</text:p>
          </table:table-cell>
          <table:table-cell table:formula="of:=&quot;UPDATE qkb.dimension SET class=&quot;&amp;[.F38]&amp;&quot;  WHERE id =&quot;&amp;[.A38]&amp;&quot;;&quot;" office:value-type="string" office:string-value="UPDATE qkb.dimension SET class=41&#9;physical qunatity  WHERE id =35;">
            <text:p>UPDATE qkb.dimension SET class=41<text:tab/>physical qunatity <text:s/>WHERE id =35;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mount of substance</text:p>
          </table:table-cell>
          <table:table-cell office:value-type="string">
            <text:p>038zyj</text:p>
          </table:table-cell>
          <table:table-cell office:value-type="string">
            <text:p>Amount_of_substance</text:p>
          </table:table-cell>
          <table:table-cell office:value-type="float" office:value="759264">
            <text:p>759264</text:p>
          </table:table-cell>
          <table:table-cell table:content-validation-name="val1" office:value-type="string">
            <text:p>42<text:tab/>physical qunatity</text:p>
          </table:table-cell>
          <table:table-cell table:formula="of:=&quot;UPDATE qkb.dimension SET class=&quot;&amp;[.F39]&amp;&quot;  WHERE id =&quot;&amp;[.A39]&amp;&quot;;&quot;" office:value-type="string" office:string-value="UPDATE qkb.dimension SET class=42&#9;physical qunatity  WHERE id =37;">
            <text:p>UPDATE qkb.dimension SET class=42<text:tab/>physical qunatity <text:s/>WHERE id =37;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atalysis</text:p>
          </table:table-cell>
          <table:table-cell office:value-type="string">
            <text:p>01s9x</text:p>
          </table:table-cell>
          <table:table-cell office:value-type="string">
            <text:p>Catalysis</text:p>
          </table:table-cell>
          <table:table-cell office:value-type="float" office:value="5914">
            <text:p>5914</text:p>
          </table:table-cell>
          <table:table-cell table:content-validation-name="val1" office:value-type="string">
            <text:p>43<text:tab/>physical qunatity</text:p>
          </table:table-cell>
          <table:table-cell table:formula="of:=&quot;UPDATE qkb.dimension SET class=&quot;&amp;[.F40]&amp;&quot;  WHERE id =&quot;&amp;[.A40]&amp;&quot;;&quot;" office:value-type="string" office:string-value="UPDATE qkb.dimension SET class=43&#9;physical qunatity  WHERE id =38;">
            <text:p>UPDATE qkb.dimension SET class=43<text:tab/>physical qunatity <text:s/>WHERE id =38;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ressure</text:p>
          </table:table-cell>
          <table:table-cell office:value-type="string">
            <text:p>05wnx</text:p>
          </table:table-cell>
          <table:table-cell office:value-type="string">
            <text:p>Pressure</text:p>
          </table:table-cell>
          <table:table-cell office:value-type="float" office:value="23619">
            <text:p>23619</text:p>
          </table:table-cell>
          <table:table-cell table:content-validation-name="val1" office:value-type="string">
            <text:p>44<text:tab/>physical qunatity</text:p>
          </table:table-cell>
          <table:table-cell table:formula="of:=&quot;UPDATE qkb.dimension SET class=&quot;&amp;[.F41]&amp;&quot;  WHERE id =&quot;&amp;[.A41]&amp;&quot;;&quot;" office:value-type="string" office:string-value="UPDATE qkb.dimension SET class=44&#9;physical qunatity  WHERE id =39;">
            <text:p>UPDATE qkb.dimension SET class=44<text:tab/>physical qunatity <text:s/>WHERE id =39;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ermeability</text:p>
          </table:table-cell>
          <table:table-cell office:value-type="string">
            <text:p>038jzf</text:p>
          </table:table-cell>
          <table:table-cell office:value-type="string">
            <text:p>Permeability_(electromagnetism)</text:p>
          </table:table-cell>
          <table:table-cell office:value-type="float" office:value="754487">
            <text:p>754487</text:p>
          </table:table-cell>
          <table:table-cell table:content-validation-name="val1" office:value-type="string">
            <text:p>45<text:tab/>physical qunatity</text:p>
          </table:table-cell>
          <table:table-cell table:formula="of:=&quot;UPDATE qkb.dimension SET class=&quot;&amp;[.F42]&amp;&quot;  WHERE id =&quot;&amp;[.A42]&amp;&quot;;&quot;" office:value-type="string" office:string-value="UPDATE qkb.dimension SET class=45&#9;physical qunatity  WHERE id =40;">
            <text:p>UPDATE qkb.dimension SET class=45<text:tab/>physical qunatity <text:s/>WHERE id =40;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olar heat capacity</text:p>
          </table:table-cell>
          <table:table-cell office:value-type="string">
            <text:p>02sj59y</text:p>
          </table:table-cell>
          <table:table-cell table:number-columns-repeated="2"/>
          <table:table-cell table:content-validation-name="val1" office:value-type="string">
            <text:p>46<text:tab/>physical qunatity</text:p>
          </table:table-cell>
          <table:table-cell table:formula="of:=&quot;UPDATE qkb.dimension SET class=&quot;&amp;[.F43]&amp;&quot;  WHERE id =&quot;&amp;[.A43]&amp;&quot;;&quot;" office:value-type="string" office:string-value="UPDATE qkb.dimension SET class=46&#9;physical qunatity  WHERE id =41;">
            <text:p>UPDATE qkb.dimension SET class=46<text:tab/>physical qunatity <text:s/>WHERE id =41;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Energy</text:p>
          </table:table-cell>
          <table:table-cell office:value-type="string">
            <text:p>02mm_</text:p>
          </table:table-cell>
          <table:table-cell office:value-type="string">
            <text:p>Energy</text:p>
          </table:table-cell>
          <table:table-cell office:value-type="float" office:value="9649">
            <text:p>9649</text:p>
          </table:table-cell>
          <table:table-cell table:content-validation-name="val1" office:value-type="string">
            <text:p>47<text:tab/>physical qunatity</text:p>
          </table:table-cell>
          <table:table-cell table:formula="of:=&quot;UPDATE qkb.dimension SET class=&quot;&amp;[.F44]&amp;&quot;  WHERE id =&quot;&amp;[.A44]&amp;&quot;;&quot;" office:value-type="string" office:string-value="UPDATE qkb.dimension SET class=47&#9;physical qunatity  WHERE id =42;">
            <text:p>UPDATE qkb.dimension SET class=47<text:tab/>physical qunatity <text:s/>WHERE id =42;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atalytic concentration</text:p>
          </table:table-cell>
          <table:table-cell office:value-type="string">
            <text:p>02sj5hy</text:p>
          </table:table-cell>
          <table:table-cell table:number-columns-repeated="2"/>
          <table:table-cell table:content-validation-name="val1" office:value-type="string">
            <text:p>48<text:tab/>physical qunatity</text:p>
          </table:table-cell>
          <table:table-cell table:formula="of:=&quot;UPDATE qkb.dimension SET class=&quot;&amp;[.F45]&amp;&quot;  WHERE id =&quot;&amp;[.A45]&amp;&quot;;&quot;" office:value-type="string" office:string-value="UPDATE qkb.dimension SET class=48&#9;physical qunatity  WHERE id =43;">
            <text:p>UPDATE qkb.dimension SET class=48<text:tab/>physical qunatity <text:s/>WHERE id =43;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atio</text:p>
          </table:table-cell>
          <table:table-cell office:value-type="string">
            <text:p>01t_c3g</text:p>
          </table:table-cell>
          <table:table-cell table:number-columns-repeated="2"/>
          <table:table-cell table:content-validation-name="val1" office:value-type="string">
            <text:p>49<text:tab/>physical qunatity</text:p>
          </table:table-cell>
          <table:table-cell table:formula="of:=&quot;UPDATE qkb.dimension SET class=&quot;&amp;[.F46]&amp;&quot;  WHERE id =&quot;&amp;[.A46]&amp;&quot;;&quot;" office:value-type="string" office:string-value="UPDATE qkb.dimension SET class=49&#9;physical qunatity  WHERE id =44;">
            <text:p>UPDATE qkb.dimension SET class=49<text:tab/>physical qunatity <text:s/>WHERE id =44;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Density</text:p>
          </table:table-cell>
          <table:table-cell office:value-type="string">
            <text:p>02btf</text:p>
          </table:table-cell>
          <table:table-cell office:value-type="string">
            <text:p>Density</text:p>
          </table:table-cell>
          <table:table-cell office:value-type="float" office:value="8429">
            <text:p>8429</text:p>
          </table:table-cell>
          <table:table-cell table:content-validation-name="val1" office:value-type="string">
            <text:p>50<text:tab/>physical qunatity</text:p>
          </table:table-cell>
          <table:table-cell table:formula="of:=&quot;UPDATE qkb.dimension SET class=&quot;&amp;[.F47]&amp;&quot;  WHERE id =&quot;&amp;[.A47]&amp;&quot;;&quot;" office:value-type="string" office:string-value="UPDATE qkb.dimension SET class=50&#9;physical qunatity  WHERE id =45;">
            <text:p>UPDATE qkb.dimension SET class=50<text:tab/>physical qunatity <text:s/>WHERE id =45;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pecific energy</text:p>
          </table:table-cell>
          <table:table-cell office:value-type="string">
            <text:p>025s3d7</text:p>
          </table:table-cell>
          <table:table-cell office:value-type="string">
            <text:p>Specific_energy</text:p>
          </table:table-cell>
          <table:table-cell office:value-type="float" office:value="2030045">
            <text:p>2030045</text:p>
          </table:table-cell>
          <table:table-cell table:content-validation-name="val1" office:value-type="string">
            <text:p>51<text:tab/>physical qunatity</text:p>
          </table:table-cell>
          <table:table-cell table:formula="of:=&quot;UPDATE qkb.dimension SET class=&quot;&amp;[.F48]&amp;&quot;  WHERE id =&quot;&amp;[.A48]&amp;&quot;;&quot;" office:value-type="string" office:string-value="UPDATE qkb.dimension SET class=51&#9;physical qunatity  WHERE id =46;">
            <text:p>UPDATE qkb.dimension SET class=51<text:tab/>physical qunatity <text:s/>WHERE id =46;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lectric flux density</text:p>
          </table:table-cell>
          <table:table-cell office:value-type="string">
            <text:p>02sj559</text:p>
          </table:table-cell>
          <table:table-cell table:number-columns-repeated="2"/>
          <table:table-cell table:content-validation-name="val1" office:value-type="string">
            <text:p>52<text:tab/>physical qunatity</text:p>
          </table:table-cell>
          <table:table-cell table:formula="of:=&quot;UPDATE qkb.dimension SET class=&quot;&amp;[.F49]&amp;&quot;  WHERE id =&quot;&amp;[.A49]&amp;&quot;;&quot;" office:value-type="string" office:string-value="UPDATE qkb.dimension SET class=52&#9;physical qunatity  WHERE id =47;">
            <text:p>UPDATE qkb.dimension SET class=52<text:tab/>physical qunatity <text:s/>WHERE id =47;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olar concentration</text:p>
          </table:table-cell>
          <table:table-cell office:value-type="string">
            <text:p>01pby_</text:p>
          </table:table-cell>
          <table:table-cell office:value-type="string">
            <text:p>Molar_concentration</text:p>
          </table:table-cell>
          <table:table-cell office:value-type="float" office:value="276106">
            <text:p>276106</text:p>
          </table:table-cell>
          <table:table-cell table:content-validation-name="val1" office:value-type="string">
            <text:p>53<text:tab/>physical qunatity</text:p>
          </table:table-cell>
          <table:table-cell table:formula="of:=&quot;UPDATE qkb.dimension SET class=&quot;&amp;[.F50]&amp;&quot;  WHERE id =&quot;&amp;[.A50]&amp;&quot;;&quot;" office:value-type="string" office:string-value="UPDATE qkb.dimension SET class=53&#9;physical qunatity  WHERE id =48;">
            <text:p>UPDATE qkb.dimension SET class=53<text:tab/>physical qunatity <text:s/>WHERE id =48;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olar volume</text:p>
          </table:table-cell>
          <table:table-cell office:value-type="string">
            <text:p>0jbyy</text:p>
          </table:table-cell>
          <table:table-cell office:value-type="string">
            <text:p>Molar_volume</text:p>
          </table:table-cell>
          <table:table-cell office:value-type="float" office:value="70989">
            <text:p>70989</text:p>
          </table:table-cell>
          <table:table-cell table:content-validation-name="val1" office:value-type="string">
            <text:p>54<text:tab/>physical qunatity</text:p>
          </table:table-cell>
          <table:table-cell table:formula="of:=&quot;UPDATE qkb.dimension SET class=&quot;&amp;[.F51]&amp;&quot;  WHERE id =&quot;&amp;[.A51]&amp;&quot;;&quot;" office:value-type="string" office:string-value="UPDATE qkb.dimension SET class=54&#9;physical qunatity  WHERE id =49;">
            <text:p>UPDATE qkb.dimension SET class=54<text:tab/>physical qunatity <text:s/>WHERE id =49;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Electric current</text:p>
          </table:table-cell>
          <table:table-cell office:value-type="string">
            <text:p>01vfy</text:p>
          </table:table-cell>
          <table:table-cell office:value-type="string">
            <text:p>Electric_current</text:p>
          </table:table-cell>
          <table:table-cell office:value-type="float" office:value="6207">
            <text:p>6207</text:p>
          </table:table-cell>
          <table:table-cell table:content-validation-name="val1" office:value-type="string">
            <text:p>55<text:tab/>physical qunatity</text:p>
          </table:table-cell>
          <table:table-cell table:formula="of:=&quot;UPDATE qkb.dimension SET class=&quot;&amp;[.F52]&amp;&quot;  WHERE id =&quot;&amp;[.A52]&amp;&quot;;&quot;" office:value-type="string" office:string-value="UPDATE qkb.dimension SET class=55&#9;physical qunatity  WHERE id =50;">
            <text:p>UPDATE qkb.dimension SET class=55<text:tab/>physical qunatity <text:s/>WHERE id =50;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Illuminance</text:p>
          </table:table-cell>
          <table:table-cell office:value-type="string">
            <text:p>03bbc3</text:p>
          </table:table-cell>
          <table:table-cell office:value-type="string">
            <text:p>Illuminance</text:p>
          </table:table-cell>
          <table:table-cell office:value-type="float" office:value="773153">
            <text:p>773153</text:p>
          </table:table-cell>
          <table:table-cell table:content-validation-name="val1" office:value-type="string">
            <text:p>56<text:tab/>physical qunatity</text:p>
          </table:table-cell>
          <table:table-cell table:formula="of:=&quot;UPDATE qkb.dimension SET class=&quot;&amp;[.F53]&amp;&quot;  WHERE id =&quot;&amp;[.A53]&amp;&quot;;&quot;" office:value-type="string" office:string-value="UPDATE qkb.dimension SET class=56&#9;physical qunatity  WHERE id =51;">
            <text:p>UPDATE qkb.dimension SET class=56<text:tab/>physical qunatity <text:s/>WHERE id =51;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Irradiance</text:p>
          </table:table-cell>
          <table:table-cell office:value-type="string">
            <text:p>02ps39</text:p>
          </table:table-cell>
          <table:table-cell office:value-type="string">
            <text:p>Irradiance</text:p>
          </table:table-cell>
          <table:table-cell office:value-type="float" office:value="556970">
            <text:p>556970</text:p>
          </table:table-cell>
          <table:table-cell table:content-validation-name="val1" office:value-type="string">
            <text:p>57<text:tab/>physical qunatity</text:p>
          </table:table-cell>
          <table:table-cell table:formula="of:=&quot;UPDATE qkb.dimension SET class=&quot;&amp;[.F54]&amp;&quot;  WHERE id =&quot;&amp;[.A54]&amp;&quot;;&quot;" office:value-type="string" office:string-value="UPDATE qkb.dimension SET class=57&#9;physical qunatity  WHERE id =52;">
            <text:p>UPDATE qkb.dimension SET class=57<text:tab/>physical qunatity <text:s/>WHERE id =52;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agnetic flux density</text:p>
          </table:table-cell>
          <table:table-cell office:value-type="string">
            <text:p>02sj4g5</text:p>
          </table:table-cell>
          <table:table-cell table:number-columns-repeated="2"/>
          <table:table-cell table:content-validation-name="val1" office:value-type="string">
            <text:p>58<text:tab/>physical qunatity</text:p>
          </table:table-cell>
          <table:table-cell table:formula="of:=&quot;UPDATE qkb.dimension SET class=&quot;&amp;[.F55]&amp;&quot;  WHERE id =&quot;&amp;[.A55]&amp;&quot;;&quot;" office:value-type="string" office:string-value="UPDATE qkb.dimension SET class=58&#9;physical qunatity  WHERE id =53;">
            <text:p>UPDATE qkb.dimension SET class=58<text:tab/>physical qunatity <text:s/>WHERE id =53;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bsorbed dose</text:p>
          </table:table-cell>
          <table:table-cell office:value-type="string">
            <text:p>02r7dt</text:p>
          </table:table-cell>
          <table:table-cell office:value-type="string">
            <text:p>Absorbed_dose</text:p>
          </table:table-cell>
          <table:table-cell office:value-type="float" office:value="571480">
            <text:p>571480</text:p>
          </table:table-cell>
          <table:table-cell table:content-validation-name="val1" office:value-type="string">
            <text:p>59<text:tab/>physical qunatity</text:p>
          </table:table-cell>
          <table:table-cell table:formula="of:=&quot;UPDATE qkb.dimension SET class=&quot;&amp;[.F56]&amp;&quot;  WHERE id =&quot;&amp;[.A56]&amp;&quot;;&quot;" office:value-type="string" office:string-value="UPDATE qkb.dimension SET class=59&#9;physical qunatity  WHERE id =54;">
            <text:p>UPDATE qkb.dimension SET class=59<text:tab/>physical qunatity <text:s/>WHERE id =54;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Data</text:p>
          </table:table-cell>
          <table:table-cell office:value-type="string">
            <text:p>026sq</text:p>
          </table:table-cell>
          <table:table-cell office:value-type="string">
            <text:p>Data</text:p>
          </table:table-cell>
          <table:table-cell office:value-type="float" office:value="18985040">
            <text:p>18985040</text:p>
          </table:table-cell>
          <table:table-cell table:content-validation-name="val1" office:value-type="string">
            <text:p>13 <text:s text:c="2"/>Other</text:p>
          </table:table-cell>
          <table:table-cell table:formula="of:=&quot;UPDATE qkb.dimension SET class=&quot;&amp;[.F57]&amp;&quot;  WHERE id =&quot;&amp;[.A57]&amp;&quot;;&quot;" office:value-type="string" office:string-value="UPDATE qkb.dimension SET class=13   Other  WHERE id =56;">
            <text:p>UPDATE qkb.dimension SET class=13 <text:s text:c="2"/>Other <text:s/>WHERE id =56;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Viscosity</text:p>
          </table:table-cell>
          <table:table-cell office:value-type="string">
            <text:p>0b2sz</text:p>
          </table:table-cell>
          <table:table-cell office:value-type="string">
            <text:p>Viscosity</text:p>
          </table:table-cell>
          <table:table-cell office:value-type="float" office:value="18963754">
            <text:p>18963754</text:p>
          </table:table-cell>
          <table:table-cell table:content-validation-name="val1" office:value-type="string">
            <text:p>61<text:tab/>physical qunatity</text:p>
          </table:table-cell>
          <table:table-cell table:formula="of:=&quot;UPDATE qkb.dimension SET class=&quot;&amp;[.F58]&amp;&quot;  WHERE id =&quot;&amp;[.A58]&amp;&quot;;&quot;" office:value-type="string" office:string-value="UPDATE qkb.dimension SET class=61&#9;physical qunatity  WHERE id =57;">
            <text:p>UPDATE qkb.dimension SET class=61<text:tab/>physical qunatity <text:s/>WHERE id =57;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Electric field strength</text:p>
          </table:table-cell>
          <table:table-cell office:value-type="string">
            <text:p>02sj52v</text:p>
          </table:table-cell>
          <table:table-cell table:number-columns-repeated="2"/>
          <table:table-cell table:content-validation-name="val1" office:value-type="string">
            <text:p>62<text:tab/>physical qunatity</text:p>
          </table:table-cell>
          <table:table-cell table:formula="of:=&quot;UPDATE qkb.dimension SET class=&quot;&amp;[.F59]&amp;&quot;  WHERE id =&quot;&amp;[.A59]&amp;&quot;;&quot;" office:value-type="string" office:string-value="UPDATE qkb.dimension SET class=62&#9;physical qunatity  WHERE id =58;">
            <text:p>UPDATE qkb.dimension SET class=62<text:tab/>physical qunatity <text:s/>WHERE id =58;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olid angle</text:p>
          </table:table-cell>
          <table:table-cell office:value-type="string">
            <text:p>0nb0h</text:p>
          </table:table-cell>
          <table:table-cell office:value-type="string">
            <text:p>Solid_angle</text:p>
          </table:table-cell>
          <table:table-cell office:value-type="float" office:value="94102">
            <text:p>94102</text:p>
          </table:table-cell>
          <table:table-cell table:content-validation-name="val1" office:value-type="string">
            <text:p>63<text:tab/>physical qunatity</text:p>
          </table:table-cell>
          <table:table-cell table:formula="of:=&quot;UPDATE qkb.dimension SET class=&quot;&amp;[.F60]&amp;&quot;  WHERE id =&quot;&amp;[.A60]&amp;&quot;;&quot;" office:value-type="string" office:string-value="UPDATE qkb.dimension SET class=63&#9;physical qunatity  WHERE id =59;">
            <text:p>UPDATE qkb.dimension SET class=63<text:tab/>physical qunatity <text:s/>WHERE id =59;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Temperature</text:p>
          </table:table-cell>
          <table:table-cell office:value-type="string">
            <text:p>07gr_</text:p>
          </table:table-cell>
          <table:table-cell office:value-type="string">
            <text:p>Temperature</text:p>
          </table:table-cell>
          <table:table-cell office:value-type="float" office:value="20647050">
            <text:p>20647050</text:p>
          </table:table-cell>
          <table:table-cell table:content-validation-name="val1" office:value-type="string">
            <text:p>64<text:tab/>physical qunatity</text:p>
          </table:table-cell>
          <table:table-cell table:formula="of:=&quot;UPDATE qkb.dimension SET class=&quot;&amp;[.F61]&amp;&quot;  WHERE id =&quot;&amp;[.A61]&amp;&quot;;&quot;" office:value-type="string" office:string-value="UPDATE qkb.dimension SET class=64&#9;physical qunatity  WHERE id =60;">
            <text:p>UPDATE qkb.dimension SET class=64<text:tab/>physical qunatity <text:s/>WHERE id =60;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ower</text:p>
          </table:table-cell>
          <table:table-cell office:value-type="string">
            <text:p>012ymm</text:p>
          </table:table-cell>
          <table:table-cell office:value-type="string">
            <text:p>Power_(social_and_political)</text:p>
          </table:table-cell>
          <table:table-cell office:value-type="float" office:value="147885">
            <text:p>147885</text:p>
          </table:table-cell>
          <table:table-cell table:content-validation-name="val1" office:value-type="string">
            <text:p>65<text:tab/>physical qunatity</text:p>
          </table:table-cell>
          <table:table-cell table:formula="of:=&quot;UPDATE qkb.dimension SET class=&quot;&amp;[.F62]&amp;&quot;  WHERE id =&quot;&amp;[.A62]&amp;&quot;;&quot;" office:value-type="string" office:string-value="UPDATE qkb.dimension SET class=65&#9;physical qunatity  WHERE id =61;">
            <text:p>UPDATE qkb.dimension SET class=65<text:tab/>physical qunatity <text:s/>WHERE id =61;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Wavenumber</text:p>
          </table:table-cell>
          <table:table-cell office:value-type="string">
            <text:p>015xlf</text:p>
          </table:table-cell>
          <table:table-cell office:value-type="string">
            <text:p>Wavenumber</text:p>
          </table:table-cell>
          <table:table-cell office:value-type="float" office:value="164570">
            <text:p>164570</text:p>
          </table:table-cell>
          <table:table-cell table:content-validation-name="val1" office:value-type="string">
            <text:p>66<text:tab/>physical qunatity</text:p>
          </table:table-cell>
          <table:table-cell table:formula="of:=&quot;UPDATE qkb.dimension SET class=&quot;&amp;[.F63]&amp;&quot;  WHERE id =&quot;&amp;[.A63]&amp;&quot;;&quot;" office:value-type="string" office:string-value="UPDATE qkb.dimension SET class=66&#9;physical qunatity  WHERE id =62;">
            <text:p>UPDATE qkb.dimension SET class=66<text:tab/>physical qunatity <text:s/>WHERE id =62;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Blood pressure</text:p>
          </table:table-cell>
          <table:table-cell office:value-type="string">
            <text:p>0fmq1</text:p>
          </table:table-cell>
          <table:table-cell office:value-type="string">
            <text:p>Blood_pressure</text:p>
          </table:table-cell>
          <table:table-cell office:value-type="float" office:value="56558">
            <text:p>56558</text:p>
          </table:table-cell>
          <table:table-cell table:content-validation-name="val1" office:value-type="string">
            <text:p>67<text:tab/>physical qunatity</text:p>
          </table:table-cell>
          <table:table-cell table:formula="of:=&quot;UPDATE qkb.dimension SET class=&quot;&amp;[.F64]&amp;&quot;  WHERE id =&quot;&amp;[.A64]&amp;&quot;;&quot;" office:value-type="string" office:string-value="UPDATE qkb.dimension SET class=67&#9;physical qunatity  WHERE id =63;">
            <text:p>UPDATE qkb.dimension SET class=67<text:tab/>physical qunatity <text:s/>WHERE id =63;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Radioactive decay</text:p>
          </table:table-cell>
          <table:table-cell office:value-type="string">
            <text:p>01c2_0</text:p>
          </table:table-cell>
          <table:table-cell office:value-type="string">
            <text:p>Radioactive_decay</text:p>
          </table:table-cell>
          <table:table-cell office:value-type="float" office:value="197767">
            <text:p>197767</text:p>
          </table:table-cell>
          <table:table-cell table:content-validation-name="val1" office:value-type="string">
            <text:p>68<text:tab/>physical qunatity</text:p>
          </table:table-cell>
          <table:table-cell table:formula="of:=&quot;UPDATE qkb.dimension SET class=&quot;&amp;[.F65]&amp;&quot;  WHERE id =&quot;&amp;[.A65]&amp;&quot;;&quot;" office:value-type="string" office:string-value="UPDATE qkb.dimension SET class=68&#9;physical qunatity  WHERE id =64;">
            <text:p>UPDATE qkb.dimension SET class=68<text:tab/>physical qunatity <text:s/>WHERE id =64;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Volumetric flow rate</text:p>
          </table:table-cell>
          <table:table-cell office:value-type="string">
            <text:p>0261x_</text:p>
          </table:table-cell>
          <table:table-cell office:value-type="string">
            <text:p>Volumetric_flow_rate</text:p>
          </table:table-cell>
          <table:table-cell office:value-type="float" office:value="418403">
            <text:p>418403</text:p>
          </table:table-cell>
          <table:table-cell table:content-validation-name="val1" office:value-type="string">
            <text:p>69<text:tab/>physical qunatity</text:p>
          </table:table-cell>
          <table:table-cell table:formula="of:=&quot;UPDATE qkb.dimension SET class=&quot;&amp;[.F66]&amp;&quot;  WHERE id =&quot;&amp;[.A66]&amp;&quot;;&quot;" office:value-type="string" office:string-value="UPDATE qkb.dimension SET class=69&#9;physical qunatity  WHERE id =65;">
            <text:p>UPDATE qkb.dimension SET class=69<text:tab/>physical qunatity <text:s/>WHERE id =65;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Volume</text:p>
          </table:table-cell>
          <table:table-cell office:value-type="string">
            <text:p>07zn0</text:p>
          </table:table-cell>
          <table:table-cell office:value-type="string">
            <text:p>Volume</text:p>
          </table:table-cell>
          <table:table-cell office:value-type="float" office:value="32498">
            <text:p>32498</text:p>
          </table:table-cell>
          <table:table-cell table:content-validation-name="val1" office:value-type="string">
            <text:p>70<text:tab/>physical qunatity</text:p>
          </table:table-cell>
          <table:table-cell table:formula="of:=&quot;UPDATE qkb.dimension SET class=&quot;&amp;[.F67]&amp;&quot;  WHERE id =&quot;&amp;[.A67]&amp;&quot;;&quot;" office:value-type="string" office:string-value="UPDATE qkb.dimension SET class=70&#9;physical qunatity  WHERE id =66;">
            <text:p>UPDATE qkb.dimension SET class=70<text:tab/>physical qunatity <text:s/>WHERE id =66;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pecific heat capacity</text:p>
          </table:table-cell>
          <table:table-cell office:value-type="float" office:value="7155">
            <text:p>7155</text:p>
          </table:table-cell>
          <table:table-cell table:number-columns-repeated="2"/>
          <table:table-cell table:content-validation-name="val1" office:value-type="string">
            <text:p>71<text:tab/>physical qunatity</text:p>
          </table:table-cell>
          <table:table-cell table:formula="of:=&quot;UPDATE qkb.dimension SET class=&quot;&amp;[.F68]&amp;&quot;  WHERE id =&quot;&amp;[.A68]&amp;&quot;;&quot;" office:value-type="string" office:string-value="UPDATE qkb.dimension SET class=71&#9;physical qunatity  WHERE id =67;">
            <text:p>UPDATE qkb.dimension SET class=71<text:tab/>physical qunatity <text:s/>WHERE id =67;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Electric charge density</text:p>
          </table:table-cell>
          <table:table-cell office:value-type="string">
            <text:p>02sj542</text:p>
          </table:table-cell>
          <table:table-cell table:number-columns-repeated="2"/>
          <table:table-cell table:content-validation-name="val1" office:value-type="string">
            <text:p>72<text:tab/>physical qunatity</text:p>
          </table:table-cell>
          <table:table-cell table:formula="of:=&quot;UPDATE qkb.dimension SET class=&quot;&amp;[.F69]&amp;&quot;  WHERE id =&quot;&amp;[.A69]&amp;&quot;;&quot;" office:value-type="string" office:string-value="UPDATE qkb.dimension SET class=72&#9;physical qunatity  WHERE id =68;">
            <text:p>UPDATE qkb.dimension SET class=72<text:tab/>physical qunatity <text:s/>WHERE id =68;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lope</text:p>
          </table:table-cell>
          <table:table-cell office:value-type="string">
            <text:p>078hm</text:p>
          </table:table-cell>
          <table:table-cell office:value-type="string">
            <text:p>Slope</text:p>
          </table:table-cell>
          <table:table-cell office:value-type="float" office:value="29368">
            <text:p>29368</text:p>
          </table:table-cell>
          <table:table-cell table:content-validation-name="val1" office:value-type="string">
            <text:p>73<text:tab/>physical qunatity</text:p>
          </table:table-cell>
          <table:table-cell table:formula="of:=&quot;UPDATE qkb.dimension SET class=&quot;&amp;[.F70]&amp;&quot;  WHERE id =&quot;&amp;[.A70]&amp;&quot;;&quot;" office:value-type="string" office:string-value="UPDATE qkb.dimension SET class=73&#9;physical qunatity  WHERE id =69;">
            <text:p>UPDATE qkb.dimension SET class=73<text:tab/>physical qunatity <text:s/>WHERE id =69;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Data transfer rate</text:p>
          </table:table-cell>
          <table:table-cell office:value-type="string">
            <text:p>01nz4c</text:p>
          </table:table-cell>
          <table:table-cell office:value-type="string">
            <text:p>Bit_rate</text:p>
          </table:table-cell>
          <table:table-cell office:value-type="float" office:value="272290">
            <text:p>272290</text:p>
          </table:table-cell>
          <table:table-cell table:content-validation-name="val1" office:value-type="string">
            <text:p>13 <text:s text:c="2"/>Other</text:p>
          </table:table-cell>
          <table:table-cell table:formula="of:=&quot;UPDATE qkb.dimension SET class=&quot;&amp;[.F71]&amp;&quot;  WHERE id =&quot;&amp;[.A71]&amp;&quot;;&quot;" office:value-type="string" office:string-value="UPDATE qkb.dimension SET class=13   Other  WHERE id =71;">
            <text:p>UPDATE qkb.dimension SET class=13 <text:s text:c="2"/>Other <text:s/>WHERE id =71;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pecific gravity</text:p>
          </table:table-cell>
          <table:table-cell office:value-type="string">
            <text:p>03bw_hf</text:p>
          </table:table-cell>
          <table:table-cell office:value-type="string">
            <text:p>Specific_gravity</text:p>
          </table:table-cell>
          <table:table-cell office:value-type="float" office:value="427971">
            <text:p>427971</text:p>
          </table:table-cell>
          <table:table-cell table:content-validation-name="val1" office:value-type="string">
            <text:p>75<text:tab/>physical qunatity</text:p>
          </table:table-cell>
          <table:table-cell table:formula="of:=&quot;UPDATE qkb.dimension SET class=&quot;&amp;[.F72]&amp;&quot;  WHERE id =&quot;&amp;[.A72]&amp;&quot;;&quot;" office:value-type="string" office:string-value="UPDATE qkb.dimension SET class=75&#9;physical qunatity  WHERE id =72;">
            <text:p>UPDATE qkb.dimension SET class=75<text:tab/>physical qunatity <text:s/>WHERE id =72;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Relative humidity</text:p>
          </table:table-cell>
          <table:table-cell office:value-type="string">
            <text:p>01gmcl</text:p>
          </table:table-cell>
          <table:table-cell office:value-type="string">
            <text:p>Relative_humidity</text:p>
          </table:table-cell>
          <table:table-cell office:value-type="float" office:value="223970">
            <text:p>223970</text:p>
          </table:table-cell>
          <table:table-cell table:content-validation-name="val1" office:value-type="string">
            <text:p>76<text:tab/>physical qunatity</text:p>
          </table:table-cell>
          <table:table-cell table:formula="of:=&quot;UPDATE qkb.dimension SET class=&quot;&amp;[.F73]&amp;&quot;  WHERE id =&quot;&amp;[.A73]&amp;&quot;;&quot;" office:value-type="string" office:string-value="UPDATE qkb.dimension SET class=76&#9;physical qunatity  WHERE id =73;">
            <text:p>UPDATE qkb.dimension SET class=76<text:tab/>physical qunatity <text:s/>WHERE id =73;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Electric charge</text:p>
          </table:table-cell>
          <table:table-cell office:value-type="string">
            <text:p>02nxz</text:p>
          </table:table-cell>
          <table:table-cell office:value-type="string">
            <text:p>Electric_charge</text:p>
          </table:table-cell>
          <table:table-cell office:value-type="float" office:value="9804">
            <text:p>9804</text:p>
          </table:table-cell>
          <table:table-cell table:content-validation-name="val1" office:value-type="string">
            <text:p>77<text:tab/>physical qunatity</text:p>
          </table:table-cell>
          <table:table-cell table:formula="of:=&quot;UPDATE qkb.dimension SET class=&quot;&amp;[.F74]&amp;&quot;  WHERE id =&quot;&amp;[.A74]&amp;&quot;;&quot;" office:value-type="string" office:string-value="UPDATE qkb.dimension SET class=77&#9;physical qunatity  WHERE id =74;">
            <text:p>UPDATE qkb.dimension SET class=77<text:tab/>physical qunatity <text:s/>WHERE id =74;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agnetic declination</text:p>
          </table:table-cell>
          <table:table-cell office:value-type="string">
            <text:p>01st55</text:p>
          </table:table-cell>
          <table:table-cell office:value-type="string">
            <text:p>Magnetic_declination</text:p>
          </table:table-cell>
          <table:table-cell office:value-type="float" office:value="308058">
            <text:p>308058</text:p>
          </table:table-cell>
          <table:table-cell table:content-validation-name="val1" office:value-type="string">
            <text:p>78<text:tab/>physical qunatity</text:p>
          </table:table-cell>
          <table:table-cell table:formula="of:=&quot;UPDATE qkb.dimension SET class=&quot;&amp;[.F75]&amp;&quot;  WHERE id =&quot;&amp;[.A75]&amp;&quot;;&quot;" office:value-type="string" office:string-value="UPDATE qkb.dimension SET class=78&#9;physical qunatity  WHERE id =75;">
            <text:p>UPDATE qkb.dimension SET class=78<text:tab/>physical qunatity <text:s/>WHERE id =75;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Absorbed dose rate</text:p>
          </table:table-cell>
          <table:table-cell office:value-type="string">
            <text:p>02sj5df</text:p>
          </table:table-cell>
          <table:table-cell table:number-columns-repeated="2"/>
          <table:table-cell table:content-validation-name="val1" office:value-type="string">
            <text:p>79<text:tab/>physical qunatity</text:p>
          </table:table-cell>
          <table:table-cell table:formula="of:=&quot;UPDATE qkb.dimension SET class=&quot;&amp;[.F76]&amp;&quot;  WHERE id =&quot;&amp;[.A76]&amp;&quot;;&quot;" office:value-type="string" office:string-value="UPDATE qkb.dimension SET class=79&#9;physical qunatity  WHERE id =76;">
            <text:p>UPDATE qkb.dimension SET class=79<text:tab/>physical qunatity <text:s/>WHERE id =76;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Ionizing radiation exposure</text:p>
          </table:table-cell>
          <table:table-cell office:value-type="string">
            <text:p>02sj5c4</text:p>
          </table:table-cell>
          <table:table-cell table:number-columns-repeated="2"/>
          <table:table-cell table:content-validation-name="val1" office:value-type="string">
            <text:p>80<text:tab/>physical qunatity</text:p>
          </table:table-cell>
          <table:table-cell table:formula="of:=&quot;UPDATE qkb.dimension SET class=&quot;&amp;[.F77]&amp;&quot;  WHERE id =&quot;&amp;[.A77]&amp;&quot;;&quot;" office:value-type="string" office:string-value="UPDATE qkb.dimension SET class=80&#9;physical qunatity  WHERE id =77;">
            <text:p>UPDATE qkb.dimension SET class=80<text:tab/>physical qunatity <text:s/>WHERE id =77;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urrent density</text:p>
          </table:table-cell>
          <table:table-cell office:value-type="string">
            <text:p>0dpk8b</text:p>
          </table:table-cell>
          <table:table-cell office:value-type="string">
            <text:p>Current_density</text:p>
          </table:table-cell>
          <table:table-cell office:value-type="float" office:value="5498706">
            <text:p>5498706</text:p>
          </table:table-cell>
          <table:table-cell table:content-validation-name="val1" office:value-type="string">
            <text:p>81<text:tab/>physical qunatity</text:p>
          </table:table-cell>
          <table:table-cell table:formula="of:=&quot;UPDATE qkb.dimension SET class=&quot;&amp;[.F78]&amp;&quot;  WHERE id =&quot;&amp;[.A78]&amp;&quot;;&quot;" office:value-type="string" office:string-value="UPDATE qkb.dimension SET class=81&#9;physical qunatity  WHERE id =78;">
            <text:p>UPDATE qkb.dimension SET class=81<text:tab/>physical qunatity <text:s/>WHERE id =78;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urface tension</text:p>
          </table:table-cell>
          <table:table-cell office:value-type="string">
            <text:p>0swz_</text:p>
          </table:table-cell>
          <table:table-cell office:value-type="string">
            <text:p>Surface_tension</text:p>
          </table:table-cell>
          <table:table-cell office:value-type="float" office:value="113302">
            <text:p>113302</text:p>
          </table:table-cell>
          <table:table-cell table:content-validation-name="val1" office:value-type="string">
            <text:p>82<text:tab/>physical qunatity</text:p>
          </table:table-cell>
          <table:table-cell table:formula="of:=&quot;UPDATE qkb.dimension SET class=&quot;&amp;[.F79]&amp;&quot;  WHERE id =&quot;&amp;[.A79]&amp;&quot;;&quot;" office:value-type="string" office:string-value="UPDATE qkb.dimension SET class=82&#9;physical qunatity  WHERE id =79;">
            <text:p>UPDATE qkb.dimension SET class=82<text:tab/>physical qunatity <text:s/>WHERE id =79;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olar energy</text:p>
          </table:table-cell>
          <table:table-cell office:value-type="string">
            <text:p>02sj58p</text:p>
          </table:table-cell>
          <table:table-cell table:number-columns-repeated="2"/>
          <table:table-cell table:content-validation-name="val1" office:value-type="string">
            <text:p>83<text:tab/>physical qunatity</text:p>
          </table:table-cell>
          <table:table-cell table:formula="of:=&quot;UPDATE qkb.dimension SET class=&quot;&amp;[.F80]&amp;&quot;  WHERE id =&quot;&amp;[.A80]&amp;&quot;;&quot;" office:value-type="string" office:string-value="UPDATE qkb.dimension SET class=83&#9;physical qunatity  WHERE id =80;">
            <text:p>UPDATE qkb.dimension SET class=83<text:tab/>physical qunatity <text:s/>WHERE id =80;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rea</text:p>
          </table:table-cell>
          <table:table-cell office:value-type="string">
            <text:p>0n0j</text:p>
          </table:table-cell>
          <table:table-cell office:value-type="string">
            <text:p>Area</text:p>
          </table:table-cell>
          <table:table-cell office:value-type="float" office:value="1209">
            <text:p>1209</text:p>
          </table:table-cell>
          <table:table-cell table:content-validation-name="val1" office:value-type="string">
            <text:p>84<text:tab/>physical qunatity</text:p>
          </table:table-cell>
          <table:table-cell table:formula="of:=&quot;UPDATE qkb.dimension SET class=&quot;&amp;[.F81]&amp;&quot;  WHERE id =&quot;&amp;[.A81]&amp;&quot;;&quot;" office:value-type="string" office:string-value="UPDATE qkb.dimension SET class=84&#9;physical qunatity  WHERE id =81;">
            <text:p>UPDATE qkb.dimension SET class=84<text:tab/>physical qunatity <text:s/>WHERE id =81;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Equivalent dose</text:p>
          </table:table-cell>
          <table:table-cell office:value-type="string">
            <text:p>02jk_d</text:p>
          </table:table-cell>
          <table:table-cell office:value-type="string">
            <text:p>Equivalent_dose</text:p>
          </table:table-cell>
          <table:table-cell office:value-type="float" office:value="506276">
            <text:p>506276</text:p>
          </table:table-cell>
          <table:table-cell table:content-validation-name="val1" office:value-type="string">
            <text:p>85<text:tab/>physical qunatity</text:p>
          </table:table-cell>
          <table:table-cell table:formula="of:=&quot;UPDATE qkb.dimension SET class=&quot;&amp;[.F82]&amp;&quot;  WHERE id =&quot;&amp;[.A82]&amp;&quot;;&quot;" office:value-type="string" office:string-value="UPDATE qkb.dimension SET class=85&#9;physical qunatity  WHERE id =82;">
            <text:p>UPDATE qkb.dimension SET class=85<text:tab/>physical qunatity <text:s/>WHERE id =82;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agnetic field</text:p>
          </table:table-cell>
          <table:table-cell office:value-type="string">
            <text:p>04w34yf</text:p>
          </table:table-cell>
          <table:table-cell table:number-columns-repeated="2"/>
          <table:table-cell table:content-validation-name="val1" office:value-type="string">
            <text:p>86<text:tab/>physical qunatity</text:p>
          </table:table-cell>
          <table:table-cell table:formula="of:=&quot;UPDATE qkb.dimension SET class=&quot;&amp;[.F83]&amp;&quot;  WHERE id =&quot;&amp;[.A83]&amp;&quot;;&quot;" office:value-type="string" office:string-value="UPDATE qkb.dimension SET class=86&#9;physical qunatity  WHERE id =83;">
            <text:p>UPDATE qkb.dimension SET class=86<text:tab/>physical qunatity <text:s/>WHERE id =83;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urrency</text:p>
          </table:table-cell>
          <table:table-cell office:value-type="string">
            <text:p>019_</text:p>
          </table:table-cell>
          <table:table-cell office:value-type="string">
            <text:p>Currency</text:p>
          </table:table-cell>
          <table:table-cell office:value-type="float" office:value="5665">
            <text:p>5665</text:p>
          </table:table-cell>
          <table:table-cell table:content-validation-name="val1" office:value-type="string">
            <text:p>10<text:tab/>Monetry</text:p>
          </table:table-cell>
          <table:table-cell table:formula="of:=&quot;UPDATE qkb.dimension SET class=&quot;&amp;[.F84]&amp;&quot;  WHERE id =&quot;&amp;[.A84]&amp;&quot;;&quot;" office:value-type="string" office:string-value="UPDATE qkb.dimension SET class=10&#9;Monetry  WHERE id =70;">
            <text:p>UPDATE qkb.dimension SET class=10<text:tab/>Monetry <text:s/>WHERE id =70;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Time</text:p>
          </table:table-cell>
          <table:table-cell office:value-type="string">
            <text:p>07c_l</text:p>
          </table:table-cell>
          <table:table-cell office:value-type="string">
            <text:p>Time</text:p>
          </table:table-cell>
          <table:table-cell office:value-type="float" office:value="30012">
            <text:p>30012</text:p>
          </table:table-cell>
          <table:table-cell table:content-validation-name="val1" office:value-type="string">
            <text:p>9<text:tab/>Temporal</text:p>
          </table:table-cell>
          <table:table-cell table:formula="of:=&quot;UPDATE qkb.dimension SET class=&quot;&amp;[.F85]&amp;&quot;  WHERE id =&quot;&amp;[.A85]&amp;&quot;;&quot;" office:value-type="string" office:string-value="UPDATE qkb.dimension SET class=9&#9;Temporal  WHERE id =55;">
            <text:p>UPDATE qkb.dimension SET class=9<text:tab/>Temporal <text:s/>WHERE id =55;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Rate</text:p>
          </table:table-cell>
          <table:table-cell office:value-type="string">
            <text:p>01x1q9</text:p>
          </table:table-cell>
          <table:table-cell office:value-type="string">
            <text:p>Rate_(mathematics)</text:p>
          </table:table-cell>
          <table:table-cell office:value-type="float" office:value="332372">
            <text:p>332372</text:p>
          </table:table-cell>
          <table:table-cell table:content-validation-name="val1" office:value-type="string">
            <text:p>11<text:tab/>Rate</text:p>
          </table:table-cell>
          <table:table-cell table:formula="of:=&quot;UPDATE qkb.dimension SET class=&quot;&amp;[.F86]&amp;&quot;  WHERE id =&quot;&amp;[.A86]&amp;&quot;;&quot;" office:value-type="string" office:string-value="UPDATE qkb.dimension SET class=11&#9;Rate  WHERE id =86;">
            <text:p>UPDATE qkb.dimension SET class=11<text:tab/>Rate <text:s/>WHERE id =86;</text:p>
          </table:table-cell>
        </table:table-row>
        <table:table-row table:style-name="ro1" table:number-rows-repeated="1048489">
          <table:table-cell table:number-columns-repeated="5"/>
          <table:table-cell table:content-validation-name="val1"/>
          <table:table-cell/>
        </table:table-row>
        <table:table-row table:style-name="ro1">
          <table:table-cell table:number-columns-repeated="5"/>
          <table:table-cell table:content-validation-name="val1"/>
          <table:table-cell/>
        </table:table-row>
      </table:table>
      <table:table table:name="classes" table:style-name="ta1"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hysical qunati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empora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netr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at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6:09:14</meta:creation-date>
    <dc:date>2016-04-18T12:27:49</dc:date>
    <meta:editing-duration>PT23H4M19S</meta:editing-duration>
    <meta:editing-cycles>8</meta:editing-cycles>
    <meta:generator>LibreOffice/3.5$Linux_X86_64 LibreOffice_project/350m1$Build-2</meta:generator>
    <meta:document-statistic meta:table-count="5" meta:cell-count="5530" meta:object-count="0"/>
  </office:meta>
</office:document-meta>
</file>